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rsid="00255219" officeooo:paragraph-rsid="002ece6b" fo:background-color="transparent" style:font-name-asian="Arial3" style:font-size-asian="11pt" style:font-name-complex="Arial3" style:font-size-complex="9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184e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4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9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0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0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184ed" fo:background-color="transparent" style:font-name-asian="Arial3" style:font-size-asian="9pt" style:font-name-complex="Arial3" style:font-size-complex="9pt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2c12a" fo:background-color="transparent" style:font-name-asian="Arial3" style:font-size-asian="9pt" style:font-name-complex="Arial3" style:font-size-complex="9pt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184ed" fo:background-color="transparent" style:font-name-asian="Arial3" style:font-size-asian="9pt" style:font-name-complex="Arial3" style:font-size-complex="9pt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1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4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5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7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7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7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8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8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8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8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8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19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9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9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9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9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9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20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0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0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0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2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1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2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2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3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3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3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3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3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3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4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4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4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4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5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5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6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7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27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7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2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2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2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2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2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32c12a" fo:background-color="transparent" style:font-name-asian="Arial3" style:font-size-asian="9pt" style:font-name-complex="Arial3" style:font-size-complex="9pt"/>
    </style:style>
    <style:style style:name="P2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2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2c12a" officeooo:paragraph-rsid="0032c12a" fo:background-color="transparent" style:font-name-asian="Arial3" style:font-size-asian="9pt" style:font-name-complex="Arial3" style:font-size-complex="9pt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46741" officeooo:paragraph-rsid="00346741" fo:background-color="transparent" style:font-name-asian="Arial3" style:font-size-asian="9pt" style:font-name-complex="Arial3" style:font-size-complex="9pt"/>
    </style:style>
    <style:style style:name="P30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3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3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3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3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0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3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31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1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31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31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31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3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1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3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3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69af6" fo:background-color="transparent" style:font-name-asian="Arial3" style:font-size-asian="11pt" style:font-name-complex="Arial3"/>
    </style:style>
    <style:style style:name="P3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3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3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italic" fo:font-weight="bold" officeooo:paragraph-rsid="0034a6d3" fo:background-color="transparent" style:font-name-asian="Arial3" style:font-size-asian="11pt" style:font-style-asian="italic" style:font-weight-asian="bold" style:font-name-complex="Arial3"/>
    </style:style>
    <style:style style:name="P3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4a6d3" fo:background-color="transparent" style:font-name-asian="Arial3" style:font-size-asian="11pt" style:font-style-asian="italic" style:font-weight-asian="bold" style:font-name-complex="Arial3"/>
    </style:style>
    <style:style style:name="P3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3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3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3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3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69af6"/>
    </style:style>
    <style:style style:name="P3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3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3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369af6" officeooo:paragraph-rsid="00369af6" fo:background-color="transparent" style:font-name-asian="Arial3" style:font-size-asian="9pt" style:font-name-complex="Arial3" style:font-size-complex="9pt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9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0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23" style:family="text">
      <style:text-properties style:use-window-font-color="true" loext:opacity="0%" style:font-name="Arial" fo:font-size="11pt" fo:letter-spacing="normal" officeooo:rsid="0032c12a" fo:background-color="transparent" loext:char-shading-value="0" style:font-name-asian="Arial3" style:font-size-asian="11pt" style:font-name-complex="Arial3"/>
    </style:style>
    <style:style style:name="T24" style:family="text">
      <style:text-properties style:use-window-font-color="true" loext:opacity="0%" style:font-name="Arial" fo:font-size="11pt" fo:letter-spacing="normal" officeooo:rsid="0034a6d3" fo:background-color="transparent" loext:char-shading-value="0" style:font-name-asian="Arial3" style:font-size-asian="11pt" style:font-name-complex="Arial3"/>
    </style:style>
    <style:style style:name="T25" style:family="text">
      <style:text-properties style:use-window-font-color="true" loext:opacity="0%" style:font-name="Arial" fo:font-size="11pt" fo:letter-spacing="normal" officeooo:rsid="00369af6" fo:background-color="transparent" loext:char-shading-value="0" style:font-name-asian="Arial3" style:font-size-asian="11pt" style:font-name-complex="Arial3"/>
    </style:style>
    <style:style style:name="T26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27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8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9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30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31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4a6d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69af6" style:font-style-asian="normal" style:font-weight-asian="normal" style:font-style-complex="normal" style:font-weight-complex="normal"/>
    </style:style>
    <style:style style:name="T39" style:family="text">
      <style:text-properties style:font-name="Arial2"/>
    </style:style>
    <style:style style:name="T40" style:family="text">
      <style:text-properties style:font-name="Arial2" officeooo:rsid="001cd5ad"/>
    </style:style>
    <style:style style:name="T41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43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44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45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46" style:family="text">
      <style:text-properties style:font-name="Arial2" fo:font-style="italic" style:font-style-asian="italic" style:font-style-complex="italic"/>
    </style:style>
    <style:style style:name="T47" style:family="text">
      <style:text-properties style:font-name="Arial2" fo:font-style="italic" officeooo:rsid="0020323a" style:font-style-asian="italic" style:font-style-complex="italic"/>
    </style:style>
    <style:style style:name="T48" style:family="text">
      <style:text-properties style:font-name="Arial2" officeooo:rsid="001e710f"/>
    </style:style>
    <style:style style:name="T49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50" style:family="text">
      <style:text-properties style:font-name="Arial2" officeooo:rsid="00197404"/>
    </style:style>
    <style:style style:name="T51" style:family="text">
      <style:text-properties style:font-name="Arial2" officeooo:rsid="0020323a"/>
    </style:style>
    <style:style style:name="T52" style:family="text">
      <style:text-properties officeooo:rsid="001a9521"/>
    </style:style>
    <style:style style:name="T53" style:family="text">
      <style:text-properties fo:font-weight="normal" officeooo:rsid="001a9521" style:font-weight-asian="normal" style:font-weight-complex="normal"/>
    </style:style>
    <style:style style:name="T54" style:family="text">
      <style:text-properties fo:font-weight="normal" officeooo:rsid="001e710f" style:font-weight-asian="normal" style:font-weight-complex="normal"/>
    </style:style>
    <style:style style:name="T55" style:family="text">
      <style:text-properties officeooo:rsid="00241daf"/>
    </style:style>
    <style:style style:name="T56" style:family="text">
      <style:text-properties officeooo:rsid="00270879"/>
    </style:style>
    <style:style style:name="T57" style:family="text">
      <style:text-properties officeooo:rsid="002b5dc6"/>
    </style:style>
    <style:style style:name="T58" style:family="text">
      <style:text-properties fo:color="#5b277d" loext:opacity="100%" officeooo:rsid="00270879"/>
    </style:style>
    <style:style style:name="T59" style:family="text">
      <style:text-properties fo:color="#ed4c05" loext:opacity="100%"/>
    </style:style>
    <style:style style:name="T60" style:family="text">
      <style:text-properties fo:color="#ed4c05" loext:opacity="100%" officeooo:rsid="00255219"/>
    </style:style>
    <style:style style:name="T61" style:family="text">
      <style:text-properties officeooo:rsid="0008ba46"/>
    </style:style>
    <style:style style:name="T62" style:family="text">
      <style:text-properties style:font-size-complex="9pt"/>
    </style:style>
    <style:style style:name="T63" style:family="text">
      <style:text-properties officeooo:rsid="002c4126"/>
    </style:style>
    <style:style style:name="T64" style:family="text">
      <style:text-properties officeooo:rsid="002c8331"/>
    </style:style>
    <style:style style:name="T65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6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67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8" style:family="text">
      <style:text-properties fo:language="es" fo:country="AR" officeooo:rsid="002d138b"/>
    </style:style>
    <style:style style:name="T69" style:family="text">
      <style:text-properties officeooo:rsid="002ece6b"/>
    </style:style>
    <style:style style:name="T70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71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72" style:family="text">
      <style:text-properties fo:color="#127622" loext:opacity="100%" style:font-name="Arial" fo:font-size="9pt" fo:letter-spacing="normal" officeooo:rsid="0032c12a" fo:background-color="transparent" loext:char-shading-value="0" style:font-name-asian="Arial3" style:font-size-asian="9pt" style:font-name-complex="Arial3" style:font-size-complex="9pt"/>
    </style:style>
    <style:style style:name="T73" style:family="text">
      <style:text-properties fo:color="#127622" loext:opacity="100%" fo:font-size="9pt" officeooo:rsid="002b5dc6" style:font-size-asian="9pt" style:font-size-complex="9pt"/>
    </style:style>
    <style:style style:name="T74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75" style:family="text">
      <style:text-properties fo:color="#2a6099" loext:opacity="100%" fo:font-size="9pt" fo:language="es" fo:country="AR" officeooo:rsid="002e002c" style:font-size-asian="9pt" style:font-size-complex="9pt"/>
    </style:style>
    <style:style style:name="T76" style:family="text">
      <style:text-properties officeooo:rsid="003184ed"/>
    </style:style>
    <style:style style:name="T77" style:family="text">
      <style:text-properties officeooo:rsid="0032c12a"/>
    </style:style>
    <style:style style:name="T78" style:family="text">
      <style:text-properties officeooo:rsid="0022fff6"/>
    </style:style>
    <style:style style:name="T79" style:family="text">
      <style:text-properties officeooo:rsid="00369af6"/>
    </style:style>
    <style:style style:name="T80" style:family="text">
      <style:text-properties officeooo:rsid="00385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4"><text:span text:style-name="T37">Generic damage formula:<text:line-break/>Spells should deal base avg dmg of a heavy weapon (9) + dmg per level:<text:line-break/></text:span></text:p>
      <text:p text:style-name="P325"><text:span text:style-name="T37">1 →</text:span><text:span text:style-name="T38">11</text:span><text:span text:style-name="T37"><text:line-break/>2 → </text:span><text:span text:style-name="T38">13</text:span><text:span text:style-name="T37"><text:line-break/>3 → </text:span><text:span text:style-name="T38">15</text:span><text:span text:style-name="T37"><text:line-break/>4 → </text:span><text:span text:style-name="T38">17</text:span><text:span text:style-name="T37"><text:line-break/>5 → </text:span><text:span text:style-name="T38">18</text:span><text:span text:style-name="T37"><text:line-break/></text:span><text:span text:style-name="T38">6 → 19</text:span><text:span text:style-name="T37"><text:line-break/>Mods:<text:line-break/>Pure dmg: +30%<text:line-break/>One large bonus: -20%<text:line-break/>One massive bonus: -50% </text:span><text:line-break/><text:span text:style-name="T38">rounded down to the nearest 0,5</text:span><text:span text:style-name="T34"><text:line-break/></text:span><text:line-break/><text:line-break/>Fire spells:</text:p>
      <text:p text:style-name="P338"><text:span text:style-name="T10">Fireball (</text:span><text:span text:style-name="T2">Arcane</text:span><text:span text:style-name="T10">):<text:line-break/><text:line-break/></text:span><text:span text:style-name="T24">Tooltip: Deals heavy fire damage to one body part. At higher levels, has a chance to explode damaging all body parts.<text:line-break/><text:line-break/>On use: (Casted Fireball at Y level) You produce an orb of flame in your palm, launching it at &lt;enemy&gt; dealing X damage t</text:span><text:span text:style-name="T25">o &lt;bodypart&gt;</text:span><text:span text:style-name="T24">. &lt;if explodes&gt; It explodes on impact dealing Z damage </text:span><text:span text:style-name="T25">to all other parts</text:span><text:span text:style-name="T24">.<text:line-break/><text:line-break/></text:span><text:span text:style-name="T25">Formula: base +30% </text:span><text:span text:style-name="T24"><text:line-break/></text:span></text:p>
      <text:p text:style-name="P19">Lvl1: Deals <text:span text:style-name="T79">10-18 (14)</text:span> fire damage</text:p>
      <text:p text:style-name="P19">Lvl2: Deals <text:span text:style-name="T79">12-21 (16,5)</text:span> fire damage</text:p>
      <text:p text:style-name="P19">Lvl3: Deals <text:span text:style-name="T80">14-24 </text:span><text:span text:style-name="T79">(</text:span><text:span text:style-name="T80">19</text:span><text:span text:style-name="T79">)</text:span> fire damage, 30% chance to deal <text:span text:style-name="T80">1-2 fire</text:span> damage to all other body parts</text:p>
      <text:p text:style-name="P19">Lvl4: Deals <text:span text:style-name="T80">16-28 (22)</text:span> fire damage, 40% chance to deal <text:span text:style-name="T80">1-3</text:span> <text:span text:style-name="T80">fire</text:span> damage to all other body parts</text:p>
      <text:p text:style-name="P321">Lvl5: Deals <text:span text:style-name="T80">17-29 (23)</text:span> fire damage, 50% chance to deal <text:span text:style-name="T80">1-3</text:span> <text:span text:style-name="T80">fire</text:span> damage to all other body parts<text:line-break/><text:span text:style-name="T79">Lvl6: Deals </text:span><text:span text:style-name="T80">19-32 (25,5)</text:span><text:span text:style-name="T79"> fire damage, 50% chance to deal </text:span><text:span text:style-name="T80">2-3</text:span><text:span text:style-name="T79"> </text:span><text:span text:style-name="T80">fire</text:span><text:span text:style-name="T79"> damage to all other body parts</text:span></text:p>
      <text:p text:style-name="P342"/>
      <text:p text:style-name="P37"/>
      <text:p text:style-name="P98">TAGS: SPELL | FIRE | ARCANE<text:line-break/><text:span text:style-name="T56">GENERIC:<text:line-break/>Perks:</text:span></text:p>
      <text:p text:style-name="P98">Supposed to Rot: +0,2 dmg multi per necrotic limb</text:p>
      <text:p text:style-name="P98">Herald of salvation: -0,05 dmg multi</text:p>
      <text:p text:style-name="P132">Reckless: +0,05 dmg multi per cloth or empty armor slot</text:p>
      <text:p text:style-name="P301">Shatter: <text:s/>+0,05 dmg mult per turn enemy has been chilled</text:p>
      <text:p text:style-name="P170">Fatal Curse: +0,1 mult against cursed enemies</text:p>
      <text:p text:style-name="P170"/>
      <text:p text:style-name="P108">Weapons:</text:p>
      <text:p text:style-name="P115"><text:soft-page-break/>Daevas capricionsouness: 10% to 25% of random fire/cold/light</text:p>
      <text:p text:style-name="P114">Demongrip: 25% as fire</text:p>
      <text:p text:style-name="P114">Hellsiege: 25% as fire</text:p>
      <text:p text:style-name="P114">Desert wind: 15% as fire</text:p>
      <text:p text:style-name="P114">Marids gift: 15% as cold</text:p>
      <text:p text:style-name="P114">Eventide: 35% as cold</text:p>
      <text:p text:style-name="P114">Thurizas: 35% as light</text:p>
      <text:p text:style-name="P114">Crescent Moon: 15% as magic</text:p>
      <text:p text:style-name="P114">Cuchaviva: 15% as magic</text:p>
      <text:p text:style-name="P114"/>
      <text:p text:style-name="P137">Items:</text:p>
      <text:p text:style-name="P115">Cleanser of the unholy: 10% as fire</text:p>
      <text:p text:style-name="P114">Voice of the Storm: 15% as lightning</text:p>
      <text:p text:style-name="P126">Acolyte of the damned: 15% as magic</text:p>
      <text:p text:style-name="P114">Essence Spike: 8% as magic</text:p>
      <text:p text:style-name="P114">Hourglass of reshaping: 8% as magic</text:p>
      <text:p text:style-name="P100"><text:span text:style-name="T61">Zircon ring: 5% added as magic</text:span><text:span text:style-name="T56"><text:line-break/></text:span>Poisoner’s Precaution: 20% chance to poison</text:p>
      <text:p text:style-name="P80">The Stampede: +0,02 dmg multi per initiative higher than enemy</text:p>
      <text:p text:style-name="P87">ruby ring: 3% of dmg as fire per affliction on enemy</text:p>
      <text:p text:style-name="P87">amber ring: +0,07 mult if at full endurance</text:p>
      <text:p text:style-name="P87">soapstone ring: +0,08 mult if enemy restrained</text:p>
      <text:p text:style-name="P87">jet: +0,2 mult</text:p>
      <text:p text:style-name="P36"><text:span text:style-name="T56"><text:line-break/>---------------------------<text:line-break/>SPELL<text:line-break/>Perks:<text:line-break/></text:span>Destructor: +0.1 dmg multi</text:p>
      <text:p text:style-name="P36"/>
      <text:p text:style-name="P24"><text:span text:style-name="T66">Consumables</text:span><text:span text:style-name="T65">:</text:span></text:p>
      <text:p text:style-name="P24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4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6">Elixir of bitterness: 5% as cold per stack</text:p>
      <text:p text:style-name="P23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3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3">Elixir of wrath: 5% as fire per stack</text:p>
      <text:p text:style-name="P23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3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3">Elixir of hatred: 5% as lightning per stack</text:p>
      <text:p text:style-name="P23"><text:span text:style-name="T65"/></text:p>
      <text:p text:style-name="P69">Weapons:</text:p>
      <text:p text:style-name="P63">Crescent moon: After an attack crits, this deals +0,25 dmg multi</text:p>
      <text:p text:style-name="P63"/>
      <text:p text:style-name="P55"><text:span text:style-name="T57">Equipment</text:span>:</text:p>
      <text:p text:style-name="P36">Acolyte of the damned: spend 5% of currend end and half that to dmg</text:p>
      <text:p text:style-name="P62">Kinetic absorber: -1 to cd when you block</text:p>
      <text:p text:style-name="P44">Pledge of blood: if at max end, remove 10% of it and gain +4 rating</text:p>
      <text:p text:style-name="P44">Hourglass of reshaping: +0,05 dmg mult per spell on cd</text:p>
      <text:p text:style-name="P44">ancient puzzle box: if last use of spell, then +0,1 mult and +2 rating</text:p>
      <text:p text:style-name="P44"><text:soft-page-break/>topaz ring: next attack deals 10% extra as lightning</text:p>
      <text:p text:style-name="P44">pearl ring: if first spell of combat, +3 rating</text:p>
      <text:p text:style-name="P44">nacre: 15% chance of not going into cd</text:p>
      <text:p text:style-name="P51">---------------------------<text:line-break/><text:span text:style-name="T59">FIRE</text:span></text:p>
      <text:p text:style-name="P174">Perks:</text:p>
      <text:p text:style-name="P181">Pyromancer: Minimum level 2</text:p>
      <text:p text:style-name="P181">Cremator: 15% chance to burn</text:p>
      <text:p text:style-name="P181">Fan the flames: Burns deal +0.4 dmg multi and last 1 turn less</text:p>
      <text:p text:style-name="P182">Firewalker: +0,1 dmg multi</text:p>
      <text:p text:style-name="P181">Lich: -1 to maximum level</text:p>
      <text:p text:style-name="P183">Electromancer: -1 to maximum level</text:p>
      <text:p text:style-name="P190"/>
      <text:p text:style-name="P196">Weapons:</text:p>
      <text:p text:style-name="P192">Desert wind: next attack deals 30% extra dmg as fire</text:p>
      <text:p text:style-name="P190"/>
      <text:p text:style-name="P199"><text:span text:style-name="T57">Equipment</text:span>:</text:p>
      <text:p text:style-name="P190">Hand of the vizier: +1 to rating, next attack deals 10% extra dmg as fire</text:p>
      <text:p text:style-name="P36"><text:span text:style-name="T60">ammo ring: burns deal 2% of targets max end per round</text:span><text:span text:style-name="T56"><text:line-break/>----------------------------<text:line-break/></text:span><text:span text:style-name="T58">ARCANE</text:span></text:p>
      <text:p text:style-name="P147">Perks:</text:p>
      <text:p text:style-name="P152">Arcanist: +2 to rating</text:p>
      <text:p text:style-name="P152">Scroll Savant: +4 to rating if cast from a scroll</text:p>
      <text:p text:style-name="P153"/>
      <text:p text:style-name="P157">Weapons:</text:p>
      <text:p text:style-name="P160">Tool of creation: +1 to rating/+2 if ToC has a glyph</text:p>
      <text:p text:style-name="P160">Magisters rod: +1 to rating/ armor pen converted to rating at 2:1</text:p>
      <text:p text:style-name="P160">Shimmerstaff: +1 to rating</text:p>
      <text:p text:style-name="P160"/>
      <text:p text:style-name="P163"><text:span text:style-name="T57">Equipment</text:span>:</text:p>
      <text:p text:style-name="P154">Sorcerer’s Pledge: <text:span text:style-name="T55">+1 to rating if arcane</text:span></text:p>
      <text:p text:style-name="P154">Sorcerer’s Pledge: -0,1 dmg multi <text:span text:style-name="T55">if not arcane</text:span></text:p>
      <text:p text:style-name="P166">great icosahedron: +2 to rating, unlocks lvl 6</text:p>
      <text:p text:style-name="P34"><text:line-break/></text:p>
      <text:p text:style-name="P33"/>
      <text:p text:style-name="P35"/>
      <text:p text:style-name="P75"><text:span text:style-name="T62"/></text:p>
      <text:p text:style-name="P75"><text:span text:style-name="T62"/></text:p>
      <text:p text:style-name="P75"><text:span text:style-name="T62"/></text:p>
      <text:p text:style-name="P319" loext:marker-style-name="T10"/>
      <text:p text:style-name="P326" loext:marker-style-name="T10"><text:span text:style-name="T10">Fissure (</text:span><text:span text:style-name="T2">Nature):</text:span></text:p>
      <text:p text:style-name="P326" loext:marker-style-name="T10"><text:span text:style-name="T10">Lvl1: Deal X fire damage to all body parts</text:span><text:span text:style-name="T10"/></text:p>
      <text:p text:style-name="P326" loext:marker-style-name="T10"><text:span text:style-name="T10">Lvl2: Deal X fire damage to all body parts</text:span><text:span text:style-name="T10"/></text:p>
      <text:p text:style-name="P326" loext:marker-style-name="T10"><text:span text:style-name="T10">Lvl3: Deal X fire damage to all body parts, 20% chance to burn</text:span><text:span text:style-name="T10"/></text:p>
      <text:p text:style-name="P326" loext:marker-style-name="T10"><text:span text:style-name="T10">Lvl4: Deal X fire damage to all body parts, 30% chance to burn</text:span><text:span text:style-name="T10"/></text:p>
      <text:p text:style-name="P326" loext:marker-style-name="T10"><text:span text:style-name="T10">Lvl5: Deal X fire damage to all body parts, 40% chance to burn</text:span><text:span text:style-name="T10"/></text:p>
      <text:p text:style-name="P319" loext:marker-style-name="T10"/>
      <text:p text:style-name="P99"><text:soft-page-break/>TAGS: SPELL | FIRE | <text:span text:style-name="T57">NATURE</text:span><text:line-break/><text:span text:style-name="T56">GENERIC:<text:line-break/>Perks:</text:span></text:p>
      <text:p text:style-name="P100">Supposed to Rot: +0,2 dmg multi per necrotic limb</text:p>
      <text:p text:style-name="P100">Herald of salvation: -0,05 dmg multi</text:p>
      <text:p text:style-name="P132">Reckless: +0,05 dmg multi per cloth or empty armor slot</text:p>
      <text:p text:style-name="P301">Shatter: <text:s/>+0,05 dmg mult per turn enemy has been chilled</text:p>
      <text:p text:style-name="P170">Fatal Curse: +0,1 mult against cursed enemies</text:p>
      <text:p text:style-name="P170"/>
      <text:p text:style-name="P108">Weapons:</text:p>
      <text:p text:style-name="P115">Daevas capricionsouness: 10% to 25% of random fire/cold/light</text:p>
      <text:p text:style-name="P114">Demongrip: 25% as fire</text:p>
      <text:p text:style-name="P114">Hellsiege: 25% as fire</text:p>
      <text:p text:style-name="P114">Desert wind: 15% as fire</text:p>
      <text:p text:style-name="P114">Marids gift: 15% as cold</text:p>
      <text:p text:style-name="P114">Eventide: 35% as cold</text:p>
      <text:p text:style-name="P114">Thurizas: 35% as light</text:p>
      <text:p text:style-name="P114">Crescent Moon: 15% as magic</text:p>
      <text:p text:style-name="P114">Cuchaviva: 15% as magic</text:p>
      <text:p text:style-name="P114"/>
      <text:p text:style-name="P137">Items:</text:p>
      <text:p text:style-name="P115">Cleanser of the unholy: 10% as fire</text:p>
      <text:p text:style-name="P114">Voice of the Storm: 15% as lightning</text:p>
      <text:p text:style-name="P126">Acolyte of the damned: 15% as magic</text:p>
      <text:p text:style-name="P114">Essence Spike: 8% as magic</text:p>
      <text:p text:style-name="P114">Hourglass of reshaping: 8% as magic</text:p>
      <text:p text:style-name="P100"><text:span text:style-name="T61">Zircon ring: 5% added as magic</text:span><text:span text:style-name="T56"><text:line-break/></text:span>Poisoner’s Precaution: 20% chance to poison</text:p>
      <text:p text:style-name="P81">The Stampede: +0,02 dmg multi per initiative higher than enemy</text:p>
      <text:p text:style-name="P88">ruby ring: 3% of dmg as fire per affliction on enemy</text:p>
      <text:p text:style-name="P88">amber ring: +0,07 mult if at full endurance</text:p>
      <text:p text:style-name="P88">soapstone ring: +0,08 mult if enemy restrained</text:p>
      <text:p text:style-name="P88">jet: +0,2 mult</text:p>
      <text:p text:style-name="P38"><text:span text:style-name="T56"><text:line-break/>---------------------------<text:line-break/>SPELL<text:line-break/>Perks:<text:line-break/></text:span>Destructor: +0.1 dmg multi</text:p>
      <text:p text:style-name="P38"/>
      <text:p text:style-name="P23"><text:span text:style-name="T66">Consumables</text:span><text:span text:style-name="T65">:</text:span></text:p>
      <text:p text:style-name="P23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3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6">Elixir of bitterness: 5% as cold per stack</text:p>
      <text:p text:style-name="P23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3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3">Elixir of wrath: 5% as fire per stack</text:p>
      <text:p text:style-name="P23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3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3">Elixir of hatred: 5% as lightning per stack</text:p>
      <text:p text:style-name="P38"><text:soft-page-break/></text:p>
      <text:p text:style-name="P69">Weapons:</text:p>
      <text:p text:style-name="P63">Crescent moon: After an attack crits, this deals +0,25 dmg multi</text:p>
      <text:p text:style-name="P63"/>
      <text:p text:style-name="P56"><text:span text:style-name="T57">Equipment</text:span>:</text:p>
      <text:p text:style-name="P38">Acolyte of the damned: spend 5% of currend end and half that to dmg</text:p>
      <text:p text:style-name="P63">Kinetic absorber: -1 to cd when you block</text:p>
      <text:p text:style-name="P45">Pledge of blood: if at max end, remove 10% of it and gain +4 rating</text:p>
      <text:p text:style-name="P45">Hourglass of reshaping: +0,05 dmg mult per spell on cd</text:p>
      <text:p text:style-name="P45">ancient puzzle box: if last use of spell, then +0,1 mult and +2 rating</text:p>
      <text:p text:style-name="P45">topaz ring: next attack deals 10% extra as lightning</text:p>
      <text:p text:style-name="P45">pearl ring: if first spell of combat, +3 rating</text:p>
      <text:p text:style-name="P45">nacre: 15% chance of not going into cd</text:p>
      <text:p text:style-name="P52">---------------------------</text:p>
      <text:p text:style-name="P176">FIRE</text:p>
      <text:p text:style-name="P175">Perks:</text:p>
      <text:p text:style-name="P184">Pyromancer: Minimum level 2</text:p>
      <text:p text:style-name="P184">Cremator: 15% chance to burn</text:p>
      <text:p text:style-name="P184">Fan the flames: Burns deal +0.4 dmg multi and last 1 turn less</text:p>
      <text:p text:style-name="P185">Firewalker: +0,1 dmg multi</text:p>
      <text:p text:style-name="P184">Lich: -1 to maximum level</text:p>
      <text:p text:style-name="P184">Electromancer: -1 to maximum level</text:p>
      <text:p text:style-name="P191"/>
      <text:p text:style-name="P195">Weapons:</text:p>
      <text:p text:style-name="P191">Desert wind: next attack deals 30% extra dmg as fire</text:p>
      <text:p text:style-name="P191"/>
      <text:p text:style-name="P200"><text:span text:style-name="T57">Equipment</text:span>:</text:p>
      <text:p text:style-name="P191">Hand of the vizier: +1 to rating, next attack deals 10% extra dmg as fire</text:p>
      <text:p text:style-name="P203">ammo ring: burns deal 2% of targets max end per round</text:p>
      <text:p text:style-name="P204"/>
      <text:p text:style-name="P89">---------------------------</text:p>
      <text:p text:style-name="P216">NATURE</text:p>
      <text:p text:style-name="P213">Perks:</text:p>
      <text:p text:style-name="P209"><text:span text:style-name="T57">Shaman</text:span>: +2 to rating</text:p>
      <text:p text:style-name="P209"/>
      <text:p text:style-name="P209"/>
      <text:p text:style-name="P216">Weapons:</text:p>
      <text:p text:style-name="P216">Desert wind: rating +1</text:p>
      <text:p text:style-name="P219"/>
      <text:p text:style-name="P222"><text:span text:style-name="T57">Equipment</text:span>:</text:p>
      <text:p text:style-name="P210">Sorcerer’s Pledge: <text:span text:style-name="T55">+1 to rating if </text:span><text:span text:style-name="T63">nature</text:span></text:p>
      <text:p text:style-name="P210">Sorcerer’s Pledge: -0,1 dmg multi <text:span text:style-name="T55">if not </text:span><text:span text:style-name="T63">nature</text:span></text:p>
      <text:p text:style-name="P216">Coralweave: +1 rating</text:p>
      <text:p text:style-name="P216">Voice of the storm: +2 rating</text:p>
      <text:p text:style-name="P216">Calamity conflux: +2 rating, 5% extra as cold and light</text:p>
      <text:p text:style-name="P167"><text:span text:style-name="T60"/></text:p>
      <text:p text:style-name="P326" loext:marker-style-name="T10"><text:span text:style-name="T10"/></text:p>
      <text:p text:style-name="P326" loext:marker-style-name="T10"><text:span text:style-name="T10"/></text:p>
      <text:p text:style-name="P326" loext:marker-style-name="T10"><text:span text:style-name="T10"/></text:p>
      <text:p text:style-name="P326" loext:marker-style-name="T10"><text:soft-page-break/><text:span text:style-name="T10"/></text:p>
      <text:p text:style-name="P326" loext:marker-style-name="T10"><text:span text:style-name="T10"/></text:p>
      <text:p text:style-name="P326" loext:marker-style-name="T10"><text:span text:style-name="T10"/></text:p>
      <text:p text:style-name="P326" loext:marker-style-name="T10"><text:span text:style-name="T10"/></text:p>
      <text:p text:style-name="P326" loext:marker-style-name="T10"><text:span text:style-name="T10"/></text:p>
      <text:p text:style-name="P326" loext:marker-style-name="T10"><text:span text:style-name="T10"/></text:p>
      <text:p text:style-name="P326" loext:marker-style-name="T10"><text:span text:style-name="T10"/></text:p>
      <text:p text:style-name="P326" loext:marker-style-name="T10"><text:span text:style-name="T10">Holy fire </text:span><text:span text:style-name="T2">(divine)</text:span><text:span text:style-name="T10">:</text:span></text:p>
      <text:p text:style-name="P326" loext:marker-style-name="T10"><text:span text:style-name="T10">Lvl1: Deal X fire damage, removes afflictions, dealing 10% extra for each one</text:span><text:span text:style-name="T10"/></text:p>
      <text:p text:style-name="P326" loext:marker-style-name="T10"><text:span text:style-name="T10">Lvl2: Deal X fire damage, removes afflictions, dealing 12% extra for each one</text:span><text:span text:style-name="T10"/></text:p>
      <text:p text:style-name="P326" loext:marker-style-name="T10"><text:span text:style-name="T10">Lvl3: Deal X fire damage, removes afflictions, dealing 15% extra for each one</text:span><text:span text:style-name="T10"/></text:p>
      <text:p text:style-name="P326" loext:marker-style-name="T10"><text:span text:style-name="T10">Lvl4: Deal X fire damage, removes afflictions, dealing 18% extra for each one</text:span><text:span text:style-name="T10"/></text:p>
      <text:p text:style-name="P326" loext:marker-style-name="T10"><text:span text:style-name="T10">Lvl5: Deal X fire damage, removes afflictions, dealing 20% extra for each one</text:span><text:span text:style-name="T10"/></text:p>
      <text:p text:style-name="P319" loext:marker-style-name="T10"/>
      <text:p text:style-name="P101">TAGS: SPELL | FIRE | <text:span text:style-name="T63">DIVINE</text:span><text:line-break/><text:span text:style-name="T56">GENERIC:<text:line-break/>Perks:</text:span></text:p>
      <text:p text:style-name="P102">Supposed to Rot: +0,2 dmg multi per necrotic limb</text:p>
      <text:p text:style-name="P102">Herald of salvation: -0,05 dmg multi</text:p>
      <text:p text:style-name="P132">Reckless: +0,05 dmg multi per cloth or empty armor slot</text:p>
      <text:p text:style-name="P301">Shatter: <text:s/>+0,05 dmg mult per turn enemy has been chilled</text:p>
      <text:p text:style-name="P170">Fatal Curse: +0,1 mult against cursed enemies</text:p>
      <text:p text:style-name="P170"/>
      <text:p text:style-name="P109">Weapons:</text:p>
      <text:p text:style-name="P116">Daevas capricionsouness: 10% to 25% of random fire/cold/light</text:p>
      <text:p text:style-name="P117">Demongrip: 25% as fire</text:p>
      <text:p text:style-name="P117">Hellsiege: 25% as fire</text:p>
      <text:p text:style-name="P117">Desert wind: 15% as fire</text:p>
      <text:p text:style-name="P117">Marids gift: 15% as cold</text:p>
      <text:p text:style-name="P117">Eventide: 35% as cold</text:p>
      <text:p text:style-name="P117">Thurizas: 35% as light</text:p>
      <text:p text:style-name="P117">Crescent Moon: 15% as magic</text:p>
      <text:p text:style-name="P117">Cuchaviva: 15% as magic</text:p>
      <text:p text:style-name="P117"/>
      <text:p text:style-name="P102"><text:span text:style-name="T63">Equipment</text:span><text:span text:style-name="T56">:</text:span></text:p>
      <text:p text:style-name="P116">Cleanser of the unholy: 10% as fire</text:p>
      <text:p text:style-name="P117">Voice of the Storm: 15% as lightning</text:p>
      <text:p text:style-name="P127">Acolyte of the damned: 15% as magic</text:p>
      <text:p text:style-name="P117">Essence Spike: 8% as magic</text:p>
      <text:p text:style-name="P117">Hourglass of reshaping: 8% as magic</text:p>
      <text:p text:style-name="P102"><text:span text:style-name="T61">Zircon ring: 5% added as magic</text:span><text:span text:style-name="T56"><text:line-break/></text:span>Poisoner’s Precaution: 20% chance to poison</text:p>
      <text:p text:style-name="P82">The Stampede: +0,02 dmg multi per initiative higher than enemy</text:p>
      <text:p text:style-name="P90">ruby ring: 3% of dmg as fire per affliction on enemy</text:p>
      <text:p text:style-name="P90">amber ring: +0,07 mult if at full endurance</text:p>
      <text:p text:style-name="P90">soapstone ring: +0,08 mult if enemy restrained</text:p>
      <text:p text:style-name="P90">jet: +0,2 mult</text:p>
      <text:p text:style-name="P39"><text:span text:style-name="T56"><text:line-break/>---------------------------<text:line-break/></text:span><text:soft-page-break/><text:span text:style-name="T56">SPELL<text:line-break/>Perks:<text:line-break/></text:span>Destructor: +0.1 dmg multi</text:p>
      <text:p text:style-name="P39"/>
      <text:p text:style-name="P23"><text:span text:style-name="T66">Consumables</text:span><text:span text:style-name="T65">:</text:span></text:p>
      <text:p text:style-name="P23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3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6">Elixir of bitterness: 5% as cold per stack</text:p>
      <text:p text:style-name="P23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3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3">Elixir of wrath: 5% as fire per stack</text:p>
      <text:p text:style-name="P23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3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3">Elixir of hatred: 5% as lightning per stack</text:p>
      <text:p text:style-name="P39"/>
      <text:p text:style-name="P70">Weapons:</text:p>
      <text:p text:style-name="P64">Crescent moon: After an attack crits, this deals +0,25 dmg multi</text:p>
      <text:p text:style-name="P64"/>
      <text:p text:style-name="P57"><text:span text:style-name="T57">Equipment</text:span>:</text:p>
      <text:p text:style-name="P39">Acolyte of the damned: spend 5% of currend end and half that to dmg</text:p>
      <text:p text:style-name="P64">Kinetic absorber: -1 to cd when you block</text:p>
      <text:p text:style-name="P46">Pledge of blood: if at max end, remove 10% of it and gain +4 rating</text:p>
      <text:p text:style-name="P46">Hourglass of reshaping: +0,05 dmg mult per spell on cd</text:p>
      <text:p text:style-name="P46">ancient puzzle box: if last use of spell, then +0,1 mult and +2 rating</text:p>
      <text:p text:style-name="P46">topaz ring: next attack deals 10% extra as lightning</text:p>
      <text:p text:style-name="P46">pearl ring: if first spell of combat, +3 rating</text:p>
      <text:p text:style-name="P46">nacre: 15% chance of not going into cd</text:p>
      <text:p text:style-name="P53">---------------------------</text:p>
      <text:p text:style-name="P178">FIRE</text:p>
      <text:p text:style-name="P177">Perks:</text:p>
      <text:p text:style-name="P186">Pyromancer: Minimum level 2</text:p>
      <text:p text:style-name="P186">Cremator: 15% chance to burn</text:p>
      <text:p text:style-name="P186">Fan the flames: Burns deal +0.4 dmg multi and last 1 turn less</text:p>
      <text:p text:style-name="P187">Firewalker: +0,1 dmg multi</text:p>
      <text:p text:style-name="P186">Lich: -1 to maximum level</text:p>
      <text:p text:style-name="P186">Electromancer: -1 to maximum level</text:p>
      <text:p text:style-name="P193"/>
      <text:p text:style-name="P197">Weapons:</text:p>
      <text:p text:style-name="P193">Desert wind: next attack deals 30% extra dmg as fire</text:p>
      <text:p text:style-name="P193"/>
      <text:p text:style-name="P201"><text:span text:style-name="T57">Equipment</text:span>:</text:p>
      <text:p text:style-name="P193">Hand of the vizier: +1 to rating, next attack deals 10% extra dmg as fire</text:p>
      <text:p text:style-name="P205">ammo ring: burns deal 2% of targets max end per round</text:p>
      <text:p text:style-name="P206"/>
      <text:p text:style-name="P91">---------------------------</text:p>
      <text:p text:style-name="P252">DIVINE</text:p>
      <text:p text:style-name="P230">Perks:</text:p>
      <text:p text:style-name="P235"><text:span text:style-name="T63">Dominie</text:span>: +2 to rating</text:p>
      <text:p text:style-name="P235"/>
      <text:p text:style-name="P235"><text:soft-page-break/></text:p>
      <text:p text:style-name="P225">Weapons:</text:p>
      <text:p text:style-name="P225"><text:span text:style-name="T63">Gandiva</text:span>: rating +1</text:p>
      <text:p text:style-name="P242"/>
      <text:p text:style-name="P247"><text:span text:style-name="T57">Equipment</text:span>:</text:p>
      <text:p text:style-name="P235">Sorcerer’s Pledge: <text:span text:style-name="T55">+1 to rating if </text:span><text:span text:style-name="T63">divine</text:span></text:p>
      <text:p text:style-name="P235">Sorcerer’s Pledge: -0,1 dmg multi <text:span text:style-name="T55">if not </text:span><text:span text:style-name="T63">divine</text:span></text:p>
      <text:p text:style-name="P225"><text:span text:style-name="T63">Hood of penitence</text:span>: +<text:span text:style-name="T63">3</text:span> rating</text:p>
      <text:p text:style-name="P225"><text:span text:style-name="T63">Sacred Oath</text:span> +<text:span text:style-name="T63">1</text:span> rating</text:p>
      <text:p text:style-name="P225"><text:span text:style-name="T63">Gilded icon</text:span>: +2 rating, <text:span text:style-name="T63">if Holy Fire remove CD and +1 use</text:span></text:p>
      <text:p text:style-name="P319" loext:marker-style-name="T10"/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>Boil Blood (</text:span><text:span text:style-name="T21">infernal</text:span><text:span text:style-name="T2">)</text:span></text:p>
      <text:p text:style-name="P326" loext:marker-style-name="T10"><text:span text:style-name="T10">Lvl1: Deal X fire damage, 10% extra for each wounded body part on target</text:span><text:span text:style-name="T10"/></text:p>
      <text:p text:style-name="P326" loext:marker-style-name="T10"><text:span text:style-name="T10">Lvl2: Deal X fire damage, 10% extra for each wounded body part on target</text:span><text:span text:style-name="T10"/></text:p>
      <text:p text:style-name="P326" loext:marker-style-name="T10"><text:span text:style-name="T10">Lvl3: Deal X fire damage, 15% extra for each wounded body part on target</text:span><text:span text:style-name="T10"/></text:p>
      <text:p text:style-name="P326" loext:marker-style-name="T10"><text:span text:style-name="T10">Lvl4: Deal X fire damage, 20% extra for each wounded body part on target</text:span><text:span text:style-name="T10"/></text:p>
      <text:p text:style-name="P326" loext:marker-style-name="T10"><text:span text:style-name="T10">Lvl5: Deal X fire damage, 25% extra for each wounded body part on target</text:span><text:span text:style-name="T10"/></text:p>
      <text:p text:style-name="P319" loext:marker-style-name="T10"/>
      <text:p text:style-name="P101">TAGS: SPELL | FIRE | <text:span text:style-name="T63">INFERNAL</text:span><text:line-break/><text:span text:style-name="T56">GENERIC:<text:line-break/>Perks:</text:span></text:p>
      <text:p text:style-name="P102">Supposed to Rot: +0,2 dmg multi per necrotic limb</text:p>
      <text:p text:style-name="P102">Herald of salvation: -0,05 dmg multi</text:p>
      <text:p text:style-name="P132">Reckless: +0,05 dmg multi per cloth or empty armor slot</text:p>
      <text:p text:style-name="P301">Shatter: <text:s/>+0,05 dmg mult per turn enemy has been chilled</text:p>
      <text:p text:style-name="P170">Fatal Curse: +0,1 mult against cursed enemies</text:p>
      <text:p text:style-name="P170"/>
      <text:p text:style-name="P109">Weapons:</text:p>
      <text:p text:style-name="P116">Daevas capricionsouness: 10% to 25% of random fire/cold/light</text:p>
      <text:p text:style-name="P117">Demongrip: 25% as fire</text:p>
      <text:p text:style-name="P117">Hellsiege: 25% as fire</text:p>
      <text:p text:style-name="P117">Desert wind: 15% as fire</text:p>
      <text:p text:style-name="P117">Marids gift: 15% as cold</text:p>
      <text:p text:style-name="P117">Eventide: 35% as cold</text:p>
      <text:p text:style-name="P117">Thurizas: 35% as light</text:p>
      <text:p text:style-name="P117">Crescent Moon: 15% as magic</text:p>
      <text:p text:style-name="P117">Cuchaviva: 15% as magic</text:p>
      <text:p text:style-name="P117"/>
      <text:p text:style-name="P138">Items:</text:p>
      <text:p text:style-name="P116"><text:soft-page-break/>Cleanser of the unholy: 10% as fire</text:p>
      <text:p text:style-name="P117">Voice of the Storm: 15% as lightning</text:p>
      <text:p text:style-name="P127">Acolyte of the damned: 15% as magic</text:p>
      <text:p text:style-name="P117">Essence Spike: 8% as magic</text:p>
      <text:p text:style-name="P117">Hourglass of reshaping: 8% as magic</text:p>
      <text:p text:style-name="P102"><text:span text:style-name="T61">Zircon ring: 5% added as magic</text:span><text:span text:style-name="T56"><text:line-break/></text:span>Poisoner’s Precaution: 20% chance to poison</text:p>
      <text:p text:style-name="P82">The Stampede: +0,02 dmg multi per initiative higher than enemy</text:p>
      <text:p text:style-name="P90">ruby ring: 3% of dmg as fire per affliction on enemy</text:p>
      <text:p text:style-name="P90">amber ring: +0,07 mult if at full endurance</text:p>
      <text:p text:style-name="P90">soapstone ring: +0,08 mult if enemy restrained</text:p>
      <text:p text:style-name="P90">jet: +0,2 mult</text:p>
      <text:p text:style-name="P39"><text:span text:style-name="T56"><text:line-break/>---------------------------<text:line-break/>SPELL<text:line-break/>Perks:<text:line-break/></text:span>Destructor: +0.1 dmg multi</text:p>
      <text:p text:style-name="P39"/>
      <text:p text:style-name="P23"><text:span text:style-name="T66">Consumables</text:span><text:span text:style-name="T65">:</text:span></text:p>
      <text:p text:style-name="P23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3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6">Elixir of bitterness: 5% as cold per stack</text:p>
      <text:p text:style-name="P23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3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3">Elixir of wrath: 5% as fire per stack</text:p>
      <text:p text:style-name="P23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3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3">Elixir of hatred: 5% as lightning per stack</text:p>
      <text:p text:style-name="P39"/>
      <text:p text:style-name="P70">Weapons:</text:p>
      <text:p text:style-name="P64">Crescent moon: After an attack crits, this deals +0,25 dmg multi</text:p>
      <text:p text:style-name="P64"/>
      <text:p text:style-name="P57"><text:span text:style-name="T57">Equipment</text:span>:</text:p>
      <text:p text:style-name="P39">Acolyte of the damned: spend 5% of currend end and half that to dmg</text:p>
      <text:p text:style-name="P64">Kinetic absorber: -1 to cd when you block</text:p>
      <text:p text:style-name="P46">Pledge of blood:<text:span text:style-name="T63">+1 rating,</text:span> if at max end, remove 10% of it and gain +4 rating</text:p>
      <text:p text:style-name="P46">Hourglass of reshaping: +0,05 dmg mult per spell on cd</text:p>
      <text:p text:style-name="P46">ancient puzzle box: if last use of spell, then +0,1 mult and +2 rating</text:p>
      <text:p text:style-name="P46">topaz ring: next attack deals 10% extra as lightning</text:p>
      <text:p text:style-name="P46">pearl ring: if first spell of combat, +3 rating</text:p>
      <text:p text:style-name="P46">nacre: 15% chance of not going into cd</text:p>
      <text:p text:style-name="P53">---------------------------</text:p>
      <text:p text:style-name="P178">FIRE</text:p>
      <text:p text:style-name="P177">Perks:</text:p>
      <text:p text:style-name="P186">Pyromancer: Minimum level 2</text:p>
      <text:p text:style-name="P186">Cremator: 15% chance to burn</text:p>
      <text:p text:style-name="P186">Fan the flames: Burns deal +0.4 dmg multi and last 1 turn less</text:p>
      <text:p text:style-name="P187">Firewalker: +0,1 dmg multi</text:p>
      <text:p text:style-name="P186">Lich: -1 to maximum level</text:p>
      <text:p text:style-name="P186"><text:soft-page-break/>Electromancer: -1 to maximum level</text:p>
      <text:p text:style-name="P193"/>
      <text:p text:style-name="P197">Weapons:</text:p>
      <text:p text:style-name="P193">Desert wind: next attack deals 30% extra dmg as fire</text:p>
      <text:p text:style-name="P193"/>
      <text:p text:style-name="P201"><text:span text:style-name="T57">Equipment</text:span>:</text:p>
      <text:p text:style-name="P193">Hand of the vizier: +1 to rating, next attack deals 10% extra dmg as fire</text:p>
      <text:p text:style-name="P205">ammo ring: burns deal 2% of targets max end per round</text:p>
      <text:p text:style-name="P206"/>
      <text:p text:style-name="P91">---------------------------</text:p>
      <text:p text:style-name="P256">INFERNAL</text:p>
      <text:p text:style-name="P259">Perks:</text:p>
      <text:p text:style-name="P262"><text:span text:style-name="T63">Demonologist</text:span>: +2 to rating</text:p>
      <text:p text:style-name="P262"/>
      <text:p text:style-name="P262"/>
      <text:p text:style-name="P265">Weapons:</text:p>
      <text:p text:style-name="P265"/>
      <text:p text:style-name="P268"/>
      <text:p text:style-name="P271"><text:span text:style-name="T57">Equipment</text:span>:</text:p>
      <text:p text:style-name="P262">Sorcerer’s Pledge: <text:span text:style-name="T55">+1 to rating if </text:span><text:span text:style-name="T63">infernal</text:span></text:p>
      <text:p text:style-name="P262">Sorcerer’s Pledge: -0,1 dmg multi <text:span text:style-name="T55">if not </text:span><text:span text:style-name="T63">infernal</text:span></text:p>
      <text:p text:style-name="P265"><text:span text:style-name="T63">Chained heart</text:span>: +<text:span text:style-name="T63">2</text:span> rating, <text:span text:style-name="T63">+0,15 mult, consumes 5% of current endurance, restores all spent endu at end of combat</text:span></text:p>
      <text:p text:style-name="P274">Crown of horns: +2 rating, +0,4 mult while cursed</text:p>
      <text:p text:style-name="P319" loext:marker-style-name="T10"/>
      <text:p text:style-name="P319" loext:marker-style-name="T10"/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/></text:p>
      <text:p text:style-name="P326" loext:marker-style-name="T2"><text:span text:style-name="T10">Blackfire (</text:span><text:span text:style-name="T2">Eldritch)</text:span></text:p>
      <text:p text:style-name="P326" loext:marker-style-name="T10"><text:span text:style-name="T10">Lvl1: Deal X fire damage, has a 30% to chill</text:span><text:span text:style-name="T10"/></text:p>
      <text:p text:style-name="P326" loext:marker-style-name="T10"><text:span text:style-name="T10">Lvl2: Deal X fire damage, has a 40% to chill</text:span><text:span text:style-name="T10"/></text:p>
      <text:p text:style-name="P326" loext:marker-style-name="T10"><text:span text:style-name="T10">Lvl3: Deal X fire damage, has a 50% to chill and a 10% to curse</text:span><text:span text:style-name="T10"/></text:p>
      <text:p text:style-name="P326" loext:marker-style-name="T10"><text:span text:style-name="T10">Lvl4: Deal X fire damage, has a 50% to chill and a 20% to curse</text:span><text:span text:style-name="T10"/></text:p>
      <text:p text:style-name="P326" loext:marker-style-name="T10"><text:span text:style-name="T10">Lvl5: Deal X fire damage, has a 50% to chill and a 30% to curse</text:span><text:span text:style-name="T10"/></text:p>
      <text:p text:style-name="P319" loext:marker-style-name="T10"/>
      <text:p text:style-name="P103">TAGS: SPELL | FIRE | <text:span text:style-name="T64">ELDRITCH </text:span><text:span text:style-name="T68">| CHILL | CURSE</text:span><text:line-break/><text:span text:style-name="T56">GENERIC:<text:line-break/>Perks:</text:span></text:p>
      <text:p text:style-name="P104">Supposed to Rot: +0,2 dmg multi per necrotic limb</text:p>
      <text:p text:style-name="P104">Herald of salvation: -0,05 dmg multi</text:p>
      <text:p text:style-name="P133">Reckless: +0,05 dmg multi per cloth or empty armor slot</text:p>
      <text:p text:style-name="P301">Shatter: <text:s/>+0,05 dmg mult per turn enemy has been chilled</text:p>
      <text:p text:style-name="P170">Fatal Curse: +0,1 mult against cursed enemies</text:p>
      <text:p text:style-name="P170"/>
      <text:p text:style-name="P110">Weapons:</text:p>
      <text:p text:style-name="P118">Daevas capricionsouness: 10% to 25% of random fire/cold/light</text:p>
      <text:p text:style-name="P119"><text:soft-page-break/>Demongrip: 25% as fire</text:p>
      <text:p text:style-name="P119">Hellsiege: 25% as fire</text:p>
      <text:p text:style-name="P119">Desert wind: 15% as fire</text:p>
      <text:p text:style-name="P119">Marids gift: 15% as cold</text:p>
      <text:p text:style-name="P119">Eventide: 35% as cold</text:p>
      <text:p text:style-name="P119">Thurizas: 35% as light</text:p>
      <text:p text:style-name="P119">Crescent Moon: 15% as magic</text:p>
      <text:p text:style-name="P119">Cuchaviva: 15% as magic</text:p>
      <text:p text:style-name="P119"/>
      <text:p text:style-name="P139">Items:</text:p>
      <text:p text:style-name="P118">Cleanser of the unholy: 10% as fire</text:p>
      <text:p text:style-name="P119">Voice of the Storm: 15% as lightning</text:p>
      <text:p text:style-name="P128">Acolyte of the damned: 15% as magic</text:p>
      <text:p text:style-name="P119">Essence Spike: 8% as magic</text:p>
      <text:p text:style-name="P119">Hourglass of reshaping: 8% as magic</text:p>
      <text:p text:style-name="P104"><text:span text:style-name="T61">Zircon ring: 5% added as magic</text:span><text:span text:style-name="T56"><text:line-break/></text:span>Poisoner’s Precaution: 20% chance to poison</text:p>
      <text:p text:style-name="P83">The Stampede: +0,02 dmg multi per initiative higher than enemy</text:p>
      <text:p text:style-name="P92">ruby ring: 3% of dmg as fire per affliction on enemy</text:p>
      <text:p text:style-name="P92">amber ring: +0,07 mult if at full endurance</text:p>
      <text:p text:style-name="P92">soapstone ring: +0,08 mult if enemy restrained</text:p>
      <text:p text:style-name="P92">jet: +0,2 mult</text:p>
      <text:p text:style-name="P40"><text:span text:style-name="T56"><text:line-break/>---------------------------<text:line-break/>SPELL<text:line-break/>Perks:<text:line-break/></text:span>Destructor: +0.1 dmg multi</text:p>
      <text:p text:style-name="P40"/>
      <text:p text:style-name="P23"><text:span text:style-name="T66">Consumables</text:span><text:span text:style-name="T65">:</text:span></text:p>
      <text:p text:style-name="P23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3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6">Elixir of bitterness: 5% as cold per stack</text:p>
      <text:p text:style-name="P23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3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3">Elixir of wrath: 5% as fire per stack</text:p>
      <text:p text:style-name="P23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3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3">Elixir of hatred: 5% as lightning per stack</text:p>
      <text:p text:style-name="P40"/>
      <text:p text:style-name="P40"/>
      <text:p text:style-name="P71">Weapons:</text:p>
      <text:p text:style-name="P65">Crescent moon: After an attack crits, this deals +0,25 dmg multi</text:p>
      <text:p text:style-name="P65"/>
      <text:p text:style-name="P58"><text:span text:style-name="T57">Equipment</text:span>:</text:p>
      <text:p text:style-name="P40">Acolyte of the damned: spend 5% of currend end and half that to dmg</text:p>
      <text:p text:style-name="P65">Kinetic absorber: -1 to cd when you block</text:p>
      <text:p text:style-name="P47">Pledge of blood:<text:span text:style-name="T63">+1 rating,</text:span> if at max end, remove 10% of it and gain +4 rating</text:p>
      <text:p text:style-name="P47">Hourglass of reshaping: +0,05 dmg mult per spell on cd</text:p>
      <text:p text:style-name="P47">ancient puzzle box: if last use of spell, then +0,1 mult and +2 rating</text:p>
      <text:p text:style-name="P47"><text:soft-page-break/>topaz ring: next attack deals 10% extra as lightning</text:p>
      <text:p text:style-name="P47">pearl ring: if first spell of combat, +3 rating</text:p>
      <text:p text:style-name="P47">nacre: 15% chance of not going into cd</text:p>
      <text:p text:style-name="P54">---------------------------</text:p>
      <text:p text:style-name="P180">FIRE</text:p>
      <text:p text:style-name="P179">Perks:</text:p>
      <text:p text:style-name="P188">Pyromancer: Minimum level 2</text:p>
      <text:p text:style-name="P188">Cremator: 15% chance to burn</text:p>
      <text:p text:style-name="P188">Fan the flames: Burns deal +0.4 dmg multi and last 1 turn less</text:p>
      <text:p text:style-name="P189">Firewalker: +0,1 dmg multi</text:p>
      <text:p text:style-name="P188">Lich: -1 to maximum level</text:p>
      <text:p text:style-name="P188">Electromancer: -1 to maximum level</text:p>
      <text:p text:style-name="P194"/>
      <text:p text:style-name="P198">Weapons:</text:p>
      <text:p text:style-name="P194">Desert wind: next attack deals 30% extra dmg as fire</text:p>
      <text:p text:style-name="P194"/>
      <text:p text:style-name="P202"><text:span text:style-name="T57">Equipment</text:span>:</text:p>
      <text:p text:style-name="P194">Hand of the vizier: +1 to rating, next attack deals 10% extra dmg as fire</text:p>
      <text:p text:style-name="P207">ammo ring: burns deal 2% of targets max end per round</text:p>
      <text:p text:style-name="P208"/>
      <text:p text:style-name="P93">---------------------------</text:p>
      <text:p text:style-name="P292">ELDRITCH</text:p>
      <text:p text:style-name="P277">Perks:</text:p>
      <text:p text:style-name="P280"><text:span text:style-name="T64">Occultist</text:span>: +2 to rating</text:p>
      <text:p text:style-name="P292">Toying with madness: -2 to +4 rating (at random)</text:p>
      <text:p text:style-name="P280"/>
      <text:p text:style-name="P283">Weapons:</text:p>
      <text:p text:style-name="P283"/>
      <text:p text:style-name="P286"/>
      <text:p text:style-name="P289"><text:span text:style-name="T57">Equipment</text:span>:</text:p>
      <text:p text:style-name="P280">Sorcerer’s Pledge: <text:span text:style-name="T55">+1 to rating if </text:span><text:span text:style-name="T64">eldritch</text:span></text:p>
      <text:p text:style-name="P280">Sorcerer’s Pledge: -0,1 dmg multi <text:span text:style-name="T55">if not </text:span><text:span text:style-name="T64">eldritch</text:span></text:p>
      <text:p text:style-name="P283"><text:span text:style-name="T64">forbidden tome</text:span>: +<text:span text:style-name="T63">2</text:span> rating, <text:span text:style-name="T64">applies random affliction to you and enemy</text:span></text:p>
      <text:p text:style-name="P295">mirror mask: +2 rating, removes afflictions and copies onto enemy</text:p>
      <text:p text:style-name="P283">-------------------</text:p>
      <text:p text:style-name="P301">CHILL</text:p>
      <text:p text:style-name="P301">Perks:<text:line-break/>Chilled to the bone: Chills last twice as long<text:line-break/></text:p>
      <text:p text:style-name="P301">Weapons:</text:p>
      <text:p text:style-name="P301"/>
      <text:p text:style-name="P301">Equipment:</text:p>
      <text:p text:style-name="P301">aquamarine ring: Chilled enemies cannot recover endurace</text:p>
      <text:p text:style-name="P94">---------------------</text:p>
      <text:p text:style-name="P170">CURSE</text:p>
      <text:p text:style-name="P170">Perks:<text:line-break/><text:line-break/></text:p>
      <text:p text:style-name="P170">Weapons:</text:p>
      <text:p text:style-name="P170"><text:soft-page-break/></text:p>
      <text:p text:style-name="P170">Equipment:</text:p>
      <text:p text:style-name="P170">amethyst ring: cursed enemies have -50% reduced extra damage for crits</text:p>
      <text:p text:style-name="P300"/>
      <text:p text:style-name="P326" loext:marker-style-name="T10"><text:span text:style-name="T1">Fire Rituals</text:span><text:span text:style-name="T10">:<text:line-break/><text:line-break/>Create Bonfire (</text:span><text:span text:style-name="T2">nature)</text:span><text:span text:style-name="T10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0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10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0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</text:span><text:soft-page-break/><text:span text:style-name="T10"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326" loext:marker-style-name="T10"><text:span text:style-name="T10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0"/></text:p>
      <text:p text:style-name="P326" loext:marker-style-name="T10"><text:span text:style-name="T10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0"/></text:p>
      <text:p text:style-name="P326" loext:marker-style-name="T10"><text:span text:style-name="T10"><text:line-break/>Molten Aegis (</text:span><text:span text:style-name="T2">arcane)</text:span><text:span text:style-name="T10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0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322" loext:marker-style-name="T10">Hellish Might (<text:span text:style-name="T32">infernal)<text:line-break/></text:span><text:span text:style-name="T33">Lvl1: Does nothing. Misshap: Permanently reduce one random stat.</text:span></text:p>
      <text:p text:style-name="P322" loext:marker-style-name="T10"><text:span text:style-name="T33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326" loext:marker-style-name="T10"><text:span text:style-name="T1"/></text:p>
      <text:p text:style-name="P326" loext:marker-style-name="T10"><text:span text:style-name="T1"/></text:p>
      <text:p text:style-name="P326" loext:marker-style-name="T10"><text:span text:style-name="T1">Cold spells</text:span><text:span text:style-name="T10">:<text:line-break/><text:line-break/>Freezing Ray (</text:span><text:span text:style-name="T2">Arcane</text:span><text:span text:style-name="T10">):<text:line-break/>Lvl1: Deal X frost damage, 5% to paralyze targeted body part<text:line-break/></text:span><text:soft-page-break/><text:span text:style-name="T10"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319" loext:marker-style-name="T10"/>
      <text:p text:style-name="P105">TAGS: SPELL | <text:span text:style-name="T69">COLD</text:span> | ARCANE<text:line-break/><text:span text:style-name="T56">GENERIC:<text:line-break/>Perks:</text:span></text:p>
      <text:p text:style-name="P105">Supposed to Rot: +0,2 dmg multi per necrotic limb</text:p>
      <text:p text:style-name="P105">Herald of salvation: -0,05 dmg multi</text:p>
      <text:p text:style-name="P134">Reckless: +0,05 dmg multi per cloth or empty armor slot</text:p>
      <text:p text:style-name="P302">Shatter: <text:s/>+0,05 dmg mult per turn enemy has been chilled</text:p>
      <text:p text:style-name="P171">Fatal Curse: +0,1 mult against cursed enemies</text:p>
      <text:p text:style-name="P171"/>
      <text:p text:style-name="P111">Weapons:</text:p>
      <text:p text:style-name="P120">Daevas capricionsouness: 10% to 25% of random fire/cold/light</text:p>
      <text:p text:style-name="P121">Demongrip: 25% as fire</text:p>
      <text:p text:style-name="P121">Hellsiege: 25% as fire</text:p>
      <text:p text:style-name="P121">Desert wind: 15% as fire</text:p>
      <text:p text:style-name="P121">Marids gift: 15% as cold</text:p>
      <text:p text:style-name="P121">Eventide: 35% as cold</text:p>
      <text:p text:style-name="P121">Thurizas: 35% as light</text:p>
      <text:p text:style-name="P121">Crescent Moon: 15% as magic</text:p>
      <text:p text:style-name="P121">Cuchaviva: 15% as magic</text:p>
      <text:p text:style-name="P121"/>
      <text:p text:style-name="P140">Items:</text:p>
      <text:p text:style-name="P120">Cleanser of the unholy: 10% as fire</text:p>
      <text:p text:style-name="P121">Voice of the Storm: 15% as lightning</text:p>
      <text:p text:style-name="P129">Acolyte of the damned: 15% as magic</text:p>
      <text:p text:style-name="P121">Essence Spike: 8% as magic</text:p>
      <text:p text:style-name="P121">Hourglass of reshaping: 8% as magic</text:p>
      <text:p text:style-name="P105"><text:span text:style-name="T61">Zircon ring: 5% added as magic</text:span><text:span text:style-name="T56"><text:line-break/></text:span>Poisoner’s Precaution: 20% chance to poison</text:p>
      <text:p text:style-name="P84">The Stampede: +0,02 dmg multi per initiative higher than enemy</text:p>
      <text:p text:style-name="P95">ruby ring: 3% of dmg as fire per affliction on enemy</text:p>
      <text:p text:style-name="P95">amber ring: +0,07 mult if at full endurance</text:p>
      <text:p text:style-name="P95">soapstone ring: +0,08 mult if enemy restrained</text:p>
      <text:p text:style-name="P95">jet: +0,2 mult</text:p>
      <text:p text:style-name="P41"><text:span text:style-name="T56"><text:line-break/>---------------------------<text:line-break/>SPELL<text:line-break/>Perks:<text:line-break/></text:span>Destructor: +0.1 dmg multi</text:p>
      <text:p text:style-name="P41"/>
      <text:p text:style-name="P25"><text:span text:style-name="T66">Consumables</text:span><text:span text:style-name="T65">:</text:span></text:p>
      <text:p text:style-name="P25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5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7">Elixir of bitterness: 5% as cold per stack</text:p>
      <text:p text:style-name="P25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5"><text:soft-page-break/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4">Elixir of wrath: 5% as fire per stack</text:p>
      <text:p text:style-name="P25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5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4">Elixir of hatred: 5% as lightning per stack</text:p>
      <text:p text:style-name="P25"><text:span text:style-name="T65"/></text:p>
      <text:p text:style-name="P72">Weapons:</text:p>
      <text:p text:style-name="P66">Crescent moon: After an attack crits, this deals +0,25 dmg multi</text:p>
      <text:p text:style-name="P66"/>
      <text:p text:style-name="P59"><text:span text:style-name="T57">Equipment</text:span>:</text:p>
      <text:p text:style-name="P41">Acolyte of the damned: spend 5% of currend end and half that to dmg</text:p>
      <text:p text:style-name="P66">Kinetic absorber: -1 to cd when you block</text:p>
      <text:p text:style-name="P48">Pledge of blood: if at max end, remove 10% of it and gain +4 rating</text:p>
      <text:p text:style-name="P48">Hourglass of reshaping: +0,05 dmg mult per spell on cd</text:p>
      <text:p text:style-name="P48">ancient puzzle box: if last use of spell, then +0,1 mult and +2 rating</text:p>
      <text:p text:style-name="P48">topaz ring: next attack deals 10% extra as lightning</text:p>
      <text:p text:style-name="P48">pearl ring: if first spell of combat, +3 rating</text:p>
      <text:p text:style-name="P48">nacre: 15% chance of not going into cd</text:p>
      <text:p text:style-name="P319" loext:marker-style-name="T10">………………………</text:p>
      <text:p text:style-name="P315">COLD</text:p>
      <text:p text:style-name="P306">Perks:</text:p>
      <text:p text:style-name="P307"><text:span text:style-name="T69">Lich</text:span>: Minimum level 2</text:p>
      <text:p text:style-name="P308"><text:span text:style-name="T69">Blizzard</text:span>walker: +0,1 dmg multi</text:p>
      <text:p text:style-name="P307"><text:span text:style-name="T69">Pyromancer</text:span>: -1 to maximum level</text:p>
      <text:p text:style-name="P307">Electromancer: -1 to maximum level</text:p>
      <text:p text:style-name="P309"/>
      <text:p text:style-name="P312">Weapons:</text:p>
      <text:p text:style-name="P309"/>
      <text:p text:style-name="P309"/>
      <text:p text:style-name="P313"><text:span text:style-name="T57">Equipment</text:span>:</text:p>
      <text:p text:style-name="P309">Hand of the vizier: +1 to rating, next attack deals 10% extra dmg as <text:span text:style-name="T69">cold</text:span></text:p>
      <text:p text:style-name="P314">-------------------------------------------------</text:p>
      <text:p text:style-name="P149">ARCANE</text:p>
      <text:p text:style-name="P148">Perks:</text:p>
      <text:p text:style-name="P155">Arcanist: +2 to rating</text:p>
      <text:p text:style-name="P155">Scroll Savant: +4 to rating if cast from a scroll</text:p>
      <text:p text:style-name="P155"/>
      <text:p text:style-name="P158">Weapons:</text:p>
      <text:p text:style-name="P161">Tool of creation: +1 to rating/+2 if ToC has a glyph</text:p>
      <text:p text:style-name="P161">Magisters rod: +1 to rating/ armor pen converted to rating at 2:1</text:p>
      <text:p text:style-name="P161">Shimmerstaff: +1 to rating</text:p>
      <text:p text:style-name="P161"/>
      <text:p text:style-name="P164"><text:span text:style-name="T57">Equipment</text:span>:</text:p>
      <text:p text:style-name="P155">Sorcerer’s Pledge: <text:span text:style-name="T55">+1 to rating if arcane</text:span></text:p>
      <text:p text:style-name="P155">Sorcerer’s Pledge: -0,1 dmg multi <text:span text:style-name="T55">if not arcane</text:span></text:p>
      <text:p text:style-name="P168">great icosahedron: +2 to rating, unlocks lvl 6</text:p>
      <text:p text:style-name="P319" loext:marker-style-name="T10"/>
      <text:p text:style-name="P326" loext:marker-style-name="T10"><text:span text:style-name="T10">Cold Wave (</text:span><text:span text:style-name="T2">Nature):<text:line-break/></text:span><text:span text:style-name="T10">Lvl1: Deal X frost damage to all body parts<text:line-break/></text:span><text:soft-page-break/><text:span text:style-name="T10">Lvl2: Deal X frost damage to all body parts</text:span></text:p>
      <text:p text:style-name="P326" loext:marker-style-name="T10"><text:span text:style-name="T10">Lvl3: Deal X frost damage to all body parts, 30% chance to chill</text:span><text:span text:style-name="T10"/></text:p>
      <text:p text:style-name="P326" loext:marker-style-name="T10"><text:span text:style-name="T10">Lvl4: Deal X frost damage to all body parts, 40% chance to chill</text:span><text:span text:style-name="T10"/></text:p>
      <text:p text:style-name="P25" loext:marker-style-name="T10"><text:span text:style-name="T10">Lvl5: Deal X frost damage to all body parts, 50% chance to chill<text:line-break/></text:span></text:p>
      <text:p text:style-name="P105">TAGS: SPELL | <text:span text:style-name="T69">COLD</text:span> | <text:span text:style-name="T69">NATURE | CHILL</text:span><text:line-break/><text:span text:style-name="T56">GENERIC:<text:line-break/>Perks:</text:span></text:p>
      <text:p text:style-name="P105">Supposed to Rot: +0,2 dmg multi per necrotic limb</text:p>
      <text:p text:style-name="P105">Herald of salvation: -0,05 dmg multi</text:p>
      <text:p text:style-name="P134">Reckless: +0,05 dmg multi per cloth or empty armor slot</text:p>
      <text:p text:style-name="P302">Shatter: <text:s/>+0,05 dmg mult per turn enemy has been chilled</text:p>
      <text:p text:style-name="P171">Fatal Curse: +0,1 mult against cursed enemies</text:p>
      <text:p text:style-name="P171"/>
      <text:p text:style-name="P111">Weapons:</text:p>
      <text:p text:style-name="P120">Daevas capricionsouness: 10% to 25% of random fire/cold/light</text:p>
      <text:p text:style-name="P121">Demongrip: 25% as fire</text:p>
      <text:p text:style-name="P121">Hellsiege: 25% as fire</text:p>
      <text:p text:style-name="P121">Desert wind: 15% as fire</text:p>
      <text:p text:style-name="P121">Marids gift: 15% as cold</text:p>
      <text:p text:style-name="P121">Eventide: 35% as cold</text:p>
      <text:p text:style-name="P121">Thurizas: 35% as light</text:p>
      <text:p text:style-name="P121">Crescent Moon: 15% as magic</text:p>
      <text:p text:style-name="P121">Cuchaviva: 15% as magic</text:p>
      <text:p text:style-name="P121"/>
      <text:p text:style-name="P140">Items:</text:p>
      <text:p text:style-name="P120">Cleanser of the unholy: 10% as fire</text:p>
      <text:p text:style-name="P121">Voice of the Storm: 15% as lightning</text:p>
      <text:p text:style-name="P129">Acolyte of the damned: 15% as magic</text:p>
      <text:p text:style-name="P121">Essence Spike: 8% as magic</text:p>
      <text:p text:style-name="P121">Hourglass of reshaping: 8% as magic</text:p>
      <text:p text:style-name="P105"><text:span text:style-name="T61">Zircon ring: 5% added as magic</text:span><text:span text:style-name="T56"><text:line-break/></text:span>Poisoner’s Precaution: 20% chance to poison</text:p>
      <text:p text:style-name="P84">The Stampede: +0,02 dmg multi per initiative higher than enemy</text:p>
      <text:p text:style-name="P95">ruby ring: 3% of dmg as fire per affliction on enemy</text:p>
      <text:p text:style-name="P95">amber ring: +0,07 mult if at full endurance</text:p>
      <text:p text:style-name="P95">soapstone ring: +0,08 mult if enemy restrained</text:p>
      <text:p text:style-name="P95">jet: +0,2 mult</text:p>
      <text:p text:style-name="P41"><text:span text:style-name="T56"><text:line-break/>---------------------------<text:line-break/>SPELL<text:line-break/>Perks:<text:line-break/></text:span>Destructor: +0.1 dmg multi</text:p>
      <text:p text:style-name="P41"/>
      <text:p text:style-name="P25"><text:span text:style-name="T66">Consumables</text:span><text:span text:style-name="T65">:</text:span></text:p>
      <text:p text:style-name="P25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5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7">Elixir of bitterness: 5% as cold per stack</text:p>
      <text:p text:style-name="P25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5"><text:soft-page-break/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4">Elixir of wrath: 5% as fire per stack</text:p>
      <text:p text:style-name="P25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5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4">Elixir of hatred: 5% as lightning per stack</text:p>
      <text:p text:style-name="P25"><text:span text:style-name="T65"/></text:p>
      <text:p text:style-name="P72">Weapons:</text:p>
      <text:p text:style-name="P66">Crescent moon: After an attack crits, this deals +0,25 dmg multi</text:p>
      <text:p text:style-name="P66"/>
      <text:p text:style-name="P59"><text:span text:style-name="T57">Equipment</text:span>:</text:p>
      <text:p text:style-name="P41">Acolyte of the damned: spend 5% of currend end and half that to dmg</text:p>
      <text:p text:style-name="P66">Kinetic absorber: -1 to cd when you block</text:p>
      <text:p text:style-name="P48">Pledge of blood: if at max end, remove 10% of it and gain +4 rating</text:p>
      <text:p text:style-name="P48">Hourglass of reshaping: +0,05 dmg mult per spell on cd</text:p>
      <text:p text:style-name="P48">ancient puzzle box: if last use of spell, then +0,1 mult and +2 rating</text:p>
      <text:p text:style-name="P48">topaz ring: next attack deals 10% extra as lightning</text:p>
      <text:p text:style-name="P48">pearl ring: if first spell of combat, +3 rating</text:p>
      <text:p text:style-name="P48">nacre: 15% chance of not going into cd</text:p>
      <text:p text:style-name="P320" loext:marker-style-name="T10">………………………</text:p>
      <text:p text:style-name="P315">COLD</text:p>
      <text:p text:style-name="P306">Perks:</text:p>
      <text:p text:style-name="P307"><text:span text:style-name="T69">Lich</text:span>: Minimum level 2</text:p>
      <text:p text:style-name="P308"><text:span text:style-name="T69">Blizzard</text:span>walker: +0,1 dmg multi</text:p>
      <text:p text:style-name="P307"><text:span text:style-name="T69">Pyromancer</text:span>: -1 to maximum level</text:p>
      <text:p text:style-name="P307">Electromancer: -1 to maximum level</text:p>
      <text:p text:style-name="P309"/>
      <text:p text:style-name="P312">Weapons:</text:p>
      <text:p text:style-name="P309"/>
      <text:p text:style-name="P309"/>
      <text:p text:style-name="P313"><text:span text:style-name="T57">Equipment</text:span>:</text:p>
      <text:p text:style-name="P309">Hand of the vizier: +1 to rating, next attack deals 10% extra dmg as <text:span text:style-name="T69">cold</text:span></text:p>
      <text:p text:style-name="P20">-------------------------------------------------</text:p>
      <text:p text:style-name="P217">NATURE</text:p>
      <text:p text:style-name="P214">Perks:</text:p>
      <text:p text:style-name="P211"><text:span text:style-name="T57">Shaman</text:span>: +2 to rating</text:p>
      <text:p text:style-name="P211"/>
      <text:p text:style-name="P211"/>
      <text:p text:style-name="P217">Weapons:</text:p>
      <text:p text:style-name="P217">Desert wind: rating +1</text:p>
      <text:p text:style-name="P220"/>
      <text:p text:style-name="P223"><text:span text:style-name="T57">Equipment</text:span>:</text:p>
      <text:p text:style-name="P211">Sorcerer’s Pledge: <text:span text:style-name="T55">+1 to rating if </text:span><text:span text:style-name="T63">nature</text:span></text:p>
      <text:p text:style-name="P211">Sorcerer’s Pledge: -0,1 dmg multi <text:span text:style-name="T55">if not </text:span><text:span text:style-name="T63">nature</text:span></text:p>
      <text:p text:style-name="P217">Coralweave: +1 rating</text:p>
      <text:p text:style-name="P217">Voice of the storm: +2 rating</text:p>
      <text:p text:style-name="P25" loext:marker-style-name="T10"><text:span text:style-name="T70">Calamity conflux: +2 rating, 5% extra as </text:span><text:span text:style-name="T71">fire</text:span><text:span text:style-name="T70"> and light</text:span></text:p>
      <text:p text:style-name="P25" loext:marker-style-name="T10"><text:span text:style-name="T70">--------------------------------------------------------------</text:span></text:p>
      <text:p text:style-name="P302">CHILL</text:p>
      <text:p text:style-name="P302">Perks:<text:line-break/><text:soft-page-break/>Chilled to the bone: Chills last twice as long<text:line-break/></text:p>
      <text:p text:style-name="P302">Weapons:</text:p>
      <text:p text:style-name="P302"/>
      <text:p text:style-name="P302">Equipment:</text:p>
      <text:p text:style-name="P25" loext:marker-style-name="T10"><text:span text:style-name="T74">aquamarine ring: Chilled enemies cannot recover endurace</text:span></text:p>
      <text:p text:style-name="P25" loext:marker-style-name="T10"><text:span text:style-name="T10"><text:line-break/></text:span><text:span text:style-name="T22">Winter</text:span><text:span text:style-name="T10"> Breath (</text:span><text:span text:style-name="T2">Divine):<text:line-break/></text:span><text:span text:style-name="T10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319" loext:marker-style-name="T10"/>
      <text:p text:style-name="P105">TAGS: SPELL | <text:span text:style-name="T69">COLD</text:span> | <text:span text:style-name="T69">DIVINE | CHILL</text:span><text:line-break/><text:span text:style-name="T56">GENERIC:<text:line-break/>Perks:</text:span></text:p>
      <text:p text:style-name="P105">Supposed to Rot: +0,2 dmg multi per necrotic limb</text:p>
      <text:p text:style-name="P105">Herald of salvation: -0,05 dmg multi</text:p>
      <text:p text:style-name="P134">Reckless: +0,05 dmg multi per cloth or empty armor slot</text:p>
      <text:p text:style-name="P302">Shatter: <text:s/>+0,05 dmg mult per turn enemy has been chilled</text:p>
      <text:p text:style-name="P171">Fatal Curse: +0,1 mult against cursed enemies</text:p>
      <text:p text:style-name="P171"/>
      <text:p text:style-name="P111">Weapons:</text:p>
      <text:p text:style-name="P120">Daevas capricionsouness: 10% to 25% of random fire/cold/light</text:p>
      <text:p text:style-name="P121">Demongrip: 25% as fire</text:p>
      <text:p text:style-name="P121">Hellsiege: 25% as fire</text:p>
      <text:p text:style-name="P121">Desert wind: 15% as fire</text:p>
      <text:p text:style-name="P121">Marids gift: 15% as cold</text:p>
      <text:p text:style-name="P121">Eventide: 35% as cold</text:p>
      <text:p text:style-name="P121">Thurizas: 35% as light</text:p>
      <text:p text:style-name="P121">Crescent Moon: 15% as magic</text:p>
      <text:p text:style-name="P121">Cuchaviva: 15% as magic</text:p>
      <text:p text:style-name="P121"/>
      <text:p text:style-name="P140">Items:</text:p>
      <text:p text:style-name="P120">Cleanser of the unholy: 10% as fire</text:p>
      <text:p text:style-name="P121">Voice of the Storm: 15% as lightning</text:p>
      <text:p text:style-name="P129">Acolyte of the damned: 15% as magic</text:p>
      <text:p text:style-name="P121">Essence Spike: 8% as magic</text:p>
      <text:p text:style-name="P121">Hourglass of reshaping: 8% as magic</text:p>
      <text:p text:style-name="P105"><text:span text:style-name="T61">Zircon ring: 5% added as magic</text:span><text:span text:style-name="T56"><text:line-break/></text:span>Poisoner’s Precaution: 20% chance to poison</text:p>
      <text:p text:style-name="P84">The Stampede: +0,02 dmg multi per initiative higher than enemy</text:p>
      <text:p text:style-name="P95">ruby ring: 3% of dmg as fire per affliction on enemy</text:p>
      <text:p text:style-name="P95">amber ring: +0,07 mult if at full endurance</text:p>
      <text:p text:style-name="P95">soapstone ring: +0,08 mult if enemy restrained</text:p>
      <text:p text:style-name="P95">jet: +0,2 mult</text:p>
      <text:p text:style-name="P41"><text:span text:style-name="T56"><text:line-break/>---------------------------<text:line-break/></text:span><text:soft-page-break/><text:span text:style-name="T56">SPELL<text:line-break/>Perks:<text:line-break/></text:span>Destructor: +0.1 dmg multi</text:p>
      <text:p text:style-name="P41"/>
      <text:p text:style-name="P25"><text:span text:style-name="T66">Consumables</text:span><text:span text:style-name="T65">:</text:span></text:p>
      <text:p text:style-name="P25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5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7">Elixir of bitterness: 5% as cold per stack</text:p>
      <text:p text:style-name="P25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5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4">Elixir of wrath: 5% as fire per stack</text:p>
      <text:p text:style-name="P25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5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4">Elixir of hatred: 5% as lightning per stack</text:p>
      <text:p text:style-name="P25"><text:span text:style-name="T65"/></text:p>
      <text:p text:style-name="P72">Weapons:</text:p>
      <text:p text:style-name="P66">Crescent moon: After an attack crits, this deals +0,25 dmg multi</text:p>
      <text:p text:style-name="P66"/>
      <text:p text:style-name="P59"><text:span text:style-name="T57">Equipment</text:span>:</text:p>
      <text:p text:style-name="P41">Acolyte of the damned: spend 5% of currend end and half that to dmg</text:p>
      <text:p text:style-name="P66">Kinetic absorber: -1 to cd when you block</text:p>
      <text:p text:style-name="P48">Pledge of blood: if at max end, remove 10% of it and gain +4 rating</text:p>
      <text:p text:style-name="P48">Hourglass of reshaping: +0,05 dmg mult per spell on cd</text:p>
      <text:p text:style-name="P48">ancient puzzle box: if last use of spell, then +0,1 mult and +2 rating</text:p>
      <text:p text:style-name="P48">topaz ring: next attack deals 10% extra as lightning</text:p>
      <text:p text:style-name="P48">pearl ring: if first spell of combat, +3 rating</text:p>
      <text:p text:style-name="P48">nacre: 15% chance of not going into cd</text:p>
      <text:p text:style-name="P320" loext:marker-style-name="T10">………………………</text:p>
      <text:p text:style-name="P315">COLD</text:p>
      <text:p text:style-name="P306">Perks:</text:p>
      <text:p text:style-name="P307"><text:span text:style-name="T69">Lich</text:span>: Minimum level 2</text:p>
      <text:p text:style-name="P308"><text:span text:style-name="T69">Blizzard</text:span>walker: +0,1 dmg multi</text:p>
      <text:p text:style-name="P307"><text:span text:style-name="T69">Pyromancer</text:span>: -1 to maximum level</text:p>
      <text:p text:style-name="P307">Electromancer: -1 to maximum level</text:p>
      <text:p text:style-name="P309"/>
      <text:p text:style-name="P312">Weapons:</text:p>
      <text:p text:style-name="P309"/>
      <text:p text:style-name="P309"/>
      <text:p text:style-name="P313"><text:span text:style-name="T57">Equipment</text:span>:</text:p>
      <text:p text:style-name="P309">Hand of the vizier: +1 to rating, next attack deals 10% extra dmg as <text:span text:style-name="T69">cold</text:span></text:p>
      <text:p text:style-name="P20">-------------------------------------------------</text:p>
      <text:p text:style-name="P253">DIVINE</text:p>
      <text:p text:style-name="P231">Perks:</text:p>
      <text:p text:style-name="P236"><text:span text:style-name="T63">Dominie</text:span>: +2 to rating</text:p>
      <text:p text:style-name="P236"/>
      <text:p text:style-name="P236"/>
      <text:p text:style-name="P226">Weapons:</text:p>
      <text:p text:style-name="P226"><text:span text:style-name="T63">Gandiva</text:span>: rating +1</text:p>
      <text:p text:style-name="P243"/>
      <text:p text:style-name="P248"><text:soft-page-break/><text:span text:style-name="T57">Equipment</text:span>:</text:p>
      <text:p text:style-name="P236">Sorcerer’s Pledge: <text:span text:style-name="T55">+1 to rating if </text:span><text:span text:style-name="T63">divine</text:span></text:p>
      <text:p text:style-name="P236">Sorcerer’s Pledge: -0,1 dmg multi <text:span text:style-name="T55">if not </text:span><text:span text:style-name="T63">divine</text:span></text:p>
      <text:p text:style-name="P226"><text:span text:style-name="T63">Hood of penitence</text:span>: +<text:span text:style-name="T63">3</text:span> rating</text:p>
      <text:p text:style-name="P226"><text:span text:style-name="T63">Sacred Oath</text:span> +<text:span text:style-name="T63">1</text:span> rating</text:p>
      <text:p text:style-name="P226"><text:span text:style-name="T63">Gilded icon</text:span>: +2 rating, <text:span text:style-name="T63">if </text:span><text:span text:style-name="T69">Winter Breath</text:span><text:span text:style-name="T63"> remove CD and +1 use</text:span></text:p>
      <text:p text:style-name="P320" loext:marker-style-name="T10"><text:span text:style-name="T70"/></text:p>
      <text:p text:style-name="P25" loext:marker-style-name="T10"><text:span text:style-name="T70">--------------------------------------------------------------</text:span></text:p>
      <text:p text:style-name="P302">CHILL</text:p>
      <text:p text:style-name="P302">Perks:<text:line-break/>Chilled to the bone: Chills last twice as long<text:line-break/></text:p>
      <text:p text:style-name="P302">Weapons:</text:p>
      <text:p text:style-name="P302"/>
      <text:p text:style-name="P302">Equipment:</text:p>
      <text:p text:style-name="P25" loext:marker-style-name="T10"><text:span text:style-name="T75">aquamarine ring: Chilled enemies cannot recover endurace</text:span></text:p>
      <text:p text:style-name="P319" loext:marker-style-name="T10"/>
      <text:p text:style-name="P326" loext:marker-style-name="T10"><text:span text:style-name="T10">Chant of Caina (</text:span><text:span text:style-name="T2">Infernal):<text:line-break/></text:span><text:span text:style-name="T10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319" loext:marker-style-name="T10"/>
      <text:p text:style-name="P105">TAGS: SPELL | <text:span text:style-name="T69">COLD</text:span> | <text:span text:style-name="T69">INFERNAL </text:span><text:line-break/><text:span text:style-name="T56">GENERIC:<text:line-break/>Perks:</text:span></text:p>
      <text:p text:style-name="P105">Supposed to Rot: +0,2 dmg multi per necrotic limb</text:p>
      <text:p text:style-name="P105">Herald of salvation: -0,05 dmg multi</text:p>
      <text:p text:style-name="P134">Reckless: +0,05 dmg multi per cloth or empty armor slot</text:p>
      <text:p text:style-name="P302">Shatter: <text:s/>+0,05 dmg mult per turn enemy has been chilled</text:p>
      <text:p text:style-name="P171">Fatal Curse: +0,1 mult against cursed enemies</text:p>
      <text:p text:style-name="P171"/>
      <text:p text:style-name="P111">Weapons:</text:p>
      <text:p text:style-name="P120">Daevas capricionsouness: 10% to 25% of random fire/cold/light</text:p>
      <text:p text:style-name="P121">Demongrip: 25% as fire</text:p>
      <text:p text:style-name="P121">Hellsiege: 25% as fire</text:p>
      <text:p text:style-name="P121">Desert wind: 15% as fire</text:p>
      <text:p text:style-name="P121">Marids gift: 15% as cold</text:p>
      <text:p text:style-name="P121">Eventide: 35% as cold</text:p>
      <text:p text:style-name="P121">Thurizas: 35% as light</text:p>
      <text:p text:style-name="P121">Crescent Moon: 15% as magic</text:p>
      <text:p text:style-name="P121">Cuchaviva: 15% as magic</text:p>
      <text:p text:style-name="P121"/>
      <text:p text:style-name="P140">Items:</text:p>
      <text:p text:style-name="P120">Cleanser of the unholy: 10% as fire</text:p>
      <text:p text:style-name="P121">Voice of the Storm: 15% as lightning</text:p>
      <text:p text:style-name="P129">Acolyte of the damned: 15% as magic</text:p>
      <text:p text:style-name="P121">Essence Spike: 8% as magic</text:p>
      <text:p text:style-name="P121"><text:soft-page-break/>Hourglass of reshaping: 8% as magic</text:p>
      <text:p text:style-name="P105"><text:span text:style-name="T61">Zircon ring: 5% added as magic</text:span><text:span text:style-name="T56"><text:line-break/></text:span>Poisoner’s Precaution: 20% chance to poison</text:p>
      <text:p text:style-name="P84">The Stampede: +0,02 dmg multi per initiative higher than enemy</text:p>
      <text:p text:style-name="P95">ruby ring: 3% of dmg as fire per affliction on enemy</text:p>
      <text:p text:style-name="P95">amber ring: +0,07 mult if at full endurance</text:p>
      <text:p text:style-name="P95">soapstone ring: +0,08 mult if enemy restrained</text:p>
      <text:p text:style-name="P95">jet: +0,2 mult</text:p>
      <text:p text:style-name="P41"><text:span text:style-name="T56"><text:line-break/>---------------------------<text:line-break/>SPELL<text:line-break/>Perks:<text:line-break/></text:span>Destructor: +0.1 dmg multi</text:p>
      <text:p text:style-name="P41"/>
      <text:p text:style-name="P25"><text:span text:style-name="T66">Consumables</text:span><text:span text:style-name="T65">:</text:span></text:p>
      <text:p text:style-name="P25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5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7">Elixir of bitterness: 5% as cold per stack</text:p>
      <text:p text:style-name="P25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5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4">Elixir of wrath: 5% as fire per stack</text:p>
      <text:p text:style-name="P25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5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4">Elixir of hatred: 5% as lightning per stack</text:p>
      <text:p text:style-name="P25"><text:span text:style-name="T65"/></text:p>
      <text:p text:style-name="P72">Weapons:</text:p>
      <text:p text:style-name="P66">Crescent moon: After an attack crits, this deals +0,25 dmg multi</text:p>
      <text:p text:style-name="P66"/>
      <text:p text:style-name="P59"><text:span text:style-name="T57">Equipment</text:span>:</text:p>
      <text:p text:style-name="P41">Acolyte of the damned: spend 5% of currend end and half that to dmg</text:p>
      <text:p text:style-name="P66">Kinetic absorber: -1 to cd when you block</text:p>
      <text:p text:style-name="P48">Pledge of blood: if at max end, remove 10% of it and gain +4 rating</text:p>
      <text:p text:style-name="P48">Hourglass of reshaping: +0,05 dmg mult per spell on cd</text:p>
      <text:p text:style-name="P48">ancient puzzle box: if last use of spell, then +0,1 mult and +2 rating</text:p>
      <text:p text:style-name="P48">topaz ring: next attack deals 10% extra as lightning</text:p>
      <text:p text:style-name="P48">pearl ring: if first spell of combat, +3 rating</text:p>
      <text:p text:style-name="P48">nacre: 15% chance of not going into cd</text:p>
      <text:p text:style-name="P320" loext:marker-style-name="T10">………………………</text:p>
      <text:p text:style-name="P315">COLD</text:p>
      <text:p text:style-name="P306">Perks:</text:p>
      <text:p text:style-name="P307"><text:span text:style-name="T69">Lich</text:span>: Minimum level 2</text:p>
      <text:p text:style-name="P308"><text:span text:style-name="T69">Blizzard</text:span>walker: +0,1 dmg multi</text:p>
      <text:p text:style-name="P307"><text:span text:style-name="T69">Pyromancer</text:span>: -1 to maximum level</text:p>
      <text:p text:style-name="P307">Electromancer: -1 to maximum level</text:p>
      <text:p text:style-name="P309"/>
      <text:p text:style-name="P312">Weapons:</text:p>
      <text:p text:style-name="P309"/>
      <text:p text:style-name="P309"/>
      <text:p text:style-name="P313"><text:span text:style-name="T57">Equipment</text:span>:</text:p>
      <text:p text:style-name="P309"><text:soft-page-break/>Hand of the vizier: +1 to rating, next attack deals 10% extra dmg as <text:span text:style-name="T69">cold</text:span></text:p>
      <text:p text:style-name="P20">-------------------------------------------------</text:p>
      <text:p text:style-name="P257">INFERNAL</text:p>
      <text:p text:style-name="P260">Perks:</text:p>
      <text:p text:style-name="P263"><text:span text:style-name="T63">Demonologist</text:span>: +2 to rating</text:p>
      <text:p text:style-name="P263"/>
      <text:p text:style-name="P263"/>
      <text:p text:style-name="P266">Weapons:</text:p>
      <text:p text:style-name="P266"/>
      <text:p text:style-name="P269"/>
      <text:p text:style-name="P272"><text:span text:style-name="T57">Equipment</text:span>:</text:p>
      <text:p text:style-name="P263">Sorcerer’s Pledge: <text:span text:style-name="T55">+1 to rating if </text:span><text:span text:style-name="T63">infernal</text:span></text:p>
      <text:p text:style-name="P263">Sorcerer’s Pledge: -0,1 dmg multi <text:span text:style-name="T55">if not </text:span><text:span text:style-name="T63">infernal</text:span></text:p>
      <text:p text:style-name="P266"><text:span text:style-name="T63">Chained heart</text:span>: +<text:span text:style-name="T63">2</text:span> rating, <text:span text:style-name="T63">+0,15 mult, consumes 5% of current endurance, restores all spent endu at end of combat</text:span></text:p>
      <text:p text:style-name="P275">Crown of horns: +2 rating, +0,4 mult while cursed</text:p>
      <text:p text:style-name="P314"/>
      <text:p text:style-name="P314"/>
      <text:p text:style-name="P314"/>
      <text:p text:style-name="P314"/>
      <text:p text:style-name="P319" loext:marker-style-name="T10"/>
      <text:p text:style-name="P326" loext:marker-style-name="T10"><text:span text:style-name="T10">Drain Body Heat (</text:span><text:span text:style-name="T2">Eldritch):<text:line-break/></text:span><text:span text:style-name="T10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319" loext:marker-style-name="T10"/>
      <text:p text:style-name="P105">TAGS: SPELL | <text:span text:style-name="T69">COLD</text:span> | <text:span text:style-name="T69">ELDRITCH | CHILL</text:span><text:line-break/><text:span text:style-name="T56">GENERIC:<text:line-break/>Perks:</text:span></text:p>
      <text:p text:style-name="P105">Supposed to Rot: +0,2 dmg multi per necrotic limb</text:p>
      <text:p text:style-name="P105">Herald of salvation: -0,05 dmg multi</text:p>
      <text:p text:style-name="P134">Reckless: +0,05 dmg multi per cloth or empty armor slot</text:p>
      <text:p text:style-name="P302">Shatter: <text:s/>+0,05 dmg mult per turn enemy has been chilled</text:p>
      <text:p text:style-name="P171">Fatal Curse: +0,1 mult against cursed enemies</text:p>
      <text:p text:style-name="P171"/>
      <text:p text:style-name="P111">Weapons:</text:p>
      <text:p text:style-name="P120">Daevas capricionsouness: 10% to 25% of random fire/cold/light</text:p>
      <text:p text:style-name="P121">Demongrip: 25% as fire</text:p>
      <text:p text:style-name="P121">Hellsiege: 25% as fire</text:p>
      <text:p text:style-name="P121">Desert wind: 15% as fire</text:p>
      <text:p text:style-name="P121">Marids gift: 15% as cold</text:p>
      <text:p text:style-name="P121">Eventide: 35% as cold</text:p>
      <text:p text:style-name="P121">Thurizas: 35% as light</text:p>
      <text:p text:style-name="P121">Crescent Moon: 15% as magic</text:p>
      <text:p text:style-name="P121">Cuchaviva: 15% as magic</text:p>
      <text:p text:style-name="P121"><text:soft-page-break/></text:p>
      <text:p text:style-name="P140">Items:</text:p>
      <text:p text:style-name="P120">Cleanser of the unholy: 10% as fire</text:p>
      <text:p text:style-name="P121">Voice of the Storm: 15% as lightning</text:p>
      <text:p text:style-name="P129">Acolyte of the damned: 15% as magic</text:p>
      <text:p text:style-name="P121">Essence Spike: 8% as magic</text:p>
      <text:p text:style-name="P121">Hourglass of reshaping: 8% as magic</text:p>
      <text:p text:style-name="P105"><text:span text:style-name="T61">Zircon ring: 5% added as magic</text:span><text:span text:style-name="T56"><text:line-break/></text:span>Poisoner’s Precaution: 20% chance to poison</text:p>
      <text:p text:style-name="P84">The Stampede: +0,02 dmg multi per initiative higher than enemy</text:p>
      <text:p text:style-name="P95">ruby ring: 3% of dmg as fire per affliction on enemy</text:p>
      <text:p text:style-name="P95">amber ring: +0,07 mult if at full endurance</text:p>
      <text:p text:style-name="P95">soapstone ring: +0,08 mult if enemy restrained</text:p>
      <text:p text:style-name="P95">jet: +0,2 mult</text:p>
      <text:p text:style-name="P41"><text:span text:style-name="T56"><text:line-break/>---------------------------<text:line-break/>SPELL<text:line-break/>Perks:<text:line-break/></text:span>Destructor: +0.1 dmg multi</text:p>
      <text:p text:style-name="P41"/>
      <text:p text:style-name="P25"><text:span text:style-name="T66">Consumables</text:span><text:span text:style-name="T65">:</text:span></text:p>
      <text:p text:style-name="P25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5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7">Elixir of bitterness: 5% as cold per stack</text:p>
      <text:p text:style-name="P25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5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4">Elixir of wrath: 5% as fire per stack</text:p>
      <text:p text:style-name="P25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5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4">Elixir of hatred: 5% as lightning per stack</text:p>
      <text:p text:style-name="P25"><text:span text:style-name="T65"/></text:p>
      <text:p text:style-name="P72">Weapons:</text:p>
      <text:p text:style-name="P66">Crescent moon: After an attack crits, this deals +0,25 dmg multi</text:p>
      <text:p text:style-name="P66"/>
      <text:p text:style-name="P59"><text:span text:style-name="T57">Equipment</text:span>:</text:p>
      <text:p text:style-name="P41">Acolyte of the damned: spend 5% of currend end and half that to dmg</text:p>
      <text:p text:style-name="P66">Kinetic absorber: -1 to cd when you block</text:p>
      <text:p text:style-name="P48">Pledge of blood: if at max end, remove 10% of it and gain +4 rating</text:p>
      <text:p text:style-name="P48">Hourglass of reshaping: +0,05 dmg mult per spell on cd</text:p>
      <text:p text:style-name="P48">ancient puzzle box: if last use of spell, then +0,1 mult and +2 rating</text:p>
      <text:p text:style-name="P48">topaz ring: next attack deals 10% extra as lightning</text:p>
      <text:p text:style-name="P48">pearl ring: if first spell of combat, +3 rating</text:p>
      <text:p text:style-name="P48">nacre: 15% chance of not going into cd</text:p>
      <text:p text:style-name="P320" loext:marker-style-name="T10">………………………</text:p>
      <text:p text:style-name="P315">COLD</text:p>
      <text:p text:style-name="P306">Perks:</text:p>
      <text:p text:style-name="P307"><text:span text:style-name="T69">Lich</text:span>: Minimum level 2</text:p>
      <text:p text:style-name="P308"><text:span text:style-name="T69">Blizzard</text:span>walker: +0,1 dmg multi</text:p>
      <text:p text:style-name="P307"><text:span text:style-name="T69">Pyromancer</text:span>: -1 to maximum level</text:p>
      <text:p text:style-name="P307"><text:soft-page-break/>Electromancer: -1 to maximum level</text:p>
      <text:p text:style-name="P309"/>
      <text:p text:style-name="P312">Weapons:</text:p>
      <text:p text:style-name="P309"/>
      <text:p text:style-name="P309"/>
      <text:p text:style-name="P313"><text:span text:style-name="T57">Equipment</text:span>:</text:p>
      <text:p text:style-name="P309">Hand of the vizier: +1 to rating, next attack deals 10% extra dmg as <text:span text:style-name="T69">cold</text:span></text:p>
      <text:p text:style-name="P20">-------------------------------------------------</text:p>
      <text:p text:style-name="P293">ELDRITCH</text:p>
      <text:p text:style-name="P278">Perks:</text:p>
      <text:p text:style-name="P281"><text:span text:style-name="T64">Occultist</text:span>: +2 to rating</text:p>
      <text:p text:style-name="P293">Toying with madness: -2 to +4 rating (at random)</text:p>
      <text:p text:style-name="P281"/>
      <text:p text:style-name="P284">Weapons:</text:p>
      <text:p text:style-name="P284"/>
      <text:p text:style-name="P287"/>
      <text:p text:style-name="P290"><text:span text:style-name="T57">Equipment</text:span>:</text:p>
      <text:p text:style-name="P281">Sorcerer’s Pledge: <text:span text:style-name="T55">+1 to rating if </text:span><text:span text:style-name="T64">eldritch</text:span></text:p>
      <text:p text:style-name="P281">Sorcerer’s Pledge: -0,1 dmg multi <text:span text:style-name="T55">if not </text:span><text:span text:style-name="T64">eldritch</text:span></text:p>
      <text:p text:style-name="P284"><text:span text:style-name="T64">forbidden tome</text:span>: +<text:span text:style-name="T63">2</text:span> rating, <text:span text:style-name="T64">applies random affliction to you and enemy</text:span></text:p>
      <text:p text:style-name="P296">mirror mask: +2 rating, removes afflictions and copies onto enemy</text:p>
      <text:p text:style-name="P284">-------------------</text:p>
      <text:p text:style-name="P303">CHILL</text:p>
      <text:p text:style-name="P303">Perks:<text:line-break/>Chilled to the bone: Chills last twice as long<text:line-break/></text:p>
      <text:p text:style-name="P303">Weapons:</text:p>
      <text:p text:style-name="P303"/>
      <text:p text:style-name="P303">Equipment:</text:p>
      <text:p text:style-name="P303">aquamarine ring: Chilled enemies cannot recover endurace</text:p>
      <text:p text:style-name="P319" loext:marker-style-name="T10"/>
      <text:p text:style-name="P319" loext:marker-style-name="T10"/>
      <text:p text:style-name="P319" loext:marker-style-name="T10"/>
      <text:p text:style-name="P326" loext:marker-style-name="T10"><text:span text:style-name="T1">Cold rituals</text:span><text:span text:style-name="T10">:</text:span></text:p>
      <text:p text:style-name="P319" loext:marker-style-name="T10"/>
      <text:p text:style-name="P319" loext:marker-style-name="T10"/>
      <text:p text:style-name="P326" loext:marker-style-name="T2"><text:span text:style-name="T10">Snowy Mist (</text:span><text:span text:style-name="T2">Nature)</text:span></text:p>
      <text:p text:style-name="P326" loext:marker-style-name="T10"><text:span text:style-name="T10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0"/></text:p>
      <text:p text:style-name="P326" loext:marker-style-name="T10"><text:span text:style-name="T10">Lvl5: Conceals your camp, reducing chance of ambushes. Lasts 10 hours Misshap: Call enemy to your location<text:line-break/><text:line-break/>Black Ice (</text:span><text:span text:style-name="T2">arcane)<text:line-break/></text:span><text:soft-page-break/><text:span text:style-name="T10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326" loext:marker-style-name="T10"><text:span text:style-name="T10">Aura of Rime (</text:span><text:span text:style-name="T2">Divine)<text:line-break/></text:span><text:span text:style-name="T10">Lvl1: At the end of your turn, deal X frost damage to enemies. Only one aura can be active at a time. Lasts until next rest. Mishap: Take cold damage</text:span></text:p>
      <text:p text:style-name="P326" loext:marker-style-name="T10"><text:span text:style-name="T10">Lvl2: At the end of your turn, deal X frost damage to enemies. Only one aura can be active at a time. Lasts until next rest. Mishap: Take cold damage</text:span><text:span text:style-name="T10"/></text:p>
      <text:p text:style-name="P326" loext:marker-style-name="T10"><text:span text:style-name="T10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0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0">Lvl5: At the end of your turn, deal X frost damage to enemies with a 50% chance to chill. Only one aura can be active at a time. Lasts until next rest. Mishap: Take cold damage</text:span></text:p>
      <text:p text:style-name="P319" loext:marker-style-name="T10"/>
      <text:p text:style-name="P326" loext:marker-style-name="T10"><text:span text:style-name="T10">Glacial Glyph (</text:span><text:span text:style-name="T2">arcane)<text:line-break/></text:span><text:span text:style-name="T10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326" loext:marker-style-name="T10"><text:span text:style-name="T10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0"/></text:p>
      <text:p text:style-name="P319" loext:marker-style-name="T10"/>
      <text:p text:style-name="P326" loext:marker-style-name="T10"><text:span text:style-name="T10">Polar Aegis (</text:span><text:span text:style-name="T2">arcane</text:span><text:span text:style-name="T10">)</text:span></text:p>
      <text:p text:style-name="P326" loext:marker-style-name="T10"><text:span text:style-name="T10">Lvl1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326" loext:marker-style-name="T10"><text:span text:style-name="T10">Lvl2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326" loext:marker-style-name="T10"><text:span text:style-name="T10">Lvl3: Cover yourself with a layer of frost that has X hit points. 55% of all damage taken is absorbed by Polar Aegis instead . Only one aegis can be active at a time. Lasts until the next rest. Mishap: Reduce </text:span><text:soft-page-break/><text:span text:style-name="T10">cold resistance</text:span><text:span text:style-name="T10"/></text:p>
      <text:p text:style-name="P326" loext:marker-style-name="T10"><text:span text:style-name="T10">Lvl4: Cover yourself with a layer of frost that has X hit points. 60% of all damage taken is absorbed by Polar Aegis instead . Only one aegis can be active at a time. Lasts until the next rest. Mishap: Reduce cold resistance</text:span><text:span text:style-name="T10"/></text:p>
      <text:p text:style-name="P326" loext:marker-style-name="T10"><text:span text:style-name="T10">Lvl5: Cover yourself with a layer of frost that has X hit points. 65% of all damage taken is absorbed by Polar Aegis instead . Only one aegis can be active at a time. Lasts until the next rest. Mishap: Reduce cold resistance</text:span><text:span text:style-name="T10"/></text:p>
      <text:p text:style-name="P319" loext:marker-style-name="T10"/>
      <text:p text:style-name="P326" loext:marker-style-name="T10"><text:span text:style-name="T10">Mi-go Form </text:span><text:span text:style-name="T2">(switches body parts to a new set) (eldritch)</text:span><text:span text:style-name="T10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322" loext:marker-style-name="T10">Abyssal Cunning (<text:span text:style-name="T32">infernal)<text:line-break/></text:span><text:span text:style-name="T33">Lvl1: Does nothing. Misshap: Permanently reduce one random stat.</text:span></text:p>
      <text:p text:style-name="P322" loext:marker-style-name="T10"><text:span text:style-name="T33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328" loext:marker-style-name="T10"><text:span text:style-name="T1"/></text:p>
      <text:p text:style-name="P319" loext:marker-style-name="T10"/>
      <text:p text:style-name="P326" loext:marker-style-name="T2"><text:span text:style-name="T1">Lightning spells:<text:line-break/><text:line-break/></text:span><text:span text:style-name="T10">Arcing Bolt (</text:span><text:span text:style-name="T2">arcane)</text:span></text:p>
      <text:p text:style-name="P326" loext:marker-style-name="T10"><text:span text:style-name="T10">Lvl1: Deal X lightning damage<text:line-break/>Lvl2: Deal X lightning damage</text:span><text:span text:style-name="T10"/></text:p>
      <text:p text:style-name="P326" loext:marker-style-name="T10"><text:span text:style-name="T10">Lvl3: Deal X lightning damage, 15% chance to repeat on another body part for 50% damage</text:span><text:span text:style-name="T10"/></text:p>
      <text:p text:style-name="P326" loext:marker-style-name="T10"><text:span text:style-name="T10">Lvl4: Deal X lightning damage, 20% chance to repeat on another body part for 50% damage</text:span><text:span text:style-name="T10"/></text:p>
      <text:p text:style-name="P326" loext:marker-style-name="T10"><text:span text:style-name="T10">Lvl5: Deal X lightning damage, 25% chance to repeat on another body part for 50% </text:span><text:span text:style-name="T10"/></text:p>
      <text:p text:style-name="P326" loext:marker-style-name="T10"><text:span text:style-name="T10">damage</text:span><text:span text:style-name="T10"/></text:p>
      <text:p text:style-name="P319" loext:marker-style-name="T10"/>
      <text:p text:style-name="P106">TAGS: SPELL | <text:span text:style-name="T76">LIGHTNING</text:span> | ARCANE<text:line-break/><text:span text:style-name="T56">GENERIC:<text:line-break/>Perks:</text:span></text:p>
      <text:p text:style-name="P106">Supposed to Rot: +0,2 dmg multi per necrotic limb</text:p>
      <text:p text:style-name="P106">Herald of salvation: -0,05 dmg multi</text:p>
      <text:p text:style-name="P135">Reckless: +0,05 dmg multi per cloth or empty armor slot</text:p>
      <text:p text:style-name="P304">Shatter: <text:s/>+0,05 dmg mult per turn enemy has been chilled</text:p>
      <text:p text:style-name="P172">Fatal Curse: +0,1 mult against cursed enemies</text:p>
      <text:p text:style-name="P172"/>
      <text:p text:style-name="P112">Weapons:</text:p>
      <text:p text:style-name="P122">Daevas capricionsouness: 10% to 25% of random fire/cold/light</text:p>
      <text:p text:style-name="P123">Demongrip: 25% as fire</text:p>
      <text:p text:style-name="P123">Hellsiege: 25% as fire</text:p>
      <text:p text:style-name="P123"><text:soft-page-break/>Desert wind: 15% as fire</text:p>
      <text:p text:style-name="P123">Marids gift: 15% as cold</text:p>
      <text:p text:style-name="P123">Eventide: 35% as cold</text:p>
      <text:p text:style-name="P123">Thurizas: 35% as light</text:p>
      <text:p text:style-name="P123">Crescent Moon: 15% as magic</text:p>
      <text:p text:style-name="P123">Cuchaviva: 15% as magic</text:p>
      <text:p text:style-name="P123"/>
      <text:p text:style-name="P141">Items:</text:p>
      <text:p text:style-name="P122">Cleanser of the unholy: 10% as fire</text:p>
      <text:p text:style-name="P123">Voice of the Storm: 15% as lightning</text:p>
      <text:p text:style-name="P130">Acolyte of the damned: 15% as magic</text:p>
      <text:p text:style-name="P123">Essence Spike: 8% as magic</text:p>
      <text:p text:style-name="P123">Hourglass of reshaping: 8% as magic</text:p>
      <text:p text:style-name="P106"><text:span text:style-name="T61">Zircon ring: 5% added as magic</text:span><text:span text:style-name="T56"><text:line-break/></text:span>Poisoner’s Precaution: 20% chance to poison</text:p>
      <text:p text:style-name="P85">The Stampede: +0,02 dmg multi per initiative higher than enemy</text:p>
      <text:p text:style-name="P96">ruby ring: 3% of dmg as fire per affliction on enemy</text:p>
      <text:p text:style-name="P96">amber ring: +0,07 mult if at full endurance</text:p>
      <text:p text:style-name="P96">soapstone ring: +0,08 mult if enemy restrained</text:p>
      <text:p text:style-name="P96">jet: +0,2 mult</text:p>
      <text:p text:style-name="P42"><text:span text:style-name="T56"><text:line-break/>---------------------------<text:line-break/>SPELL<text:line-break/>Perks:<text:line-break/></text:span>Destructor: +0.1 dmg multi</text:p>
      <text:p text:style-name="P42"/>
      <text:p text:style-name="P26"><text:span text:style-name="T66">Consumables</text:span><text:span text:style-name="T65">:</text:span></text:p>
      <text:p text:style-name="P26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6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8">Elixir of bitterness: 5% as cold per stack</text:p>
      <text:p text:style-name="P26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6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5">Elixir of wrath: 5% as fire per stack</text:p>
      <text:p text:style-name="P26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6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5">Elixir of hatred: 5% as lightning per stack</text:p>
      <text:p text:style-name="P26"><text:span text:style-name="T65"/></text:p>
      <text:p text:style-name="P73">Weapons:</text:p>
      <text:p text:style-name="P67">Crescent moon: After an attack crits, this deals +0,25 dmg multi</text:p>
      <text:p text:style-name="P67"/>
      <text:p text:style-name="P60"><text:span text:style-name="T57">Equipment</text:span>:</text:p>
      <text:p text:style-name="P42">Acolyte of the damned: spend 5% of currend end and half that to dmg</text:p>
      <text:p text:style-name="P67">Kinetic absorber: -1 to cd when you block</text:p>
      <text:p text:style-name="P49">Pledge of blood: if at max end, remove 10% of it and gain +4 rating</text:p>
      <text:p text:style-name="P49">Hourglass of reshaping: +0,05 dmg mult per spell on cd</text:p>
      <text:p text:style-name="P49">ancient puzzle box: if last use of spell, then +0,1 mult and +2 rating</text:p>
      <text:p text:style-name="P49">topaz ring: next attack deals 10% extra as lightning</text:p>
      <text:p text:style-name="P49">pearl ring: if first spell of combat, +3 rating</text:p>
      <text:p text:style-name="P49">nacre: 15% chance of not going into cd</text:p>
      <text:p text:style-name="P49"><text:soft-page-break/>-------------------------------------------------------------</text:p>
      <text:p text:style-name="P255">LIGHTNING</text:p>
      <text:p text:style-name="P232">Perks:</text:p>
      <text:p text:style-name="P237"><text:span text:style-name="T77">Electromancer</text:span>: Minimum level 2</text:p>
      <text:p text:style-name="P238"><text:span text:style-name="T77">Storm</text:span>walker: +0,1 dmg multi</text:p>
      <text:p text:style-name="P237"><text:span text:style-name="T69">Pyromancer</text:span>: -1 to maximum level</text:p>
      <text:p text:style-name="P237"><text:span text:style-name="T77">Lich:</text:span> -1 to maximum level</text:p>
      <text:p text:style-name="P244"/>
      <text:p text:style-name="P227">Weapons:</text:p>
      <text:p text:style-name="P244"/>
      <text:p text:style-name="P244"/>
      <text:p text:style-name="P249"><text:span text:style-name="T57">Equipment</text:span>:</text:p>
      <text:p text:style-name="P244">Hand of the vizier: +1 to rating, next attack deals 10% extra dmg as <text:span text:style-name="T77">light</text:span></text:p>
      <text:p text:style-name="P310">-------------------------------------------------</text:p>
      <text:p text:style-name="P150">ARCANE</text:p>
      <text:p text:style-name="P151">Perks:</text:p>
      <text:p text:style-name="P156">Arcanist: +2 to rating</text:p>
      <text:p text:style-name="P156">Scroll Savant: +4 to rating if cast from a scroll</text:p>
      <text:p text:style-name="P156"/>
      <text:p text:style-name="P159">Weapons:</text:p>
      <text:p text:style-name="P162">Tool of creation: +1 to rating/+2 if ToC has a glyph</text:p>
      <text:p text:style-name="P162">Magisters rod: +1 to rating/ armor pen converted to rating at 2:1</text:p>
      <text:p text:style-name="P162">Shimmerstaff: +1 to rating</text:p>
      <text:p text:style-name="P162"/>
      <text:p text:style-name="P165"><text:span text:style-name="T57">Equipment</text:span>:</text:p>
      <text:p text:style-name="P156">Sorcerer’s Pledge: <text:span text:style-name="T55">+1 to rating if arcane</text:span></text:p>
      <text:p text:style-name="P156">Sorcerer’s Pledge: -0,1 dmg multi <text:span text:style-name="T55">if not arcane</text:span></text:p>
      <text:p text:style-name="P169">great icosahedron: +2 to rating, unlocks lvl 6</text:p>
      <text:p text:style-name="P326" loext:marker-style-name="T2"><text:span text:style-name="T10">Lightning Strike (</text:span><text:span text:style-name="T2">nature)</text:span></text:p>
      <text:p text:style-name="P326" loext:marker-style-name="T10"><text:span text:style-name="T10">Lvl1: Deal X lightning damage to all body parts, 5% chance to stun<text:line-break/>Lvl2: Deal X lightning damage to all body parts, 5% chance to stun</text:span><text:span text:style-name="T10"/></text:p>
      <text:p text:style-name="P326" loext:marker-style-name="T10"><text:span text:style-name="T10">Lvl3: Deal X lightning damage to all body parts, 6% chance to stun</text:span><text:span text:style-name="T10"/></text:p>
      <text:p text:style-name="P326" loext:marker-style-name="T10"><text:span text:style-name="T10">Lvl4: Deal X lightning damage to all body parts, 7% chance to stun</text:span><text:span text:style-name="T10"/></text:p>
      <text:p text:style-name="P326" loext:marker-style-name="T1"><text:span text:style-name="T10">Lvl5: Deal X lightning damage to all body parts, 8% chance to stun</text:span><text:span text:style-name="T1"/></text:p>
      <text:p text:style-name="P323" loext:marker-style-name="T1"/>
      <text:p text:style-name="P107">TAGS: SPELL | <text:span text:style-name="T76">LIGHTNING</text:span> | <text:span text:style-name="T77">NATURE</text:span><text:line-break/><text:span text:style-name="T56">GENERIC:<text:line-break/>Perks:</text:span></text:p>
      <text:p text:style-name="P107">Supposed to Rot: +0,2 dmg multi per necrotic limb</text:p>
      <text:p text:style-name="P107">Herald of salvation: -0,05 dmg multi</text:p>
      <text:p text:style-name="P136">Reckless: +0,05 dmg multi per cloth or empty armor slot</text:p>
      <text:p text:style-name="P305">Shatter: <text:s/>+0,05 dmg mult per turn enemy has been chilled</text:p>
      <text:p text:style-name="P173">Fatal Curse: +0,1 mult against cursed enemies</text:p>
      <text:p text:style-name="P173"/>
      <text:p text:style-name="P113">Weapons:</text:p>
      <text:p text:style-name="P124">Daevas capricionsouness: 10% to 25% of random fire/cold/light</text:p>
      <text:p text:style-name="P125">Demongrip: 25% as fire</text:p>
      <text:p text:style-name="P125">Hellsiege: 25% as fire</text:p>
      <text:p text:style-name="P125">Desert wind: 15% as fire</text:p>
      <text:p text:style-name="P125"><text:soft-page-break/>Marids gift: 15% as cold</text:p>
      <text:p text:style-name="P125">Eventide: 35% as cold</text:p>
      <text:p text:style-name="P125">Thurizas: 35% as light</text:p>
      <text:p text:style-name="P125">Crescent Moon: 15% as magic</text:p>
      <text:p text:style-name="P125">Cuchaviva: 15% as magic</text:p>
      <text:p text:style-name="P125"/>
      <text:p text:style-name="P142">Items:</text:p>
      <text:p text:style-name="P124">Cleanser of the unholy: 10% as fire</text:p>
      <text:p text:style-name="P125">Voice of the Storm: 15% as lightning</text:p>
      <text:p text:style-name="P131">Acolyte of the damned: 15% as magic</text:p>
      <text:p text:style-name="P125">Essence Spike: 8% as magic</text:p>
      <text:p text:style-name="P125">Hourglass of reshaping: 8% as magic</text:p>
      <text:p text:style-name="P107"><text:span text:style-name="T61">Zircon ring: 5% added as magic</text:span><text:span text:style-name="T56"><text:line-break/></text:span>Poisoner’s Precaution: 20% chance to poison</text:p>
      <text:p text:style-name="P86">The Stampede: +0,02 dmg multi per initiative higher than enemy</text:p>
      <text:p text:style-name="P97">ruby ring: 3% of dmg as fire per affliction on enemy</text:p>
      <text:p text:style-name="P97">amber ring: +0,07 mult if at full endurance</text:p>
      <text:p text:style-name="P97">soapstone ring: +0,08 mult if enemy restrained</text:p>
      <text:p text:style-name="P97">jet: +0,2 mult</text:p>
      <text:p text:style-name="P43"><text:span text:style-name="T56"><text:line-break/>---------------------------<text:line-break/>SPELL<text:line-break/>Perks:<text:line-break/></text:span>Destructor: +0.1 dmg multi</text:p>
      <text:p text:style-name="P43"/>
      <text:p text:style-name="P27"><text:span text:style-name="T66">Consumables</text:span><text:span text:style-name="T65">:</text:span></text:p>
      <text:p text:style-name="P27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7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9">Elixir of bitterness: 5% as cold per stack</text:p>
      <text:p text:style-name="P27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7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6">Elixir of wrath: 5% as fire per stack</text:p>
      <text:p text:style-name="P27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7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6">Elixir of hatred: 5% as lightning per stack</text:p>
      <text:p text:style-name="P27"><text:span text:style-name="T65"/></text:p>
      <text:p text:style-name="P74">Weapons:</text:p>
      <text:p text:style-name="P68">Crescent moon: After an attack crits, this deals +0,25 dmg multi</text:p>
      <text:p text:style-name="P68"/>
      <text:p text:style-name="P61"><text:span text:style-name="T57">Equipment</text:span>:</text:p>
      <text:p text:style-name="P43">Acolyte of the damned: spend 5% of currend end and half that to dmg</text:p>
      <text:p text:style-name="P68">Kinetic absorber: -1 to cd when you block</text:p>
      <text:p text:style-name="P50">Pledge of blood: if at max end, remove 10% of it and gain +4 rating</text:p>
      <text:p text:style-name="P50">Hourglass of reshaping: +0,05 dmg mult per spell on cd</text:p>
      <text:p text:style-name="P50">ancient puzzle box: if last use of spell, then +0,1 mult and +2 rating</text:p>
      <text:p text:style-name="P50">topaz ring: next attack deals 10% extra as lightning</text:p>
      <text:p text:style-name="P50">pearl ring: if first spell of combat, +3 rating</text:p>
      <text:p text:style-name="P50">nacre: 15% chance of not going into cd</text:p>
      <text:p text:style-name="P50">-------------------------------------------------------------</text:p>
      <text:p text:style-name="P255"><text:soft-page-break/>LIGHTNING</text:p>
      <text:p text:style-name="P233">Perks:</text:p>
      <text:p text:style-name="P239"><text:span text:style-name="T77">Electromancer</text:span>: Minimum level 2</text:p>
      <text:p text:style-name="P240"><text:span text:style-name="T77">Storm</text:span>walker: +0,1 dmg multi</text:p>
      <text:p text:style-name="P239"><text:span text:style-name="T69">Pyromancer</text:span>: -1 to maximum level</text:p>
      <text:p text:style-name="P239"><text:span text:style-name="T77">Lich:</text:span> -1 to maximum level</text:p>
      <text:p text:style-name="P245"/>
      <text:p text:style-name="P228">Weapons:</text:p>
      <text:p text:style-name="P245"/>
      <text:p text:style-name="P245"/>
      <text:p text:style-name="P250"><text:span text:style-name="T57">Equipment</text:span>:</text:p>
      <text:p text:style-name="P245">Hand of the vizier: +1 to rating, next attack deals 10% extra dmg as <text:span text:style-name="T77">light</text:span></text:p>
      <text:p text:style-name="P311">-------------------------------------------------</text:p>
      <text:p text:style-name="P218">NATURE</text:p>
      <text:p text:style-name="P215">Perks:</text:p>
      <text:p text:style-name="P212"><text:span text:style-name="T57">Shaman</text:span>: +2 to rating</text:p>
      <text:p text:style-name="P212"/>
      <text:p text:style-name="P212"/>
      <text:p text:style-name="P218">Weapons:</text:p>
      <text:p text:style-name="P218">Desert wind: rating +1</text:p>
      <text:p text:style-name="P221"/>
      <text:p text:style-name="P224"><text:span text:style-name="T57">Equipment</text:span>:</text:p>
      <text:p text:style-name="P212">Sorcerer’s Pledge: <text:span text:style-name="T55">+1 to rating if </text:span><text:span text:style-name="T63">nature</text:span></text:p>
      <text:p text:style-name="P212">Sorcerer’s Pledge: -0,1 dmg multi <text:span text:style-name="T55">if not </text:span><text:span text:style-name="T63">nature</text:span></text:p>
      <text:p text:style-name="P218">Coralweave: +1 rating</text:p>
      <text:p text:style-name="P218">Voice of the storm: +2 rating</text:p>
      <text:p text:style-name="P27" loext:marker-style-name="T10"><text:span text:style-name="T70">Calamity conflux: +2 rating, 5% extra as </text:span><text:span text:style-name="T71">fire</text:span><text:span text:style-name="T70"> and </text:span><text:span text:style-name="T72">cold</text:span></text:p>
      <text:p text:style-name="P27" loext:marker-style-name="T10"><text:span text:style-name="T73">--------------------------------------------------------------</text:span></text:p>
      <text:p text:style-name="P326" loext:marker-style-name="T2"><text:span text:style-name="T10">Sky Spear (</text:span><text:span text:style-name="T2">divine)</text:span></text:p>
      <text:p text:style-name="P27" loext:marker-style-name="T10"><text:span text:style-name="T10">Lvl1: Deal X lightning damage, 20% extra per every </text:span><text:span text:style-name="T23">time it was casted this combat</text:span><text:span text:style-name="T10"><text:line-break/>Lvl2: Deal X lightning damage, 20% extra per every </text:span><text:span text:style-name="T23">time it was casted this combat</text:span></text:p>
      <text:p text:style-name="P27" loext:marker-style-name="T10"><text:span text:style-name="T10">Lvl3: Deal X lightning damage, 25% extra per every </text:span><text:span text:style-name="T23">time it was casted this combat</text:span></text:p>
      <text:p text:style-name="P27" loext:marker-style-name="T10"><text:span text:style-name="T10">Lvl4: Deal X lightning damage, 30% extra per every </text:span><text:span text:style-name="T23">time it was casted this combat</text:span></text:p>
      <text:p text:style-name="P27" loext:marker-style-name="T1"><text:span text:style-name="T10">Lvl5: Deal X lightning damage, 35% extra per every </text:span><text:span text:style-name="T23">time it was casted this combat</text:span></text:p>
      <text:p text:style-name="P323" loext:marker-style-name="T1"/>
      <text:p text:style-name="P107">TAGS: SPELL | <text:span text:style-name="T76">LIGHTNING</text:span> | <text:span text:style-name="T77">DIVINE</text:span><text:line-break/><text:span text:style-name="T56">GENERIC:<text:line-break/>Perks:</text:span></text:p>
      <text:p text:style-name="P107">Supposed to Rot: +0,2 dmg multi per necrotic limb</text:p>
      <text:p text:style-name="P107">Herald of salvation: -0,05 dmg multi</text:p>
      <text:p text:style-name="P136">Reckless: +0,05 dmg multi per cloth or empty armor slot</text:p>
      <text:p text:style-name="P305">Shatter: <text:s/>+0,05 dmg mult per turn enemy has been chilled</text:p>
      <text:p text:style-name="P173">Fatal Curse: +0,1 mult against cursed enemies</text:p>
      <text:p text:style-name="P173"/>
      <text:p text:style-name="P113">Weapons:</text:p>
      <text:p text:style-name="P124">Daevas capricionsouness: 10% to 25% of random fire/cold/light</text:p>
      <text:p text:style-name="P125">Demongrip: 25% as fire</text:p>
      <text:p text:style-name="P125">Hellsiege: 25% as fire</text:p>
      <text:p text:style-name="P125">Desert wind: 15% as fire</text:p>
      <text:p text:style-name="P125"><text:soft-page-break/>Marids gift: 15% as cold</text:p>
      <text:p text:style-name="P125">Eventide: 35% as cold</text:p>
      <text:p text:style-name="P125">Thurizas: 35% as light</text:p>
      <text:p text:style-name="P125">Crescent Moon: 15% as magic</text:p>
      <text:p text:style-name="P125">Cuchaviva: 15% as magic</text:p>
      <text:p text:style-name="P125"/>
      <text:p text:style-name="P142">Items:</text:p>
      <text:p text:style-name="P124">Cleanser of the unholy: 10% as fire</text:p>
      <text:p text:style-name="P125">Voice of the Storm: 15% as lightning</text:p>
      <text:p text:style-name="P131">Acolyte of the damned: 15% as magic</text:p>
      <text:p text:style-name="P125">Essence Spike: 8% as magic</text:p>
      <text:p text:style-name="P125">Hourglass of reshaping: 8% as magic</text:p>
      <text:p text:style-name="P107"><text:span text:style-name="T61">Zircon ring: 5% added as magic</text:span><text:span text:style-name="T56"><text:line-break/></text:span>Poisoner’s Precaution: 20% chance to poison</text:p>
      <text:p text:style-name="P86">The Stampede: +0,02 dmg multi per initiative higher than enemy</text:p>
      <text:p text:style-name="P97">ruby ring: 3% of dmg as fire per affliction on enemy</text:p>
      <text:p text:style-name="P97">amber ring: +0,07 mult if at full endurance</text:p>
      <text:p text:style-name="P97">soapstone ring: +0,08 mult if enemy restrained</text:p>
      <text:p text:style-name="P97">jet: +0,2 mult</text:p>
      <text:p text:style-name="P43"><text:span text:style-name="T56"><text:line-break/>---------------------------<text:line-break/>SPELL<text:line-break/>Perks:<text:line-break/></text:span>Destructor: +0.1 dmg multi</text:p>
      <text:p text:style-name="P43"/>
      <text:p text:style-name="P27"><text:span text:style-name="T66">Consumables</text:span><text:span text:style-name="T65">:</text:span></text:p>
      <text:p text:style-name="P27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7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9">Elixir of bitterness: 5% as cold per stack</text:p>
      <text:p text:style-name="P27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7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6">Elixir of wrath: 5% as fire per stack</text:p>
      <text:p text:style-name="P27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7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6">Elixir of hatred: 5% as lightning per stack</text:p>
      <text:p text:style-name="P27"><text:span text:style-name="T65"/></text:p>
      <text:p text:style-name="P74">Weapons:</text:p>
      <text:p text:style-name="P68">Crescent moon: After an attack crits, this deals +0,25 dmg multi</text:p>
      <text:p text:style-name="P68"/>
      <text:p text:style-name="P61"><text:span text:style-name="T57">Equipment</text:span>:</text:p>
      <text:p text:style-name="P43">Acolyte of the damned: spend 5% of currend end and half that to dmg</text:p>
      <text:p text:style-name="P68">Kinetic absorber: -1 to cd when you block</text:p>
      <text:p text:style-name="P50">Pledge of blood: if at max end, remove 10% of it and gain +4 rating</text:p>
      <text:p text:style-name="P50">Hourglass of reshaping: +0,05 dmg mult per spell on cd</text:p>
      <text:p text:style-name="P50">ancient puzzle box: if last use of spell, then +0,1 mult and +2 rating</text:p>
      <text:p text:style-name="P50">topaz ring: next attack deals 10% extra as lightning</text:p>
      <text:p text:style-name="P50">pearl ring: if first spell of combat, +3 rating</text:p>
      <text:p text:style-name="P50">nacre: 15% chance of not going into cd</text:p>
      <text:p text:style-name="P50">-------------------------------------------------------------</text:p>
      <text:p text:style-name="P255"><text:soft-page-break/>LIGHTNING</text:p>
      <text:p text:style-name="P233">Perks:</text:p>
      <text:p text:style-name="P239"><text:span text:style-name="T77">Electromancer</text:span>: Minimum level 2</text:p>
      <text:p text:style-name="P240"><text:span text:style-name="T77">Storm</text:span>walker: +0,1 dmg multi</text:p>
      <text:p text:style-name="P239"><text:span text:style-name="T69">Pyromancer</text:span>: -1 to maximum level</text:p>
      <text:p text:style-name="P239"><text:span text:style-name="T77">Lich:</text:span> -1 to maximum level</text:p>
      <text:p text:style-name="P245"/>
      <text:p text:style-name="P228">Weapons:</text:p>
      <text:p text:style-name="P245"/>
      <text:p text:style-name="P245"/>
      <text:p text:style-name="P250"><text:span text:style-name="T57">Equipment</text:span>:</text:p>
      <text:p text:style-name="P245">Hand of the vizier: +1 to rating, next attack deals 10% extra dmg as <text:span text:style-name="T77">light</text:span></text:p>
      <text:p text:style-name="P18">--------------------------------------------------------</text:p>
      <text:p text:style-name="P254">DIVINE</text:p>
      <text:p text:style-name="P234">Perks:</text:p>
      <text:p text:style-name="P241"><text:span text:style-name="T63">Dominie</text:span>: +2 to rating</text:p>
      <text:p text:style-name="P241"/>
      <text:p text:style-name="P241"/>
      <text:p text:style-name="P229">Weapons:</text:p>
      <text:p text:style-name="P229"><text:span text:style-name="T63">Gandiva</text:span>: rating +1</text:p>
      <text:p text:style-name="P246"/>
      <text:p text:style-name="P251"><text:span text:style-name="T57">Equipment</text:span>:</text:p>
      <text:p text:style-name="P241">Sorcerer’s Pledge: <text:span text:style-name="T55">+1 to rating if </text:span><text:span text:style-name="T63">divine</text:span></text:p>
      <text:p text:style-name="P241">Sorcerer’s Pledge: -0,1 dmg multi <text:span text:style-name="T55">if not </text:span><text:span text:style-name="T63">divine</text:span></text:p>
      <text:p text:style-name="P229"><text:span text:style-name="T63">Hood of penitence</text:span>: +<text:span text:style-name="T63">3</text:span> rating</text:p>
      <text:p text:style-name="P229"><text:span text:style-name="T63">Sacred Oath</text:span> +<text:span text:style-name="T63">1</text:span> rating</text:p>
      <text:p text:style-name="P229"><text:span text:style-name="T63">Gilded icon</text:span>: +2 rating, <text:span text:style-name="T63">if </text:span><text:span text:style-name="T77">Sky Spear</text:span><text:span text:style-name="T63"> remove CD and +1 use</text:span></text:p>
      <text:p text:style-name="P229"/>
      <text:p text:style-name="P326" loext:marker-style-name="T2"><text:span text:style-name="T10">Red Lightning (</text:span><text:span text:style-name="T2">infernal)</text:span></text:p>
      <text:p text:style-name="P326" loext:marker-style-name="T10"><text:span text:style-name="T10">Lvl1: Deal X lightning damage, 33% chance to burn<text:line-break/>Lvl2: Deal X lightning damage, 33% chance to burn</text:span><text:span text:style-name="T10"/></text:p>
      <text:p text:style-name="P326" loext:marker-style-name="T10"><text:span text:style-name="T10">Lvl3: Deal X lightning damage, 45% chance to burn</text:span><text:span text:style-name="T10"/></text:p>
      <text:p text:style-name="P326" loext:marker-style-name="T10"><text:span text:style-name="T10">Lvl4: Deal X lightning damage, 57% chance to burn</text:span><text:span text:style-name="T10"/></text:p>
      <text:p text:style-name="P326" loext:marker-style-name="T10"><text:span text:style-name="T10">Lvl5: Deal X lightning damage, 70% chance to burn</text:span><text:span text:style-name="T10"/></text:p>
      <text:p text:style-name="P107">TAGS: SPELL | <text:span text:style-name="T76">LIGHTNING</text:span> | <text:span text:style-name="T77">INFERNAL | BURN<text:line-break/></text:span><text:span text:style-name="T56">GENERIC:<text:line-break/>Perks:</text:span></text:p>
      <text:p text:style-name="P107">Supposed to Rot: +0,2 dmg multi per necrotic limb</text:p>
      <text:p text:style-name="P107">Herald of salvation: -0,05 dmg multi</text:p>
      <text:p text:style-name="P136">Reckless: +0,05 dmg multi per cloth or empty armor slot</text:p>
      <text:p text:style-name="P305">Shatter: <text:s/>+0,05 dmg mult per turn enemy has been chilled</text:p>
      <text:p text:style-name="P173">Fatal Curse: +0,1 mult against cursed enemies</text:p>
      <text:p text:style-name="P173"/>
      <text:p text:style-name="P113">Weapons:</text:p>
      <text:p text:style-name="P124">Daevas capricionsouness: 10% to 25% of random fire/cold/light</text:p>
      <text:p text:style-name="P125">Demongrip: 25% as fire</text:p>
      <text:p text:style-name="P125">Hellsiege: 25% as fire</text:p>
      <text:p text:style-name="P125">Desert wind: 15% as fire</text:p>
      <text:p text:style-name="P125">Marids gift: 15% as cold</text:p>
      <text:p text:style-name="P125"><text:soft-page-break/>Eventide: 35% as cold</text:p>
      <text:p text:style-name="P125">Thurizas: 35% as light</text:p>
      <text:p text:style-name="P125">Crescent Moon: 15% as magic</text:p>
      <text:p text:style-name="P125">Cuchaviva: 15% as magic</text:p>
      <text:p text:style-name="P125"/>
      <text:p text:style-name="P142">Items:</text:p>
      <text:p text:style-name="P124">Cleanser of the unholy: 10% as fire</text:p>
      <text:p text:style-name="P125">Voice of the Storm: 15% as lightning</text:p>
      <text:p text:style-name="P131">Acolyte of the damned: 15% as magic</text:p>
      <text:p text:style-name="P125">Essence Spike: 8% as magic</text:p>
      <text:p text:style-name="P125">Hourglass of reshaping: 8% as magic</text:p>
      <text:p text:style-name="P107"><text:span text:style-name="T61">Zircon ring: 5% added as magic</text:span><text:span text:style-name="T56"><text:line-break/></text:span>Poisoner’s Precaution: 20% chance to poison</text:p>
      <text:p text:style-name="P86">The Stampede: +0,02 dmg multi per initiative higher than enemy</text:p>
      <text:p text:style-name="P97">ruby ring: 3% of dmg as fire per affliction on enemy</text:p>
      <text:p text:style-name="P97">amber ring: +0,07 mult if at full endurance</text:p>
      <text:p text:style-name="P97">soapstone ring: +0,08 mult if enemy restrained</text:p>
      <text:p text:style-name="P97">jet: +0,2 mult</text:p>
      <text:p text:style-name="P43"><text:span text:style-name="T56"><text:line-break/>---------------------------<text:line-break/>SPELL<text:line-break/>Perks:<text:line-break/></text:span>Destructor: +0.1 dmg multi</text:p>
      <text:p text:style-name="P43"/>
      <text:p text:style-name="P27"><text:span text:style-name="T66">Consumables</text:span><text:span text:style-name="T65">:</text:span></text:p>
      <text:p text:style-name="P27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7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9">Elixir of bitterness: 5% as cold per stack</text:p>
      <text:p text:style-name="P27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7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6">Elixir of wrath: 5% as fire per stack</text:p>
      <text:p text:style-name="P27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7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6">Elixir of hatred: 5% as lightning per stack</text:p>
      <text:p text:style-name="P27"><text:span text:style-name="T65"/></text:p>
      <text:p text:style-name="P74">Weapons:</text:p>
      <text:p text:style-name="P68">Crescent moon: After an attack crits, this deals +0,25 dmg multi</text:p>
      <text:p text:style-name="P68"/>
      <text:p text:style-name="P61"><text:span text:style-name="T57">Equipment</text:span>:</text:p>
      <text:p text:style-name="P43">Acolyte of the damned: spend 5% of currend end and half that to dmg</text:p>
      <text:p text:style-name="P68">Kinetic absorber: -1 to cd when you block</text:p>
      <text:p text:style-name="P50">Pledge of blood: if at max end, remove 10% of it and gain +4 rating</text:p>
      <text:p text:style-name="P50">Hourglass of reshaping: +0,05 dmg mult per spell on cd</text:p>
      <text:p text:style-name="P50">ancient puzzle box: if last use of spell, then +0,1 mult and +2 rating</text:p>
      <text:p text:style-name="P50">topaz ring: next attack deals 10% extra as lightning</text:p>
      <text:p text:style-name="P50">pearl ring: if first spell of combat, +3 rating</text:p>
      <text:p text:style-name="P50">nacre: 15% chance of not going into cd</text:p>
      <text:p text:style-name="P50">-------------------------------------------------------------</text:p>
      <text:p text:style-name="P255">LIGHTNING</text:p>
      <text:p text:style-name="P233"><text:soft-page-break/>Perks:</text:p>
      <text:p text:style-name="P239"><text:span text:style-name="T77">Electromancer</text:span>: Minimum level 2</text:p>
      <text:p text:style-name="P240"><text:span text:style-name="T77">Storm</text:span>walker: +0,1 dmg multi</text:p>
      <text:p text:style-name="P239"><text:span text:style-name="T69">Pyromancer</text:span>: -1 to maximum level</text:p>
      <text:p text:style-name="P239"><text:span text:style-name="T77">Lich:</text:span> -1 to maximum level</text:p>
      <text:p text:style-name="P245"/>
      <text:p text:style-name="P228">Weapons:</text:p>
      <text:p text:style-name="P245"/>
      <text:p text:style-name="P245"/>
      <text:p text:style-name="P250"><text:span text:style-name="T57">Equipment</text:span>:</text:p>
      <text:p text:style-name="P245">Hand of the vizier: +1 to rating, next attack deals 10% extra dmg as <text:span text:style-name="T77">light</text:span></text:p>
      <text:p text:style-name="P245">-----------------------------------------------------------</text:p>
      <text:p text:style-name="P258">INFERNAL</text:p>
      <text:p text:style-name="P261">Perks:</text:p>
      <text:p text:style-name="P264"><text:span text:style-name="T63">Demonologist</text:span>: +2 to rating</text:p>
      <text:p text:style-name="P264"/>
      <text:p text:style-name="P264"/>
      <text:p text:style-name="P267">Weapons:</text:p>
      <text:p text:style-name="P267"/>
      <text:p text:style-name="P270"/>
      <text:p text:style-name="P273"><text:span text:style-name="T57">Equipment</text:span>:</text:p>
      <text:p text:style-name="P264">Sorcerer’s Pledge: <text:span text:style-name="T55">+1 to rating if </text:span><text:span text:style-name="T63">infernal</text:span></text:p>
      <text:p text:style-name="P264">Sorcerer’s Pledge: -0,1 dmg multi <text:span text:style-name="T55">if not </text:span><text:span text:style-name="T63">infernal</text:span></text:p>
      <text:p text:style-name="P267"><text:span text:style-name="T63">Chained heart</text:span>: +<text:span text:style-name="T63">2</text:span> rating, <text:span text:style-name="T63">+0,15 mult, consumes 5% of current endurance, restores all spent endu at end of combat</text:span></text:p>
      <text:p text:style-name="P276">Crown of horns: +2 rating, +0,4 mult while cursed</text:p>
      <text:p text:style-name="P316">--------------------------------------------</text:p>
      <text:p text:style-name="P317">BURN</text:p>
      <text:p text:style-name="P317">Perks:<text:line-break/><text:span text:style-name="T78">Fan the flames: Burns deal +0.4 dmg multi and last 1 turn less</text:span></text:p>
      <text:p text:style-name="P317"><text:span text:style-name="T78">W</text:span>eapons:</text:p>
      <text:p text:style-name="P317"/>
      <text:p text:style-name="P317"><text:span text:style-name="T78">E</text:span>quipment:</text:p>
      <text:p text:style-name="P339">ammo ring: burns deal 2% of targets max end per round</text:p>
      <text:p text:style-name="P318"/>
      <text:p text:style-name="P318"/>
      <text:p text:style-name="P326" loext:marker-style-name="T2"><text:span text:style-name="T10">Ball Lightning (</text:span><text:span text:style-name="T2">eldritch)</text:span></text:p>
      <text:p text:style-name="P326" loext:marker-style-name="T10"><text:span text:style-name="T10">Lvl1: Deal X lightning damage, 10% chance to overcharge<text:line-break/>Lvl2: Deal X lightning damage, 10% chance to overcharge</text:span><text:span text:style-name="T10"/></text:p>
      <text:p text:style-name="P326" loext:marker-style-name="T10"><text:span text:style-name="T10">Lvl3: Deal X lightning damage, 15% chance to overcharge</text:span><text:span text:style-name="T10"/></text:p>
      <text:p text:style-name="P326" loext:marker-style-name="T10"><text:span text:style-name="T10">Lvl4: Deal X lightning damage, 20% chance to overcharge</text:span><text:span text:style-name="T10"/></text:p>
      <text:p text:style-name="P326" loext:marker-style-name="T10"><text:span text:style-name="T10">Lvl5: Deal X lightning damage, 25% chance to overcharge</text:span><text:span text:style-name="T10"/></text:p>
      <text:p text:style-name="P107">TAGS: SPELL | <text:span text:style-name="T76">LIGHTNING</text:span> | <text:span text:style-name="T77">ELDRITCH | OVERCHARGE<text:line-break/></text:span><text:span text:style-name="T56">GENERIC:<text:line-break/>Perks:</text:span></text:p>
      <text:p text:style-name="P107">Supposed to Rot: +0,2 dmg multi per necrotic limb</text:p>
      <text:p text:style-name="P107">Herald of salvation: -0,05 dmg multi</text:p>
      <text:p text:style-name="P136">Reckless: +0,05 dmg multi per cloth or empty armor slot</text:p>
      <text:p text:style-name="P305">Shatter: <text:s/>+0,05 dmg mult per turn enemy has been chilled</text:p>
      <text:p text:style-name="P173">Fatal Curse: +0,1 mult against cursed enemies</text:p>
      <text:p text:style-name="P173"><text:soft-page-break/></text:p>
      <text:p text:style-name="P113">Weapons:</text:p>
      <text:p text:style-name="P124">Daevas capricionsouness: 10% to 25% of random fire/cold/light</text:p>
      <text:p text:style-name="P125">Demongrip: 25% as fire</text:p>
      <text:p text:style-name="P125">Hellsiege: 25% as fire</text:p>
      <text:p text:style-name="P125">Desert wind: 15% as fire</text:p>
      <text:p text:style-name="P125">Marids gift: 15% as cold</text:p>
      <text:p text:style-name="P125">Eventide: 35% as cold</text:p>
      <text:p text:style-name="P125">Thurizas: 35% as light</text:p>
      <text:p text:style-name="P125">Crescent Moon: 15% as magic</text:p>
      <text:p text:style-name="P125">Cuchaviva: 15% as magic</text:p>
      <text:p text:style-name="P125"/>
      <text:p text:style-name="P142">Items:</text:p>
      <text:p text:style-name="P124">Cleanser of the unholy: 10% as fire</text:p>
      <text:p text:style-name="P125">Voice of the Storm: 15% as lightning</text:p>
      <text:p text:style-name="P131">Acolyte of the damned: 15% as magic</text:p>
      <text:p text:style-name="P125">Essence Spike: 8% as magic</text:p>
      <text:p text:style-name="P125">Hourglass of reshaping: 8% as magic</text:p>
      <text:p text:style-name="P107"><text:span text:style-name="T61">Zircon ring: 5% added as magic</text:span><text:span text:style-name="T56"><text:line-break/></text:span>Poisoner’s Precaution: 20% chance to poison</text:p>
      <text:p text:style-name="P86">The Stampede: +0,02 dmg multi per initiative higher than enemy</text:p>
      <text:p text:style-name="P97">ruby ring: 3% of dmg as fire per affliction on enemy</text:p>
      <text:p text:style-name="P97">amber ring: +0,07 mult if at full endurance</text:p>
      <text:p text:style-name="P97">soapstone ring: +0,08 mult if enemy restrained</text:p>
      <text:p text:style-name="P97">jet: +0,2 mult</text:p>
      <text:p text:style-name="P43"><text:span text:style-name="T56"><text:line-break/>---------------------------<text:line-break/>SPELL<text:line-break/>Perks:<text:line-break/></text:span>Destructor: +0.1 dmg multi</text:p>
      <text:p text:style-name="P43"/>
      <text:p text:style-name="P27"><text:span text:style-name="T66">Consumables</text:span><text:span text:style-name="T65">:</text:span></text:p>
      <text:p text:style-name="P27"><text:span text:style-name="T66">Potion</text:span><text:span text:style-name="T65"> </text:span><text:span text:style-name="T66">of</text:span><text:span text:style-name="T65"> </text:span><text:span text:style-name="T66">bitterness</text:span><text:span text:style-name="T65">: 10% </text:span><text:span text:style-name="T66">as</text:span><text:span text:style-name="T65"> </text:span><text:span text:style-name="T66">cold</text:span></text:p>
      <text:p text:style-name="P27"><text:span text:style-name="T65">G </text:span><text:span text:style-name="T66">potion</text:span><text:span text:style-name="T65"> of </text:span><text:span text:style-name="T66">bitterness</text:span><text:span text:style-name="T65">: 25% as cold</text:span></text:p>
      <text:p text:style-name="P79">Elixir of bitterness: 5% as cold per stack</text:p>
      <text:p text:style-name="P27"><text:span text:style-name="T66">Potion</text:span><text:span text:style-name="T65"> </text:span><text:span text:style-name="T66">of</text:span><text:span text:style-name="T65"> </text:span><text:span text:style-name="T67">wrath</text:span><text:span text:style-name="T65">: 10% </text:span><text:span text:style-name="T66">as</text:span><text:span text:style-name="T65"> f</text:span><text:span text:style-name="T67">ire</text:span></text:p>
      <text:p text:style-name="P27"><text:span text:style-name="T65">G </text:span><text:span text:style-name="T66">potion</text:span><text:span text:style-name="T65"> of </text:span><text:span text:style-name="T67">wrath</text:span><text:span text:style-name="T65">: 25% as fire</text:span></text:p>
      <text:p text:style-name="P146">Elixir of wrath: 5% as fire per stack</text:p>
      <text:p text:style-name="P27"><text:span text:style-name="T66">Potion</text:span><text:span text:style-name="T65"> </text:span><text:span text:style-name="T66">of</text:span><text:span text:style-name="T65"> </text:span><text:span text:style-name="T67">hatred</text:span><text:span text:style-name="T65">: 10% </text:span><text:span text:style-name="T66">as</text:span><text:span text:style-name="T65"> </text:span><text:span text:style-name="T67">light</text:span></text:p>
      <text:p text:style-name="P27"><text:span text:style-name="T65">G </text:span><text:span text:style-name="T66">potion</text:span><text:span text:style-name="T65"> of </text:span><text:span text:style-name="T67">hatred</text:span><text:span text:style-name="T65">: 25% as lightning</text:span></text:p>
      <text:p text:style-name="P146">Elixir of hatred: 5% as lightning per stack</text:p>
      <text:p text:style-name="P27"><text:span text:style-name="T65"/></text:p>
      <text:p text:style-name="P74">Weapons:</text:p>
      <text:p text:style-name="P68">Crescent moon: After an attack crits, this deals +0,25 dmg multi</text:p>
      <text:p text:style-name="P68"/>
      <text:p text:style-name="P61"><text:span text:style-name="T57">Equipment</text:span>:</text:p>
      <text:p text:style-name="P43">Acolyte of the damned: spend 5% of currend end and half that to dmg</text:p>
      <text:p text:style-name="P68">Kinetic absorber: -1 to cd when you block</text:p>
      <text:p text:style-name="P50">Pledge of blood: if at max end, remove 10% of it and gain +4 rating</text:p>
      <text:p text:style-name="P50"><text:soft-page-break/>Hourglass of reshaping: +0,05 dmg mult per spell on cd</text:p>
      <text:p text:style-name="P50">ancient puzzle box: if last use of spell, then +0,1 mult and +2 rating</text:p>
      <text:p text:style-name="P50">topaz ring: next attack deals 10% extra as lightning</text:p>
      <text:p text:style-name="P50">pearl ring: if first spell of combat, +3 rating</text:p>
      <text:p text:style-name="P50">nacre: 15% chance of not going into cd</text:p>
      <text:p text:style-name="P50">-------------------------------------------------------------</text:p>
      <text:p text:style-name="P255">LIGHTNING</text:p>
      <text:p text:style-name="P233">Perks:</text:p>
      <text:p text:style-name="P239"><text:span text:style-name="T77">Electromancer</text:span>: Minimum level 2</text:p>
      <text:p text:style-name="P240"><text:span text:style-name="T77">Storm</text:span>walker: +0,1 dmg multi</text:p>
      <text:p text:style-name="P239"><text:span text:style-name="T69">Pyromancer</text:span>: -1 to maximum level</text:p>
      <text:p text:style-name="P239"><text:span text:style-name="T77">Lich:</text:span> -1 to maximum level</text:p>
      <text:p text:style-name="P245"/>
      <text:p text:style-name="P228">Weapons:</text:p>
      <text:p text:style-name="P245"/>
      <text:p text:style-name="P245"/>
      <text:p text:style-name="P250"><text:span text:style-name="T57">Equipment</text:span>:</text:p>
      <text:p text:style-name="P245">Hand of the vizier: +1 to rating, next attack deals 10% extra dmg as <text:span text:style-name="T77">light</text:span></text:p>
      <text:p text:style-name="P245">------------------------------------------------------------------</text:p>
      <text:p text:style-name="P294">ELDRITCH</text:p>
      <text:p text:style-name="P279">Perks:</text:p>
      <text:p text:style-name="P282"><text:span text:style-name="T64">Occultist</text:span>: +2 to rating</text:p>
      <text:p text:style-name="P294">Toying with madness: -2 to +4 rating (at random)</text:p>
      <text:p text:style-name="P282"/>
      <text:p text:style-name="P285">Weapons:</text:p>
      <text:p text:style-name="P285"/>
      <text:p text:style-name="P288"/>
      <text:p text:style-name="P291"><text:span text:style-name="T57">Equipment</text:span>:</text:p>
      <text:p text:style-name="P282">Sorcerer’s Pledge: <text:span text:style-name="T55">+1 to rating if </text:span><text:span text:style-name="T64">eldritch</text:span></text:p>
      <text:p text:style-name="P282">Sorcerer’s Pledge: -0,1 dmg multi <text:span text:style-name="T55">if not </text:span><text:span text:style-name="T64">eldritch</text:span></text:p>
      <text:p text:style-name="P285"><text:span text:style-name="T64">forbidden tome</text:span>: +<text:span text:style-name="T63">2</text:span> rating, <text:span text:style-name="T64">applies random affliction to you and enemy</text:span></text:p>
      <text:p text:style-name="P297">mirror mask: +2 rating, removes afflictions and copies onto enemy</text:p>
      <text:p text:style-name="P297">------------------------------------------------</text:p>
      <text:p text:style-name="P298">OVERCHARGE<text:line-break/><text:line-break/>Perks:<text:line-break/>Closed circuit: Overcharge dmg has a 3% chance to stun<text:line-break/>Living battery: -0,5 mult for overcharge, overcharge triggers on basic attacks</text:p>
      <text:p text:style-name="P298"/>
      <text:p text:style-name="P299">Weapons:<text:line-break/><text:line-break/>Equipment:<text:line-break/>Voice of the storm: Overcharge +0,3 mult</text:p>
      <text:p text:style-name="P299">azurite ring: 33% for overcharge trigger to seal</text:p>
      <text:p text:style-name="P299"/>
      <text:p text:style-name="P326" loext:marker-style-name="T1"><text:span text:style-name="T1">Lightning Rituals:</text:span><text:span text:style-name="T1"/></text:p>
      <text:p text:style-name="P323" loext:marker-style-name="T1"/>
      <text:p text:style-name="P326" loext:marker-style-name="T2"><text:span text:style-name="T10">Storm Cloud (</text:span><text:span text:style-name="T2">Nature)</text:span></text:p>
      <text:p text:style-name="P326" loext:marker-style-name="T10"><text:span text:style-name="T10">Lvl1: Creates a cloud over your camp. Whenever you cast a spell, the cloud bolts the enemy for X </text:span><text:soft-page-break/><text:span text:style-name="T10">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0"/></text:p>
      <text:p text:style-name="P326" loext:marker-style-name="T10"><text:span text:style-name="T10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0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326" loext:marker-style-name="T10"><text:span text:style-name="T10">Aura of Conductivity (</text:span><text:span text:style-name="T2">Divine)<text:line-break/></text:span><text:span text:style-name="T10">Lvl1: At the end of your turn, deal X lightning damage to enemies. Only one aura can be active at a time. Lasts until next rest. Mishap: Take lightning damage</text:span></text:p>
      <text:p text:style-name="P326" loext:marker-style-name="T10"><text:span text:style-name="T10">Lvl2: At the end of your turn, deal X lightning damage to enemies. Only one aura can be active at a time. Lasts until next rest. Mishap: Take lightning damage</text:span><text:span text:style-name="T10"/></text:p>
      <text:p text:style-name="P326" loext:marker-style-name="T10"><text:span text:style-name="T10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0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0">Lvl5: At the end of your turn, deal X lightning damage to enemies with a 25% chance to overcharge. Only one aura can be active at a time. Lasts until next rest. Mishap: Take lightning damage</text:span></text:p>
      <text:p text:style-name="P319" loext:marker-style-name="T10"/>
      <text:p text:style-name="P326" loext:marker-style-name="T10"><text:span text:style-name="T10">Voltaxic Glyph (</text:span><text:span text:style-name="T2">arcane)<text:line-break/></text:span><text:span text:style-name="T10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326" loext:marker-style-name="T10"><text:span text:style-name="T10">Lvl5: Inscribe a weapon with lightning magic, causing your attacks and skills with it to deal an additional 30% damage as lightning and granting it +18% crit damage. Only one glyph can be active </text:span><text:soft-page-break/><text:span text:style-name="T10">per weapon at a time. Lasts until the next rest. Mishap: Destroy weapon</text:span><text:span text:style-name="T10"/></text:p>
      <text:p text:style-name="P319" loext:marker-style-name="T10"/>
      <text:p text:style-name="P326" loext:marker-style-name="T10"><text:span text:style-name="T10">Storm Aegis (</text:span><text:span text:style-name="T2">arcane</text:span><text:span text:style-name="T10">)</text:span></text:p>
      <text:p text:style-name="P326" loext:marker-style-name="T10"><text:span text:style-name="T10">Lvl1: Cover yourself with crackling lightning, granting you X lightning thorns. Only one aegis can be active at a time. Lasts until the next rest. Mishap: Reduce lightning resistance</text:span><text:span text:style-name="T10"/></text:p>
      <text:p text:style-name="P326" loext:marker-style-name="T10"><text:span text:style-name="T10">Lvl2: Cover yourself with crackling lightning, granting you X lightning thorns. Only one aegis can be active at a time. Lasts until the next rest. Mishap: Reduce lightning resistance</text:span><text:span text:style-name="T10"/></text:p>
      <text:p text:style-name="P326" loext:marker-style-name="T10"><text:span text:style-name="T10">Lvl3: Cover yourself with crackling lightning, granting you X lightning thorns, with a 5% chance to paralyze the attacking limb. Only one aegis can be active at a time. Lasts until the next rest. Mishap: Reduce lightning resistance</text:span><text:span text:style-name="T10"/></text:p>
      <text:p text:style-name="P326" loext:marker-style-name="T10"><text:span text:style-name="T10">Lvl4: Cover yourself with crackling lightning, granting you X lightning thorns, with a 8% chance to paralyze the attacking limb. Only one aegis can be active at a time. Lasts until the next rest. Mishap: Reduce lightning resistance</text:span><text:span text:style-name="T10"/></text:p>
      <text:p text:style-name="P326" loext:marker-style-name="T10"><text:span text:style-name="T10">Lvl5: Cover yourself with crackling lightning, granting you X lightning thorns, with a 10% chance to paralyze the attacking limb. Only one aegis can be active at a time. Lasts until the next rest. Mishap: Reduce lightning resistance</text:span><text:span text:style-name="T10"/></text:p>
      <text:p text:style-name="P319" loext:marker-style-name="T10"/>
      <text:p text:style-name="P326" loext:marker-style-name="T10"><text:span text:style-name="T10">Impundulu Form </text:span><text:span text:style-name="T2">(switches body parts to a new set) (eldritch)</text:span><text:span text:style-name="T10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322" loext:marker-style-name="T10">Defy the Heavens (<text:span text:style-name="T32">infernal)<text:line-break/></text:span><text:span text:style-name="T33">Lvl1: Does nothing. Misshap: Permanently reduce one random stat.</text:span></text:p>
      <text:p text:style-name="P322" loext:marker-style-name="T10"><text:span text:style-name="T33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328" loext:marker-style-name="T10"><text:span text:style-name="T1"/></text:p>
      <text:p text:style-name="P323" loext:marker-style-name="T1"/>
      <text:p text:style-name="P326" loext:marker-style-name="T10"><text:span text:style-name="T1">Necromancy spells:</text:span><text:span text:style-name="T1"/></text:p>
      <text:p text:style-name="P319" loext:marker-style-name="T10"/>
      <text:p text:style-name="P326" loext:marker-style-name="T10"><text:span text:style-name="T10">Bone Knife (</text:span><text:span text:style-name="T2">arcane)</text:span></text:p>
      <text:p text:style-name="P326" loext:marker-style-name="T10"><text:span text:style-name="T10">Lvl1: Deal X damage<text:line-break/>Lvl2: Deal X damage</text:span><text:span text:style-name="T10"/></text:p>
      <text:p text:style-name="P326" loext:marker-style-name="T10"><text:span text:style-name="T10">Lvl3: Deal X damage, 20% chance to bleed for 12% of damage over 3 turns</text:span><text:span text:style-name="T10"/></text:p>
      <text:p text:style-name="P326" loext:marker-style-name="T10"><text:span text:style-name="T10">Lvl4: Deal X damage, 30% chance to bleed for 12% of damage over 3 turns</text:span><text:span text:style-name="T10"/></text:p>
      <text:p text:style-name="P326" loext:marker-style-name="T10"><text:span text:style-name="T10">Lvl5: Deal X damage, 40% chance to bleed for 12% of damage over 3 turns</text:span><text:span text:style-name="T10"/></text:p>
      <text:p text:style-name="P319" loext:marker-style-name="T10"/>
      <text:p text:style-name="P326" loext:marker-style-name="T10"><text:span text:style-name="T10">Drain Blood (</text:span><text:span text:style-name="T2">Infernal)</text:span></text:p>
      <text:p text:style-name="P326" loext:marker-style-name="T10"><text:span text:style-name="T10">Lvl1: Deal X damage and recover 10% of damage dealt as endurance<text:line-break/>Lvl2: Deal X damage and recover 10% of damage dealt as endurance</text:span><text:span text:style-name="T10"/></text:p>
      <text:p text:style-name="P326" loext:marker-style-name="T10"><text:span text:style-name="T10">Lvl3: Deal X damage and recover 15% of damage dealt as endurance</text:span><text:span text:style-name="T10"/></text:p>
      <text:p text:style-name="P326" loext:marker-style-name="T10"><text:span text:style-name="T10">Lvl4: Deal X damage and recover 20% of damage dealt as endurance</text:span><text:span text:style-name="T10"/></text:p>
      <text:p text:style-name="P326" loext:marker-style-name="T10"><text:soft-page-break/><text:span text:style-name="T10">Lvl5: Deal X damage and recover 25% of damage dealt as endurance</text:span><text:span text:style-name="T10"/></text:p>
      <text:p text:style-name="P319" loext:marker-style-name="T10"/>
      <text:p text:style-name="P326" loext:marker-style-name="T1"><text:span text:style-name="T10">Ghostly Touch (</text:span><text:span text:style-name="T2">eldritch)</text:span></text:p>
      <text:p text:style-name="P326" loext:marker-style-name="T10"><text:span text:style-name="T10">Lvl1: Deal X magic damage with </text:span><text:span text:style-name="T18">30</text:span><text:span text:style-name="T10">% to curse<text:line-break/>Lvl2: Deal X magic damage with </text:span><text:span text:style-name="T18">30</text:span><text:span text:style-name="T10">% to curse</text:span></text:p>
      <text:p text:style-name="P326" loext:marker-style-name="T10"><text:span text:style-name="T10">Lvl3: Deal X magic damage with </text:span><text:span text:style-name="T18">35</text:span><text:span text:style-name="T10">% to curse</text:span></text:p>
      <text:p text:style-name="P326" loext:marker-style-name="T10"><text:span text:style-name="T10">Lvl4: Deal X magic damage with </text:span><text:span text:style-name="T18">40</text:span><text:span text:style-name="T10">% to curse</text:span></text:p>
      <text:p text:style-name="P326" loext:marker-style-name="T10"><text:span text:style-name="T10">Lvl5: Deal X magic damage with </text:span><text:span text:style-name="T18">4</text:span><text:span text:style-name="T10">5% to curse</text:span></text:p>
      <text:p text:style-name="P323" loext:marker-style-name="T1"/>
      <text:p text:style-name="P22" loext:marker-style-name="T1"><text:span text:style-name="T18">Decay</text:span><text:span text:style-name="T10"> (</text:span><text:span text:style-name="T7">infernal</text:span><text:span text:style-name="T2">)</text:span></text:p>
      <text:p text:style-name="P22" loext:marker-style-name="T10"><text:span text:style-name="T10">Lvl1: Deal X </text:span><text:span text:style-name="T18">damage plus 2% of max endurance</text:span><text:span text:style-name="T10"><text:line-break/>Lvl2: Deal X </text:span><text:span text:style-name="T18">damage plus 2% of max endurance</text:span></text:p>
      <text:p text:style-name="P22" loext:marker-style-name="T10"><text:span text:style-name="T10">Lvl3: Deal X </text:span><text:span text:style-name="T18">damage plus 3% of max endurance</text:span></text:p>
      <text:p text:style-name="P22" loext:marker-style-name="T10"><text:span text:style-name="T10">Lvl4: Deal X </text:span><text:span text:style-name="T18">damage plus 4% of max endurance</text:span></text:p>
      <text:p text:style-name="P22" loext:marker-style-name="T10"><text:span text:style-name="T10">Lvl</text:span><text:span text:style-name="T18">5</text:span><text:span text:style-name="T10">: Deal X </text:span><text:span text:style-name="T18">damage plus 5% of max endurance</text:span></text:p>
      <text:p text:style-name="P323" loext:marker-style-name="T1"/>
      <text:p text:style-name="P323" loext:marker-style-name="T1"/>
      <text:p text:style-name="P326" loext:marker-style-name="T1"><text:span text:style-name="T1">Necromancy rituals:</text:span><text:span text:style-name="T1"/></text:p>
      <text:p text:style-name="P323" loext:marker-style-name="T1"/>
      <text:p text:style-name="P326" loext:marker-style-name="T1"><text:span text:style-name="T10">Unhallowed Ground (</text:span><text:span text:style-name="T2">Infernal</text:span><text:span text:style-name="T10">)</text:span></text:p>
      <text:p text:style-name="P326" loext:marker-style-name="T10"><text:span text:style-name="T10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0"/></text:p>
      <text:p text:style-name="P326" loext:marker-style-name="T1"><text:span text:style-name="T10">Lvl5: Corrupts the ground around your camp. Whenever an enemy reaches 12% or you reach 1% endurance, it dies. Misshap: Take damage<text:line-break/></text:span><text:span text:style-name="T1"/></text:p>
      <text:p text:style-name="P326" loext:marker-style-name="T2"><text:span text:style-name="T10">Bone Aegis (</text:span><text:span text:style-name="T2">arcane)</text:span></text:p>
      <text:p text:style-name="P326" loext:marker-style-name="T10"><text:span text:style-name="T10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0"/></text:p>
      <text:p text:style-name="P326" loext:marker-style-name="T10"><text:span text:style-name="T10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0"/></text:p>
      <text:p text:style-name="P326" loext:marker-style-name="T10"><text:span text:style-name="T10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0"/></text:p>
      <text:p text:style-name="P326" loext:marker-style-name="T10"><text:span text:style-name="T10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0"/></text:p>
      <text:p text:style-name="P326" loext:marker-style-name="T2"><text:span text:style-name="T10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319" loext:marker-style-name="T10"/>
      <text:p text:style-name="P326" loext:marker-style-name="T10"><text:span text:style-name="T10">Zombie Ritual (</text:span><text:span text:style-name="T2">eldritch)</text:span></text:p>
      <text:p text:style-name="P326" loext:marker-style-name="T10"><text:soft-page-break/><text:span text:style-name="T10">Lvl1: Transform a ­­</text:span><text:span text:style-name="T2">necrotic</text:span><text:span text:style-name="T10"> limb into undead. Misshap: Destroy it instead.</text:span></text:p>
      <text:p text:style-name="P326" loext:marker-style-name="T10"><text:span text:style-name="T10">Lvl2: Transform a ­­</text:span><text:span text:style-name="T2">necrotic</text:span><text:span text:style-name="T10"> limb into undead. Misshap: Destroy it instead.</text:span></text:p>
      <text:p text:style-name="P326" loext:marker-style-name="T10"><text:span text:style-name="T10">Lvl3: Transform a ­­</text:span><text:span text:style-name="T2">necrotic</text:span><text:span text:style-name="T10"> limb into undead and restore 10% of its endurance. Misshap: Destroy it instead.</text:span></text:p>
      <text:p text:style-name="P326" loext:marker-style-name="T10"><text:span text:style-name="T10">Lvl4: Transform a ­­</text:span><text:span text:style-name="T2">necrotic</text:span><text:span text:style-name="T10"> limb into undead and restore 15% of its endurance. Misshap: Destroy it instead.</text:span></text:p>
      <text:p text:style-name="P326" loext:marker-style-name="T10"><text:span text:style-name="T10">Lvl5: Transform a ­­</text:span><text:span text:style-name="T2">necrotic</text:span><text:span text:style-name="T10"> limb into undead and restore 20% of its endurance. Misshap: Destroy it instead.</text:span></text:p>
      <text:p text:style-name="P319" loext:marker-style-name="T10"/>
      <text:p text:style-name="P326" loext:marker-style-name="T2"><text:span text:style-name="T10">Ghoul Form (</text:span><text:span text:style-name="T2">eldritch)</text:span></text:p>
      <text:p text:style-name="P326" loext:marker-style-name="T1"><text:span text:style-name="T10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322" loext:marker-style-name="T10">Flesh Growth (<text:span text:style-name="T32">infernal)<text:line-break/></text:span><text:span text:style-name="T33">Lvl1: Does nothing. Misshap: Permanently reduce maximum endurance.</text:span></text:p>
      <text:p text:style-name="P322" loext:marker-style-name="T10"><text:span text:style-name="T33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328" loext:marker-style-name="T10"><text:span text:style-name="T1"/></text:p>
      <text:p text:style-name="P3">Healing <text:span text:style-name="T52">spells</text:span>:</text:p>
      <text:p text:style-name="P6"/>
      <text:p text:style-name="P7">Cure Wounds (<text:span text:style-name="T32">divine)</text:span></text:p>
      <text:p text:style-name="P331" loext:marker-style-name="T10"><text:span text:style-name="T10">Lvl1: </text:span><text:span text:style-name="T11">Restore X endurance</text:span><text:span text:style-name="T10"><text:line-break/>Lvl2: </text:span><text:span text:style-name="T11">Restore X endurance</text:span></text:p>
      <text:p text:style-name="P331" loext:marker-style-name="T10"><text:span text:style-name="T10">Lvl3: </text:span><text:span text:style-name="T11">Restore X endurance</text:span><text:span text:style-name="T10">, </text:span><text:span text:style-name="T11">30</text:span><text:span text:style-name="T10">% </text:span><text:span text:style-name="T11">extra if under 40% endurance</text:span></text:p>
      <text:p text:style-name="P331" loext:marker-style-name="T10"><text:span text:style-name="T10">Lvl4: </text:span><text:span text:style-name="T11">Restore X endurance</text:span><text:span text:style-name="T10">, </text:span><text:span text:style-name="T11">30</text:span><text:span text:style-name="T10">% </text:span><text:span text:style-name="T11">extra if under 45% endurance</text:span></text:p>
      <text:p text:style-name="P331" loext:marker-style-name="T10"><text:span text:style-name="T10">Lvl5: </text:span><text:span text:style-name="T11">Restore X endurance</text:span><text:span text:style-name="T10">, </text:span><text:span text:style-name="T11">30</text:span><text:span text:style-name="T10">% </text:span><text:span text:style-name="T11">extra if under 50% endurance</text:span></text:p>
      <text:p text:style-name="P6"/>
      <text:p text:style-name="P7">Restoration (<text:span text:style-name="T32">divine)</text:span></text:p>
      <text:p text:style-name="P331" loext:marker-style-name="T10"><text:span text:style-name="T10">Lvl1: </text:span><text:span text:style-name="T11">Removes 1 affliction from </text:span><text:span text:style-name="T4">Bleed, Burn, Poison or Blind</text:span><text:span text:style-name="T10"><text:line-break/>Lvl2: </text:span><text:span text:style-name="T11">Removes 2 afflictions from </text:span><text:span text:style-name="T4">Bleed, Burn, Poison or Blind</text:span></text:p>
      <text:p text:style-name="P331" loext:marker-style-name="T10"><text:span text:style-name="T10">Lvl3: </text:span><text:span text:style-name="T11">Removes 3 afflictions</text:span></text:p>
      <text:p text:style-name="P331" loext:marker-style-name="T10"><text:span text:style-name="T10">Lvl4: </text:span><text:span text:style-name="T11">Removes 4 afflictions</text:span></text:p>
      <text:p text:style-name="P331" loext:marker-style-name="T10"><text:span text:style-name="T10">Lvl5: </text:span><text:span text:style-name="T11">Removes all afflictions</text:span></text:p>
      <text:p text:style-name="P6"/>
      <text:p text:style-name="P7">Regrowth (<text:span text:style-name="T32">nature)<text:line-break/></text:span><text:span text:style-name="T26">Lvl1: Restore 10% of missing endurance<text:line-break/>Lvl2: Restore 12% of missing endurance</text:span></text:p>
      <text:p text:style-name="P9"><text:span text:style-name="T10">Lvl3: </text:span><text:span text:style-name="T11">Restore 14% of missing endurance plus 2% of maximum endurance</text:span></text:p>
      <text:p text:style-name="P9"><text:soft-page-break/><text:span text:style-name="T10">Lvl4: </text:span><text:span text:style-name="T11">Restore 16% of missing endurance plus 3% of maximum endurance</text:span></text:p>
      <text:p text:style-name="P15">Lvl5: Restore 18% of missing endurance plus 4% of maximum endurance</text:p>
      <text:p text:style-name="P1"><text:span text:style-name="T39"/></text:p>
      <text:p text:style-name="P7">Recreate Organs <text:s/>(<text:span text:style-name="T32">eldritch)<text:line-break/></text:span><text:span text:style-name="T26">Lvl1: Recover X endurance. Start bleeding for 75% of healed amount<text:line-break/>Lvl2: Recover X endurance. Start bleeding for 75% of healed amount</text:span></text:p>
      <text:p text:style-name="P9"><text:span text:style-name="T10">Lvl3: </text:span><text:span text:style-name="T11">Recover X endurance. Start bleeding for 75% of healed amount</text:span></text:p>
      <text:p text:style-name="P9"><text:span text:style-name="T10">Lvl4:</text:span><text:span text:style-name="T11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52">rituals:<text:line-break/><text:line-break/></text:span><text:span text:style-name="T35">Hallowed Ground (</text:span><text:span text:style-name="T53">divine)</text:span></text:p>
      <text:p text:style-name="P332" loext:marker-style-name="T10"><text:span text:style-name="T10">Lvl1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15% of its max endurance as damage</text:span><text:span text:style-name="T10">. Misshap: </text:span><text:span text:style-name="T12">Summon weak undead</text:span><text:span text:style-name="T10"><text:line-break/>Lvl2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30% of its max endurance as damage</text:span><text:span text:style-name="T10">. Misshap: </text:span><text:span text:style-name="T12">Summon weak undead</text:span><text:span text:style-name="T10"><text:line-break/>Lvl3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45% of its max endurance as damage and is stunned</text:span><text:span text:style-name="T10">. Misshap: </text:span><text:span text:style-name="T12">Summon weak undead</text:span><text:span text:style-name="T10"><text:line-break/>Lvl4: <text:s/>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60% of its max endurance as damage and is stunned</text:span><text:span text:style-name="T10">. Misshap: </text:span><text:span text:style-name="T12">Summon weak undead</text:span></text:p>
      <text:p text:style-name="P332" loext:marker-style-name="T1"><text:span text:style-name="T10">Lvl5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dies</text:span><text:span text:style-name="T10">. Misshap: </text:span><text:span text:style-name="T12">Summon weak undead</text:span><text:span text:style-name="T10"><text:line-break/></text:span></text:p>
      <text:p text:style-name="P340" loext:marker-style-name="T1"><text:span text:style-name="T10">Regen</text:span><text:span text:style-name="T14">e</text:span><text:span text:style-name="T10">rate (</text:span><text:span text:style-name="T3">divine)</text:span></text:p>
      <text:p text:style-name="P332" loext:marker-style-name="T10"><text:span text:style-name="T10">Lvl1: </text:span><text:span text:style-name="T12">Recover 4 endurance per hour</text:span><text:span text:style-name="T10">. </text:span><text:span text:style-name="T12">Lasts 4 hours.</text:span><text:span text:style-name="T10"> Misshap: </text:span><text:span text:style-name="T12">Worsen an afflicted limb</text:span><text:span text:style-name="T10"><text:line-break/>Lvl2: </text:span><text:span text:style-name="T12">Recover 4 endurance per hour. Lasts 6 hours. Misshap: Worsen an afflicted limb</text:span><text:span text:style-name="T10"><text:line-break/>Lvl3: </text:span><text:span text:style-name="T12">Recover 5 endurance per hour. Lasts 8 hours. Misshap: Worsen an afflicted limb</text:span><text:span text:style-name="T10"><text:line-break/>Lvl4: </text:span><text:span text:style-name="T12">Recover 6 endurance per hour. Lasts 8 hours. Misshap: Worsen an afflicted limb</text:span></text:p>
      <text:p text:style-name="P332" loext:marker-style-name="T1"><text:span text:style-name="T10">Lvl5:</text:span><text:span text:style-name="T12"> Recover 7 endurance per hour. Lasts 8 hours. Misshap: Worsen an afflicted limb</text:span></text:p>
      <text:p text:style-name="P332" loext:marker-style-name="T1"><text:span text:style-name="T12"/></text:p>
      <text:p text:style-name="P340" loext:marker-style-name="T1"><text:span text:style-name="T10">Safe Refuge (</text:span><text:span text:style-name="T3">nature)</text:span></text:p>
      <text:p text:style-name="P332" loext:marker-style-name="T10"><text:span text:style-name="T10">Lvl1: </text:span><text:span text:style-name="T12">Resting is 20% more effective.</text:span><text:span text:style-name="T10"> Misshap: </text:span><text:span text:style-name="T12">Resting is 10% less effective</text:span><text:span text:style-name="T10"><text:line-break/>Lvl2: </text:span><text:span text:style-name="T12">Resting is 25% more effective. Misshap: Resting is 10% less effective</text:span><text:span text:style-name="T10"><text:line-break/>Lvl3: </text:span><text:span text:style-name="T12">Resting is 30% more effective and body parts can’t worsen. Misshap: Resting is 10% less effective</text:span><text:span text:style-name="T10"><text:line-break/>Lvl4:</text:span><text:span text:style-name="T12"> Resting is 35% more effective and body parts can’t worsen. Misshap: Resting is 10% less effective</text:span></text:p>
      <text:p text:style-name="P332" loext:marker-style-name="T1"><text:span text:style-name="T10">Lvl5:</text:span><text:span text:style-name="T12"> Resting is 40% more effective and body parts can’t worsen. Misshap: Resting is 10% less effective</text:span></text:p>
      <text:p text:style-name="P332" loext:marker-style-name="T1"><text:span text:style-name="T12"/></text:p>
      <text:p text:style-name="P341" loext:marker-style-name="T1"><text:span text:style-name="T12">R</text:span><text:span text:style-name="T10">ecreate Limbs (</text:span><text:span text:style-name="T3">eldritch)</text:span></text:p>
      <text:p text:style-name="P333" loext:marker-style-name="T10"><text:span text:style-name="T10">Lvl1: </text:span><text:span text:style-name="T13">Nothing happens</text:span><text:span text:style-name="T12">.</text:span><text:span text:style-name="T10"> Misshap: </text:span><text:span text:style-name="T13">Recover a destroyed limb as a </text:span><text:span text:style-name="T5">misshapen one</text:span><text:span text:style-name="T10"><text:line-break/>Lvl2: </text:span><text:span text:style-name="T13">Nothing happens</text:span><text:span text:style-name="T12">. Misshap: </text:span><text:span text:style-name="T13">Recover a destroyed limb as a </text:span><text:span text:style-name="T5">misshapen one</text:span><text:span text:style-name="T10"><text:line-break/>Lvl3: </text:span><text:span text:style-name="T13">Recover a destroyed limb.</text:span><text:span text:style-name="T12"> Misshap: </text:span><text:span text:style-name="T13">Recover a destroyed limb as a </text:span><text:span text:style-name="T5">misshapen one</text:span><text:span text:style-name="T10"><text:line-break/>Lvl4:</text:span><text:span text:style-name="T12"> </text:span><text:span text:style-name="T13">Recover up to 2 destroyed limbs.</text:span><text:span text:style-name="T12"> Misshap: </text:span><text:span text:style-name="T13">Recover a destroyed limb as a </text:span><text:span text:style-name="T5">misshapen one</text:span></text:p>
      <text:p text:style-name="P333" loext:marker-style-name="T1"><text:span text:style-name="T12">Lvl5: </text:span><text:span text:style-name="T13">Recover all destroyed limbs.</text:span><text:span text:style-name="T12"> Misshap: </text:span><text:span text:style-name="T13">Recover a destroyed limb as a </text:span><text:span text:style-name="T5">misshapen one</text:span></text:p>
      <text:p text:style-name="P333" loext:marker-style-name="T1"><text:span text:style-name="T12"/></text:p>
      <text:p text:style-name="P10"><text:span text:style-name="T42">Psionic </text:span><text:span text:style-name="T43">spells</text:span><text:span text:style-name="T41">:</text:span><text:span text:style-name="T39"><text:line-break/></text:span><text:soft-page-break/></text:p>
      <text:p text:style-name="P10"><text:span text:style-name="T15">Mind Needle</text:span><text:span text:style-name="T10"> (</text:span><text:span text:style-name="T6">arcane</text:span><text:span text:style-name="T2">)</text:span></text:p>
      <text:p text:style-name="P334" loext:marker-style-name="T10"><text:span text:style-name="T10">Lvl1: </text:span><text:span text:style-name="T15">Deal X damage of the type the enemy is more vulnerable </text:span><text:span text:style-name="T10"><text:line-break/>Lvl2: </text:span><text:span text:style-name="T15">Deal X damage of the type the enemy is more vulnerable </text:span></text:p>
      <text:p text:style-name="P334" loext:marker-style-name="T10"><text:span text:style-name="T10">Lvl3: </text:span><text:span text:style-name="T15">Deal X damage of the type the enemy is more vulnerable and reduce their resistance to it by 5%</text:span></text:p>
      <text:p text:style-name="P334" loext:marker-style-name="T10"><text:span text:style-name="T10">Lvl4: </text:span><text:span text:style-name="T15">Deal X damage of the type the enemy is more vulnerable and reduce their resistance to it by 8%</text:span></text:p>
      <text:p text:style-name="P10"><text:span text:style-name="T10">Lvl5: </text:span><text:span text:style-name="T15">Deal X damage of the type the enemy is more vulnerable and reduce their resistance to it by 10%</text:span></text:p>
      <text:p text:style-name="P10"><text:span text:style-name="T39"/></text:p>
      <text:p text:style-name="P12"><text:span text:style-name="T39">Incapacitate (</text:span><text:span text:style-name="T46">arcane)</text:span></text:p>
      <text:p text:style-name="P334" loext:marker-style-name="T10"><text:span text:style-name="T10">Lvl1: </text:span><text:span text:style-name="T15">Set a random affliction from Blind, Silence, Clumsy, Overcharge or Restrain </text:span><text:span text:style-name="T10"><text:line-break/>Lvl2: </text:span><text:span text:style-name="T15">Set a random affliction from Blind, Silence, Clumsy, Overcharge, Restrain or Stun</text:span></text:p>
      <text:p text:style-name="P334" loext:marker-style-name="T10"><text:span text:style-name="T10">Lvl3: </text:span><text:span text:style-name="T15">Set 2 random afflictions from Blind, Silence, Clumsy, Overcharge, Restrain or Stun</text:span></text:p>
      <text:p text:style-name="P334" loext:marker-style-name="T10"><text:span text:style-name="T10">Lvl4: </text:span><text:span text:style-name="T15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15"/></text:p>
      <text:p text:style-name="P10"><text:span text:style-name="T15">Dominate</text:span><text:span text:style-name="T10"> (</text:span><text:span text:style-name="T6">eldritch</text:span><text:span text:style-name="T2">)</text:span></text:p>
      <text:p text:style-name="P334" loext:marker-style-name="T10"><text:span text:style-name="T10">Lvl1: </text:span><text:span text:style-name="T15">Use the last spell or skill your enemy used against them</text:span><text:span text:style-name="T10"><text:line-break/>Lvl2: </text:span><text:span text:style-name="T15">Use the last spell or skill your enemy used against them, 5% chance to seal it</text:span></text:p>
      <text:p text:style-name="P334" loext:marker-style-name="T10"><text:span text:style-name="T10">Lvl3: </text:span><text:span text:style-name="T15">Use the last spell or skill your enemy used against them, 20% chance to seal it</text:span></text:p>
      <text:p text:style-name="P334" loext:marker-style-name="T10"><text:span text:style-name="T10">Lvl4: </text:span><text:span text:style-name="T15">Use the last spell or skill your enemy used against them, 30% chance to seal it</text:span></text:p>
      <text:p text:style-name="P10"><text:span text:style-name="T10">Lvl5: </text:span><text:span text:style-name="T15">Use the last spell or skill your enemy used against them, 40% chance to seal it</text:span></text:p>
      <text:p text:style-name="P10"><text:span text:style-name="T39"/></text:p>
      <text:p text:style-name="P12"><text:span text:style-name="T39">Ravage mind (</text:span><text:span text:style-name="T46">eldritch)<text:line-break/></text:span><text:span text:style-name="T39">Lvl1: </text:span><text:span text:style-name="T48">Deal X damage. If the enemy attacks next turn, they take 10% of the damage dealt back as thorns</text:span></text:p>
      <text:p text:style-name="P11"><text:span text:style-name="T40">Lvl</text:span><text:span text:style-name="T48">2</text:span><text:span text:style-name="T40">: </text:span><text:span text:style-name="T48">Deal X damage. If the enemy attacks next turn, they take 10% of the damage dealt back as thorns</text:span></text:p>
      <text:p text:style-name="P11"><text:span text:style-name="T40">Lvl</text:span><text:span text:style-name="T48">3</text:span><text:span text:style-name="T40">: </text:span><text:span text:style-name="T48">Deal X damage. If the enemy attacks next turn, they take 15% of the damage dealt back as thorns</text:span></text:p>
      <text:p text:style-name="P11"><text:span text:style-name="T40">Lvl</text:span><text:span text:style-name="T48">4</text:span><text:span text:style-name="T40">: </text:span><text:span text:style-name="T48">Deal X damage. If the enemy attacks next turn, they take 20% of the damage dealt back as thorns</text:span></text:p>
      <text:p text:style-name="P11"><text:span text:style-name="T40">Lvl</text:span><text:span text:style-name="T48">5</text:span><text:span text:style-name="T40">: </text:span><text:span text:style-name="T48">Deal X damage. If the enemy attacks next turn, they take 25% of the damage dealt back as thorns</text:span></text:p>
      <text:p text:style-name="P11"><text:span text:style-name="T48"/></text:p>
      <text:p text:style-name="P11"><text:span text:style-name="T42">Psionic </text:span><text:span text:style-name="T43">rituals:</text:span></text:p>
      <text:p text:style-name="P11"><text:span text:style-name="T43"/></text:p>
      <text:p text:style-name="P5"><text:span text:style-name="T36">Mirror Image</text:span><text:span text:style-name="T35"> (</text:span><text:span text:style-name="T54">arcane</text:span><text:span text:style-name="T53">)</text:span></text:p>
      <text:p text:style-name="P21" loext:marker-style-name="T10"><text:span text:style-name="T10">Lvl1: </text:span><text:span text:style-name="T16">Create illusions of you to confuse attackers</text:span><text:span text:style-name="T10">. </text:span><text:span text:style-name="T16">The next attack that hits you misses. Lasts 8 hours.</text:span><text:span text:style-name="T10"> Misshap: </text:span><text:span text:style-name="T16">Take X damage</text:span><text:span text:style-name="T10"><text:line-break/>Lvl2: </text:span><text:span text:style-name="T16">Create illusions of you to confuse attackers. The next attack that hits you misses. Lasts 12 hours. Misshap: Take X damage</text:span><text:span text:style-name="T10"><text:line-break/>Lvl3: </text:span><text:span text:style-name="T16">Create illusions of you to confuse attackers. The next two attacks that hit you miss. Lasts 12 hours. Misshap: Take X damage</text:span><text:span text:style-name="T10"><text:line-break/>Lvl4: </text:span><text:span text:style-name="T16">Create illusions of you to confuse attackers. The next three attacks that hit you miss. Lasts 12 hours. Misshap: Take X damage</text:span></text:p>
      <text:p text:style-name="P21" loext:marker-style-name="T1"><text:span text:style-name="T10">Lvl5: </text:span><text:span text:style-name="T12"><text:s/></text:span><text:span text:style-name="T16">Create illusions of you to confuse attackers. The next four attacks that hit you miss. Lasts 12 hours. Misshap: Take X damage</text:span></text:p>
      <text:p text:style-name="P11"><text:span text:style-name="T48"/></text:p>
      <text:p text:style-name="P5"><text:soft-page-break/><text:span text:style-name="T36">Conceal</text:span><text:span text:style-name="T35"> (</text:span><text:span text:style-name="T54">arcane</text:span><text:span text:style-name="T53">)</text:span></text:p>
      <text:p text:style-name="P21" loext:marker-style-name="T10"><text:span text:style-name="T10">Lvl1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3</text:span><text:span text:style-name="T10"> hours. Misshap: Call enemy to your location<text:line-break/>Lvl2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4</text:span><text:span text:style-name="T10"> hours. Misshap: Call enemy to your location<text:line-break/>Lvl3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5</text:span><text:span text:style-name="T10"> hours. Misshap: Call enemy to your location<text:line-break/>Lvl4: <text:s/>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6</text:span><text:span text:style-name="T10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21"><text:span text:style-name="T28"/></text:p>
      <text:p text:style-name="P28"><text:span text:style-name="T27">Face of Horror (</text:span><text:span text:style-name="T8">Eldritch</text:span><text:span text:style-name="T27">)</text:span></text:p>
      <text:p text:style-name="P21" loext:marker-style-name="T10"><text:span text:style-name="T10">Lvl1: </text:span><text:span text:style-name="T16">Transform your face into a hideous form</text:span><text:span text:style-name="T10">. </text:span><text:span text:style-name="T16">Enemies that attack you have a 30% chance of being blinded.</text:span><text:span text:style-name="T10"> Misshap: </text:span><text:span text:style-name="T16">Blind yourself</text:span><text:span text:style-name="T10"><text:line-break/>Lvl2: </text:span><text:span text:style-name="T16">Transform your face into a hideous form</text:span><text:span text:style-name="T10">. </text:span><text:span text:style-name="T16">Enemies that attack you have a 35% chance of being blinded.</text:span><text:span text:style-name="T10"> Misshap: </text:span><text:span text:style-name="T16">Blind yourself</text:span><text:span text:style-name="T10"><text:line-break/>Lvl3: </text:span><text:span text:style-name="T16">Transform your face into a hideous form</text:span><text:span text:style-name="T10">. </text:span><text:span text:style-name="T16">Enemies that attack you have a 40% chance of being blinded and neutralized.</text:span><text:span text:style-name="T10"> Misshap: </text:span><text:span text:style-name="T16">Blind yourself</text:span><text:span text:style-name="T10"><text:line-break/>Lvl</text:span><text:span text:style-name="T17">4</text:span><text:span text:style-name="T10">: </text:span><text:span text:style-name="T16">Transform your face into a hideous form</text:span><text:span text:style-name="T10">. </text:span><text:span text:style-name="T16">Enemies that attack you have a 45% chance of being blinded and neutralized.</text:span><text:span text:style-name="T10"> Misshap: </text:span><text:span text:style-name="T16">Blind yourself</text:span></text:p>
      <text:p text:style-name="P21" loext:marker-style-name="T10"><text:span text:style-name="T28">Lvl</text:span><text:span text:style-name="T29">5</text:span><text:span text:style-name="T28">: Transform your face into a hideous form. Enemies that attack you have a </text:span><text:span text:style-name="T29">5</text:span><text:span text:style-name="T28">0% chance of being blinded and neutralized. Misshap: Blind yourself</text:span></text:p>
      <text:p text:style-name="P21"><text:span text:style-name="T28"/></text:p>
      <text:p text:style-name="P29"><text:span text:style-name="T29">From Beyond</text:span><text:span text:style-name="T27"> (</text:span><text:span text:style-name="T8">Eldritch</text:span><text:span text:style-name="T27">)</text:span></text:p>
      <text:p text:style-name="P336" loext:marker-style-name="T10"><text:span text:style-name="T10">Lvl1: </text:span><text:span text:style-name="T17">Permanently modify yourself in unknowable ways (Can increase or reduce ANY stat permanently. At higher levels, the odds and amount of good results increase)</text:span><text:span text:style-name="T10"><text:line-break/></text:span></text:p>
      <text:p text:style-name="P21"><text:span text:style-name="T28"/></text:p>
      <text:p text:style-name="P21"><text:span text:style-name="T49"><text:line-break/></text:span><text:span text:style-name="T44">Transmutation </text:span><text:span text:style-name="T45">spells</text:span><text:span text:style-name="T44">:</text:span></text:p>
      <text:p text:style-name="P21"><text:span text:style-name="T44"/></text:p>
      <text:p text:style-name="P32"><text:span text:style-name="T44"/></text:p>
      <text:p text:style-name="P13"><text:span text:style-name="T51">Explosive armor</text:span><text:span text:style-name="T50"> (</text:span><text:span text:style-name="T47">arcane</text:span><text:span text:style-name="T50">)<text:line-break/>Lvl1: </text:span><text:span text:style-name="T51">Deal X damage plus 3% extra per every point of armor you have</text:span></text:p>
      <text:p text:style-name="P13"><text:span text:style-name="T50">Lvl</text:span><text:span text:style-name="T51">2</text:span><text:span text:style-name="T50">: </text:span><text:span text:style-name="T51">Deal X damage plus 3% extra per every point of armor you have</text:span></text:p>
      <text:p text:style-name="P13"><text:span text:style-name="T50">Lvl</text:span><text:span text:style-name="T51">3</text:span><text:span text:style-name="T50">: </text:span><text:span text:style-name="T51">Deal X damage plus 4% extra per every point of armor you have</text:span></text:p>
      <text:p text:style-name="P13"><text:span text:style-name="T50">Lvl</text:span><text:span text:style-name="T51">4</text:span><text:span text:style-name="T50">: </text:span><text:span text:style-name="T51">Deal X damage plus 5% extra per every point of armor you have</text:span></text:p>
      <text:p text:style-name="P13"><text:span text:style-name="T50">Lvl</text:span><text:span text:style-name="T51">5</text:span><text:span text:style-name="T50">: </text:span><text:span text:style-name="T51">Deal X damage plus 6% extra per every point of armor you have</text:span></text:p>
      <text:p text:style-name="P13"><text:span text:style-name="T45"/></text:p>
      <text:p text:style-name="P13"><text:span text:style-name="T45"/></text:p>
      <text:p text:style-name="P13"><text:span text:style-name="T51">Acid Blood</text:span><text:span text:style-name="T50"> (</text:span><text:span text:style-name="T47">infernal</text:span><text:span text:style-name="T50">)<text:line-break/>Lvl1: </text:span><text:span text:style-name="T48">Deal X damage </text:span><text:span text:style-name="T51">with a 40% chance to poison</text:span></text:p>
      <text:p text:style-name="P13"><text:span text:style-name="T50">Lvl</text:span><text:span text:style-name="T51">2</text:span><text:span text:style-name="T50">: </text:span><text:span text:style-name="T48">Deal X damage </text:span><text:span text:style-name="T51">with a 40% chance to poison</text:span></text:p>
      <text:p text:style-name="P13"><text:span text:style-name="T50">Lvl</text:span><text:span text:style-name="T51">3</text:span><text:span text:style-name="T50">: </text:span><text:span text:style-name="T48">Deal X damage </text:span><text:span text:style-name="T51">with a 45% chance to poison</text:span></text:p>
      <text:p text:style-name="P13"><text:span text:style-name="T50">Lvl</text:span><text:span text:style-name="T51">4</text:span><text:span text:style-name="T50">: </text:span><text:span text:style-name="T48">Deal X damage </text:span><text:span text:style-name="T51">with a 50% chance to poison</text:span></text:p>
      <text:p text:style-name="P13"><text:span text:style-name="T50">Lvl</text:span><text:span text:style-name="T51">5</text:span><text:span text:style-name="T50">: </text:span><text:span text:style-name="T48">Deal X damage </text:span><text:span text:style-name="T51">with a 55% chance to poison</text:span></text:p>
      <text:p text:style-name="P13"><text:span text:style-name="T51"/></text:p>
      <text:p text:style-name="P13"><text:span text:style-name="T51"/></text:p>
      <text:p text:style-name="P14"><text:soft-page-break/><text:span text:style-name="T39">Metamorph (</text:span><text:span text:style-name="T46">eldritch)<text:line-break/></text:span><text:span text:style-name="T39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39"/></text:p>
      <text:p text:style-name="P14"><text:span text:style-name="T39"/></text:p>
      <text:p text:style-name="P22"><text:span text:style-name="T44">Transmutation </text:span><text:span text:style-name="T45">rituals</text:span><text:span text:style-name="T44">:</text:span></text:p>
      <text:p text:style-name="P22"><text:span text:style-name="T44"/></text:p>
      <text:p text:style-name="P30"><text:span text:style-name="T30">Transmute</text:span><text:span text:style-name="T27"> (</text:span><text:span text:style-name="T9">arcane</text:span><text:span text:style-name="T27">)</text:span></text:p>
      <text:p text:style-name="P337" loext:marker-style-name="T10"><text:span text:style-name="T10">Lvl1: </text:span><text:span text:style-name="T18">Convert an item into gold equal to its value</text:span><text:span text:style-name="T16">.</text:span><text:span text:style-name="T10"> Misshap: </text:span><text:span text:style-name="T18">Into lead instead</text:span><text:span text:style-name="T10"><text:line-break/>Lvl2: </text:span><text:span text:style-name="T18">Convert an item into gold equal to 105% of its value</text:span><text:span text:style-name="T16">.</text:span><text:span text:style-name="T18"> Misshap: Into lead instead</text:span><text:span text:style-name="T10"><text:line-break/>Lvl3: </text:span><text:span text:style-name="T18">Convert an item into gold equal to 110% of its value</text:span><text:span text:style-name="T16">.</text:span><text:span text:style-name="T18"> Misshap: Into lead instead</text:span><text:span text:style-name="T10"><text:line-break/>Lvl</text:span><text:span text:style-name="T17">4</text:span><text:span text:style-name="T10">: </text:span><text:span text:style-name="T19">C</text:span><text:span text:style-name="T18">onvert an item into gold equal to 11</text:span><text:span text:style-name="T19">5</text:span><text:span text:style-name="T18">% of its value</text:span><text:span text:style-name="T16">.</text:span><text:span text:style-name="T18"> Misshap: Into lead instead</text:span></text:p>
      <text:p text:style-name="P337" loext:marker-style-name="T10"><text:span text:style-name="T28">Lvl</text:span><text:span text:style-name="T29">5</text:span><text:span text:style-name="T28">: </text:span><text:span text:style-name="T31">C</text:span><text:span text:style-name="T30">onvert an item into gold equal to 1</text:span><text:span text:style-name="T31">2</text:span><text:span text:style-name="T30">0% of its value</text:span><text:span text:style-name="T28">.</text:span><text:span text:style-name="T30"> Misshap: Into lead instead</text:span></text:p>
      <text:p text:style-name="P22"><text:span text:style-name="T44"/></text:p>
      <text:p text:style-name="P30"><text:span text:style-name="T30">Chameleon Skin</text:span><text:span text:style-name="T27"> (</text:span><text:span text:style-name="T9">nature</text:span><text:span text:style-name="T27">)</text:span></text:p>
      <text:p text:style-name="P22" loext:marker-style-name="T10"><text:span text:style-name="T10">Lvl1: </text:span><text:span text:style-name="T18">Gain 10% resistance to all elements</text:span><text:span text:style-name="T16">.</text:span><text:span text:style-name="T10"> Misshap: </text:span><text:span text:style-name="T18">Lose it instead</text:span><text:span text:style-name="T10"><text:line-break/>Lvl2: </text:span><text:span text:style-name="T18">Gain 15% resistance to all elements</text:span><text:span text:style-name="T16">. Misshap: </text:span><text:span text:style-name="T18">Lose it instead</text:span><text:span text:style-name="T10"><text:line-break/>Lvl3: </text:span><text:span text:style-name="T18">Gain 20% resistance to all elements</text:span><text:span text:style-name="T16">. Misshap: </text:span><text:span text:style-name="T18">Lose it instead</text:span><text:span text:style-name="T10"><text:line-break/>Lvl</text:span><text:span text:style-name="T17">4</text:span><text:span text:style-name="T10">: </text:span><text:span text:style-name="T18">Gain 25% resistance to all elements</text:span><text:span text:style-name="T16">. Misshap: </text:span><text:span text:style-name="T18">Lose it instead</text:span></text:p>
      <text:p text:style-name="P22" loext:marker-style-name="T10"><text:span text:style-name="T28">Lvl</text:span><text:span text:style-name="T29">5</text:span><text:span text:style-name="T28">: </text:span><text:span text:style-name="T30">Gain 30% resistance to all elements</text:span><text:span text:style-name="T28">. Misshap: </text:span><text:span text:style-name="T30">Lose it instead</text:span></text:p>
      <text:p text:style-name="P22" loext:marker-style-name="T10"><text:span text:style-name="T30"/></text:p>
      <text:p text:style-name="P337" loext:marker-style-name="T2"><text:span text:style-name="T19">Crystal</text:span><text:span text:style-name="T10"> Aegis (</text:span><text:span text:style-name="T2">arcane)</text:span></text:p>
      <text:p text:style-name="P337" loext:marker-style-name="T10"><text:span text:style-name="T10">Lvl1: Cover yourself with </text:span><text:span text:style-name="T19">hard brittle crystal that reduces the next instance of damage you take by 20</text:span><text:span text:style-name="T10">. Only one aegis can be active at a time. Lasts until the next rest. Mishap: Reduce your armor</text:span></text:p>
      <text:p text:style-name="P337" loext:marker-style-name="T10"><text:span text:style-name="T10">Lvl</text:span><text:span text:style-name="T20">2</text:span><text:span text:style-name="T10">: Cover yourself with </text:span><text:span text:style-name="T19">hard brittle crystal that reduces the next instance of damage you take by 23</text:span><text:span text:style-name="T10">. Only one aegis can be active at a time. Lasts until the next rest. Mishap: Reduce your armor</text:span></text:p>
      <text:p text:style-name="P337" loext:marker-style-name="T10"><text:span text:style-name="T10">Lvl3: Cover yourself with </text:span><text:span text:style-name="T19">hard brittle crystal that reduces the next 2 instances of damage you take by 25</text:span><text:span text:style-name="T10">. Only one aegis can be active at a time. Lasts until the next rest. Mishap: Reduce your armor</text:span></text:p>
      <text:p text:style-name="P337" loext:marker-style-name="T10"><text:span text:style-name="T10">Lvl4: Cover yourself with </text:span><text:span text:style-name="T19">hard brittle crystal that reduces the next 3 instances of damage you take by 28</text:span><text:span text:style-name="T10">. Only one aegis can be active at a time. Lasts until the next rest. Mishap: Reduce your armor</text:span></text:p>
      <text:p text:style-name="P337" loext:marker-style-name="T2"><text:span text:style-name="T30">Lvl5: Cover yourself with </text:span><text:span text:style-name="T31">hard brittle crystal that reduces the next 4 instances of damage you take by 30</text:span><text:span text:style-name="T30">. Only one aegis can be active at a time. Lasts until the next rest. Mishap: Reduce your armor</text:span></text:p>
      <text:p text:style-name="P337" loext:marker-style-name="T2"><text:span text:style-name="T30"/></text:p>
      <text:p text:style-name="P337" loext:marker-style-name="T2"><text:span text:style-name="T30"/></text:p>
      <text:p text:style-name="P31"><text:span text:style-name="T31">Reforge</text:span><text:span text:style-name="T27"> (</text:span><text:span text:style-name="T9">arcane</text:span><text:span text:style-name="T27">)</text:span></text:p>
      <text:p text:style-name="P337" loext:marker-style-name="T10"><text:span text:style-name="T10">Lvl1: </text:span><text:span text:style-name="T18">Convert an item’</text:span><text:span text:style-name="T19">s</text:span><text:span text:style-name="T18"> </text:span><text:span text:style-name="T19">base type into a different one of the same family. 20% chance of removing enchantments</text:span><text:span text:style-name="T16">.</text:span><text:span text:style-name="T10"> Misshap: </text:span><text:span text:style-name="T19">Destroy it instead</text:span><text:span text:style-name="T10"><text:line-break/>Lvl2: </text:span><text:span text:style-name="T18">Convert an item’</text:span><text:span text:style-name="T19">s</text:span><text:span text:style-name="T18"> </text:span><text:span text:style-name="T19">base type into a different one of the same family. 15% chance of removing enchantments</text:span><text:span text:style-name="T16">.</text:span><text:span text:style-name="T18"> Misshap: </text:span><text:span text:style-name="T19">Destroy it instead</text:span><text:span text:style-name="T10"><text:line-break/>Lvl3: </text:span><text:span text:style-name="T18">Convert an item’</text:span><text:span text:style-name="T19">s</text:span><text:span text:style-name="T18"> </text:span><text:span text:style-name="T19">base type into a different one of the same family. 10% chance of removing enchantments</text:span><text:span text:style-name="T16">.</text:span><text:span text:style-name="T18"> Misshap: </text:span><text:span text:style-name="T19">Destroy it instead</text:span><text:span text:style-name="T10"><text:line-break/>Lvl</text:span><text:span text:style-name="T17">4</text:span><text:span text:style-name="T10">: </text:span><text:span text:style-name="T18"><text:s/>Convert an item’</text:span><text:span text:style-name="T19">s</text:span><text:span text:style-name="T18"> </text:span><text:span text:style-name="T19">base type into a different one of the same family. 5% chance of removing </text:span><text:soft-page-break/><text:span text:style-name="T19">enchantments</text:span><text:span text:style-name="T16">.</text:span><text:span text:style-name="T18"> Misshap: </text:span><text:span text:style-name="T19">Destroy it instead</text:span></text:p>
      <text:p text:style-name="P337" loext:marker-style-name="T10"><text:span text:style-name="T28">Lvl</text:span><text:span text:style-name="T29">5</text:span><text:span text:style-name="T28">: </text:span><text:span text:style-name="T30"><text:s/>Convert an item’</text:span><text:span text:style-name="T31">s</text:span><text:span text:style-name="T30"> </text:span><text:span text:style-name="T31">base type into a different one of the same family.</text:span><text:span text:style-name="T30"> Misshap: </text:span><text:span text:style-name="T31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9T17:47:53.790000000</dc:date>
    <meta:editing-duration>PT3H58M11S</meta:editing-duration>
    <meta:editing-cycles>14</meta:editing-cycles>
    <meta:generator>LibreOffice/24.2.2.2$Windows_X86_64 LibreOffice_project/d56cc158d8a96260b836f100ef4b4ef25d6f1a01</meta:generator>
    <meta:document-statistic meta:table-count="0" meta:image-count="0" meta:object-count="0" meta:page-count="46" meta:paragraph-count="1378" meta:word-count="13894" meta:character-count="79368" meta:non-whitespace-character-count="66771"/>
  </office:meta>
</office:document-meta>
</file>